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3.0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>
            <text:p>Mesure effectuée le 31/03/2014 à 15:27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45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45">
            <text:p>0,4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023529">
            <text:p>-0,023529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023529">
            <text:p>-0,02352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0.045588">
            <text:p>-0,045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000625">
            <text:p>0,000625</text:p>
          </table:table-cell>
          <table:table-cell office:value-type="float" office:value="-0.045588">
            <text:p>-0,045588</text:p>
          </table:table-cell>
          <table:table-cell table:number-columns-repeated="1019"/>
        </table:table-row>
        <table:table-row table:style-name="ro1">
          <table:table-cell office:value-type="float" office:value="-1.388073">
            <text:p>-1,388073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-0.000625">
            <text:p>-0,000625</text:p>
          </table:table-cell>
          <table:table-cell office:value-type="float" office:value="-0.066176">
            <text:p>-0,066176</text:p>
          </table:table-cell>
          <table:table-cell table:number-columns-repeated="1019"/>
        </table:table-row>
        <table:table-row table:style-name="ro1">
          <table:table-cell office:value-type="float" office:value="-1.388073">
            <text:p>-1,388073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-0.000625">
            <text:p>-0,000625</text:p>
          </table:table-cell>
          <table:table-cell office:value-type="float" office:value="-0.066176">
            <text:p>-0,066176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089706">
            <text:p>-0,089706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0.089706">
            <text:p>-0,089706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0.109118">
            <text:p>-0,109118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0.109118">
            <text:p>-0,10911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0.128824">
            <text:p>-0,12882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0.128824">
            <text:p>-0,12882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0.148235">
            <text:p>-0,148235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0.148235">
            <text:p>-0,148235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0.167059">
            <text:p>-0,16705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0.167059">
            <text:p>-0,16705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0.187647">
            <text:p>-0,187647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3">
            <text:p>-0,003193</text:p>
          </table:table-cell>
          <table:table-cell office:value-type="float" office:value="0.000625">
            <text:p>0,000625</text:p>
          </table:table-cell>
          <table:table-cell office:value-type="float" office:value="-0.187647">
            <text:p>-0,187647</text:p>
          </table:table-cell>
          <table:table-cell table:number-columns-repeated="1019"/>
        </table:table-row>
        <table:table-row table:style-name="ro1">
          <table:table-cell office:value-type="float" office:value="5.552294">
            <text:p>5,552294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002499">
            <text:p>0,002499</text:p>
          </table:table-cell>
          <table:table-cell office:value-type="float" office:value="-0.207353">
            <text:p>-0,207353</text:p>
          </table:table-cell>
          <table:table-cell table:number-columns-repeated="1019"/>
        </table:table-row>
        <table:table-row table:style-name="ro1">
          <table:table-cell office:value-type="float" office:value="5.552294">
            <text:p>5,55229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0.207353">
            <text:p>-0,207353</text:p>
          </table:table-cell>
          <table:table-cell table:number-columns-repeated="1019"/>
        </table:table-row>
        <table:table-row table:style-name="ro1">
          <table:table-cell office:value-type="float" office:value="-1.388073">
            <text:p>-1,3880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-0.000625">
            <text:p>-0,000625</text:p>
          </table:table-cell>
          <table:table-cell office:value-type="float" office:value="-0.23">
            <text:p>-0,23</text:p>
          </table:table-cell>
          <table:table-cell table:number-columns-repeated="1019"/>
        </table:table-row>
        <table:table-row table:style-name="ro1">
          <table:table-cell office:value-type="float" office:value="-1.388073">
            <text:p>-1,38807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-0.000625">
            <text:p>-0,000625</text:p>
          </table:table-cell>
          <table:table-cell office:value-type="float" office:value="-0.23">
            <text:p>-0,23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249118">
            <text:p>-0,249118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249118">
            <text:p>-0,249118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0.268824">
            <text:p>-0,26882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0.268824">
            <text:p>-0,26882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0.288235">
            <text:p>-0,288235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0.288235">
            <text:p>-0,288235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307059">
            <text:p>-0,30705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0.307059">
            <text:p>-0,30705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0.326471">
            <text:p>-0,326471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0.326471">
            <text:p>-0,326471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346765">
            <text:p>-0,346765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0.346765">
            <text:p>-0,346765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0.364706">
            <text:p>-0,364706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0.364706">
            <text:p>-0,364706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0.383824">
            <text:p>-0,38382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0.402647">
            <text:p>-0,402647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0.402647">
            <text:p>-0,402647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0.422059">
            <text:p>-0,422059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0.422059">
            <text:p>-0,422059</text:p>
          </table:table-cell>
          <table:table-cell table:number-columns-repeated="1019"/>
        </table:table-row>
        <table:table-row table:style-name="ro1">
          <table:table-cell office:value-type="float" office:value="6.940367">
            <text:p>6,94036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3123">
            <text:p>0,003123</text:p>
          </table:table-cell>
          <table:table-cell office:value-type="float" office:value="-0.441471">
            <text:p>-0,441471</text:p>
          </table:table-cell>
          <table:table-cell table:number-columns-repeated="1019"/>
        </table:table-row>
        <table:table-row table:style-name="ro1">
          <table:table-cell office:value-type="float" office:value="6.940367">
            <text:p>6,94036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3123">
            <text:p>0,003123</text:p>
          </table:table-cell>
          <table:table-cell office:value-type="float" office:value="-0.441471">
            <text:p>-0,441471</text:p>
          </table:table-cell>
          <table:table-cell table:number-columns-repeated="1019"/>
        </table:table-row>
        <table:table-row table:style-name="ro1">
          <table:table-cell office:value-type="float" office:value="5.552294">
            <text:p>5,55229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0.460588">
            <text:p>-0,460588</text:p>
          </table:table-cell>
          <table:table-cell table:number-columns-repeated="1019"/>
        </table:table-row>
        <table:table-row table:style-name="ro1">
          <table:table-cell office:value-type="float" office:value="5.552294">
            <text:p>5,55229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2499">
            <text:p>0,002499</text:p>
          </table:table-cell>
          <table:table-cell office:value-type="float" office:value="-0.460588">
            <text:p>-0,460588</text:p>
          </table:table-cell>
          <table:table-cell table:number-columns-repeated="1019"/>
        </table:table-row>
        <table:table-row table:style-name="ro1">
          <table:table-cell office:value-type="float" office:value="8.328441">
            <text:p>8,328441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003748">
            <text:p>0,003748</text:p>
          </table:table-cell>
          <table:table-cell office:value-type="float" office:value="-0.479706">
            <text:p>-0,479706</text:p>
          </table:table-cell>
          <table:table-cell table:number-columns-repeated="1019"/>
        </table:table-row>
        <table:table-row table:style-name="ro1">
          <table:table-cell office:value-type="float" office:value="8.328441">
            <text:p>8,32844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3748">
            <text:p>0,003748</text:p>
          </table:table-cell>
          <table:table-cell office:value-type="float" office:value="-0.479706">
            <text:p>-0,479706</text:p>
          </table:table-cell>
          <table:table-cell table:number-columns-repeated="1019"/>
        </table:table-row>
        <table:table-row table:style-name="ro1">
          <table:table-cell office:value-type="float" office:value="11.104588">
            <text:p>11,10458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4997">
            <text:p>0,004997</text:p>
          </table:table-cell>
          <table:table-cell office:value-type="float" office:value="-0.498824">
            <text:p>-0,498824</text:p>
          </table:table-cell>
          <table:table-cell table:number-columns-repeated="1019"/>
        </table:table-row>
        <table:table-row table:style-name="ro1">
          <table:table-cell office:value-type="float" office:value="11.104588">
            <text:p>11,10458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4997">
            <text:p>0,004997</text:p>
          </table:table-cell>
          <table:table-cell office:value-type="float" office:value="-0.498824">
            <text:p>-0,498824</text:p>
          </table:table-cell>
          <table:table-cell table:number-columns-repeated="1019"/>
        </table:table-row>
        <table:table-row table:style-name="ro1">
          <table:table-cell office:value-type="float" office:value="9.716514">
            <text:p>9,71651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4372">
            <text:p>0,004372</text:p>
          </table:table-cell>
          <table:table-cell office:value-type="float" office:value="-0.519412">
            <text:p>-0,519412</text:p>
          </table:table-cell>
          <table:table-cell table:number-columns-repeated="1019"/>
        </table:table-row>
        <table:table-row table:style-name="ro1">
          <table:table-cell office:value-type="float" office:value="9.716514">
            <text:p>9,71651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4372">
            <text:p>0,004372</text:p>
          </table:table-cell>
          <table:table-cell office:value-type="float" office:value="-0.519412">
            <text:p>-0,519412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5622">
            <text:p>0,005622</text:p>
          </table:table-cell>
          <table:table-cell office:value-type="float" office:value="-0.538529">
            <text:p>-0,538529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5622">
            <text:p>0,005622</text:p>
          </table:table-cell>
          <table:table-cell office:value-type="float" office:value="-0.538529">
            <text:p>-0,538529</text:p>
          </table:table-cell>
          <table:table-cell table:number-columns-repeated="1019"/>
        </table:table-row>
        <table:table-row table:style-name="ro1">
          <table:table-cell office:value-type="float" office:value="13.880733">
            <text:p>13,8807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6246">
            <text:p>0,006246</text:p>
          </table:table-cell>
          <table:table-cell office:value-type="float" office:value="-0.557941">
            <text:p>-0,557941</text:p>
          </table:table-cell>
          <table:table-cell table:number-columns-repeated="1019"/>
        </table:table-row>
        <table:table-row table:style-name="ro1">
          <table:table-cell office:value-type="float" office:value="13.880733">
            <text:p>13,8807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6246">
            <text:p>0,006246</text:p>
          </table:table-cell>
          <table:table-cell office:value-type="float" office:value="-0.557941">
            <text:p>-0,557941</text:p>
          </table:table-cell>
          <table:table-cell table:number-columns-repeated="1019"/>
        </table:table-row>
        <table:table-row table:style-name="ro1">
          <table:table-cell office:value-type="float" office:value="16.656881">
            <text:p>16,65688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7496">
            <text:p>0,007496</text:p>
          </table:table-cell>
          <table:table-cell office:value-type="float" office:value="-0.577353">
            <text:p>-0,577353</text:p>
          </table:table-cell>
          <table:table-cell table:number-columns-repeated="1019"/>
        </table:table-row>
        <table:table-row table:style-name="ro1">
          <table:table-cell office:value-type="float" office:value="16.656881">
            <text:p>16,65688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7496">
            <text:p>0,007496</text:p>
          </table:table-cell>
          <table:table-cell office:value-type="float" office:value="-0.577353">
            <text:p>-0,577353</text:p>
          </table:table-cell>
          <table:table-cell table:number-columns-repeated="1019"/>
        </table:table-row>
        <table:table-row table:style-name="ro1">
          <table:table-cell office:value-type="float" office:value="16.656881">
            <text:p>16,65688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7496">
            <text:p>0,007496</text:p>
          </table:table-cell>
          <table:table-cell office:value-type="float" office:value="-0.599706">
            <text:p>-0,599706</text:p>
          </table:table-cell>
          <table:table-cell table:number-columns-repeated="1019"/>
        </table:table-row>
        <table:table-row table:style-name="ro1">
          <table:table-cell office:value-type="float" office:value="16.656881">
            <text:p>16,65688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7496">
            <text:p>0,007496</text:p>
          </table:table-cell>
          <table:table-cell office:value-type="float" office:value="-0.599706">
            <text:p>-0,599706</text:p>
          </table:table-cell>
          <table:table-cell table:number-columns-repeated="1019"/>
        </table:table-row>
        <table:table-row table:style-name="ro1">
          <table:table-cell office:value-type="float" office:value="18.044954">
            <text:p>18,044954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00812">
            <text:p>0,00812</text:p>
          </table:table-cell>
          <table:table-cell office:value-type="float" office:value="-0.616471">
            <text:p>-0,616471</text:p>
          </table:table-cell>
          <table:table-cell table:number-columns-repeated="1019"/>
        </table:table-row>
        <table:table-row table:style-name="ro1">
          <table:table-cell office:value-type="float" office:value="18.044954">
            <text:p>18,04495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812">
            <text:p>0,00812</text:p>
          </table:table-cell>
          <table:table-cell office:value-type="float" office:value="-0.616471">
            <text:p>-0,616471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9369">
            <text:p>0,009369</text:p>
          </table:table-cell>
          <table:table-cell office:value-type="float" office:value="-0.637353">
            <text:p>-0,637353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09369">
            <text:p>0,009369</text:p>
          </table:table-cell>
          <table:table-cell office:value-type="float" office:value="-0.637353">
            <text:p>-0,637353</text:p>
          </table:table-cell>
          <table:table-cell table:number-columns-repeated="1019"/>
        </table:table-row>
        <table:table-row table:style-name="ro1">
          <table:table-cell office:value-type="float" office:value="22.209175">
            <text:p>22,20917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9994">
            <text:p>0,009994</text:p>
          </table:table-cell>
          <table:table-cell office:value-type="float" office:value="-0.657941">
            <text:p>-0,657941</text:p>
          </table:table-cell>
          <table:table-cell table:number-columns-repeated="1019"/>
        </table:table-row>
        <table:table-row table:style-name="ro1">
          <table:table-cell office:value-type="float" office:value="22.209175">
            <text:p>22,20917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9994">
            <text:p>0,009994</text:p>
          </table:table-cell>
          <table:table-cell office:value-type="float" office:value="-0.657941">
            <text:p>-0,657941</text:p>
          </table:table-cell>
          <table:table-cell table:number-columns-repeated="1019"/>
        </table:table-row>
        <table:table-row table:style-name="ro1">
          <table:table-cell office:value-type="float" office:value="29.149542">
            <text:p>29,14954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13117">
            <text:p>0,013117</text:p>
          </table:table-cell>
          <table:table-cell office:value-type="float" office:value="-0.678529">
            <text:p>-0,678529</text:p>
          </table:table-cell>
          <table:table-cell table:number-columns-repeated="1019"/>
        </table:table-row>
        <table:table-row table:style-name="ro1">
          <table:table-cell office:value-type="float" office:value="29.149542">
            <text:p>29,14954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13117">
            <text:p>0,013117</text:p>
          </table:table-cell>
          <table:table-cell office:value-type="float" office:value="-0.678529">
            <text:p>-0,678529</text:p>
          </table:table-cell>
          <table:table-cell table:number-columns-repeated="1019"/>
        </table:table-row>
        <table:table-row table:style-name="ro1">
          <table:table-cell office:value-type="float" office:value="29.149542">
            <text:p>29,14954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13117">
            <text:p>0,013117</text:p>
          </table:table-cell>
          <table:table-cell office:value-type="float" office:value="-0.699412">
            <text:p>-0,699412</text:p>
          </table:table-cell>
          <table:table-cell table:number-columns-repeated="1019"/>
        </table:table-row>
        <table:table-row table:style-name="ro1">
          <table:table-cell office:value-type="float" office:value="29.149542">
            <text:p>29,14954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13117">
            <text:p>0,013117</text:p>
          </table:table-cell>
          <table:table-cell office:value-type="float" office:value="-0.699412">
            <text:p>-0,699412</text:p>
          </table:table-cell>
          <table:table-cell table:number-columns-repeated="1019"/>
        </table:table-row>
        <table:table-row table:style-name="ro1">
          <table:table-cell office:value-type="float" office:value="31.925688">
            <text:p>31,925688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014367">
            <text:p>0,014367</text:p>
          </table:table-cell>
          <table:table-cell office:value-type="float" office:value="-0.715882">
            <text:p>-0,715882</text:p>
          </table:table-cell>
          <table:table-cell table:number-columns-repeated="1019"/>
        </table:table-row>
        <table:table-row table:style-name="ro1">
          <table:table-cell office:value-type="float" office:value="31.925688">
            <text:p>31,925688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014367">
            <text:p>0,014367</text:p>
          </table:table-cell>
          <table:table-cell office:value-type="float" office:value="-0.715882">
            <text:p>-0,715882</text:p>
          </table:table-cell>
          <table:table-cell table:number-columns-repeated="1019"/>
        </table:table-row>
        <table:table-row table:style-name="ro1">
          <table:table-cell office:value-type="float" office:value="36.089909">
            <text:p>36,08990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1624">
            <text:p>0,01624</text:p>
          </table:table-cell>
          <table:table-cell office:value-type="float" office:value="-0.734412">
            <text:p>-0,734412</text:p>
          </table:table-cell>
          <table:table-cell table:number-columns-repeated="1019"/>
        </table:table-row>
        <table:table-row table:style-name="ro1">
          <table:table-cell office:value-type="float" office:value="36.089909">
            <text:p>36,08990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1624">
            <text:p>0,01624</text:p>
          </table:table-cell>
          <table:table-cell office:value-type="float" office:value="-0.753529">
            <text:p>-0,753529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16865">
            <text:p>0,016865</text:p>
          </table:table-cell>
          <table:table-cell office:value-type="float" office:value="-0.753529">
            <text:p>-0,753529</text:p>
          </table:table-cell>
          <table:table-cell table:number-columns-repeated="1019"/>
        </table:table-row>
        <table:table-row table:style-name="ro1">
          <table:table-cell office:value-type="float" office:value="43.030273">
            <text:p>43,0302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19364">
            <text:p>0,019364</text:p>
          </table:table-cell>
          <table:table-cell office:value-type="float" office:value="-0.772059">
            <text:p>-0,772059</text:p>
          </table:table-cell>
          <table:table-cell table:number-columns-repeated="1019"/>
        </table:table-row>
        <table:table-row table:style-name="ro1">
          <table:table-cell office:value-type="float" office:value="43.030273">
            <text:p>43,03027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19364">
            <text:p>0,019364</text:p>
          </table:table-cell>
          <table:table-cell office:value-type="float" office:value="-0.772059">
            <text:p>-0,772059</text:p>
          </table:table-cell>
          <table:table-cell table:number-columns-repeated="1019"/>
        </table:table-row>
        <table:table-row table:style-name="ro1">
          <table:table-cell office:value-type="float" office:value="43.030273">
            <text:p>43,0302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19364">
            <text:p>0,019364</text:p>
          </table:table-cell>
          <table:table-cell office:value-type="float" office:value="-0.792059">
            <text:p>-0,792059</text:p>
          </table:table-cell>
          <table:table-cell table:number-columns-repeated="1019"/>
        </table:table-row>
        <table:table-row table:style-name="ro1">
          <table:table-cell office:value-type="float" office:value="43.030273">
            <text:p>43,030273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19364">
            <text:p>0,019364</text:p>
          </table:table-cell>
          <table:table-cell office:value-type="float" office:value="-0.792059">
            <text:p>-0,792059</text:p>
          </table:table-cell>
          <table:table-cell table:number-columns-repeated="1019"/>
        </table:table-row>
        <table:table-row table:style-name="ro1">
          <table:table-cell office:value-type="float" office:value="44.41835">
            <text:p>44,4183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19988">
            <text:p>0,019988</text:p>
          </table:table-cell>
          <table:table-cell office:value-type="float" office:value="-0.810882">
            <text:p>-0,810882</text:p>
          </table:table-cell>
          <table:table-cell table:number-columns-repeated="1019"/>
        </table:table-row>
        <table:table-row table:style-name="ro1">
          <table:table-cell office:value-type="float" office:value="44.41835">
            <text:p>44,4183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19988">
            <text:p>0,019988</text:p>
          </table:table-cell>
          <table:table-cell office:value-type="float" office:value="-0.810882">
            <text:p>-0,810882</text:p>
          </table:table-cell>
          <table:table-cell table:number-columns-repeated="1019"/>
        </table:table-row>
        <table:table-row table:style-name="ro1">
          <table:table-cell office:value-type="float" office:value="47.194496">
            <text:p>47,19449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21238">
            <text:p>0,021238</text:p>
          </table:table-cell>
          <table:table-cell office:value-type="float" office:value="-0.829412">
            <text:p>-0,829412</text:p>
          </table:table-cell>
          <table:table-cell table:number-columns-repeated="1019"/>
        </table:table-row>
        <table:table-row table:style-name="ro1">
          <table:table-cell office:value-type="float" office:value="47.194496">
            <text:p>47,19449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1238">
            <text:p>0,021238</text:p>
          </table:table-cell>
          <table:table-cell office:value-type="float" office:value="-0.829412">
            <text:p>-0,829412</text:p>
          </table:table-cell>
          <table:table-cell table:number-columns-repeated="1019"/>
        </table:table-row>
        <table:table-row table:style-name="ro1">
          <table:table-cell office:value-type="float" office:value="49.970642">
            <text:p>49,97064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2487">
            <text:p>0,022487</text:p>
          </table:table-cell>
          <table:table-cell office:value-type="float" office:value="-0.848529">
            <text:p>-0,848529</text:p>
          </table:table-cell>
          <table:table-cell table:number-columns-repeated="1019"/>
        </table:table-row>
        <table:table-row table:style-name="ro1">
          <table:table-cell office:value-type="float" office:value="49.970642">
            <text:p>49,97064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22487">
            <text:p>0,022487</text:p>
          </table:table-cell>
          <table:table-cell office:value-type="float" office:value="-0.848529">
            <text:p>-0,848529</text:p>
          </table:table-cell>
          <table:table-cell table:number-columns-repeated="1019"/>
        </table:table-row>
        <table:table-row table:style-name="ro1">
          <table:table-cell office:value-type="float" office:value="52.746788">
            <text:p>52,74678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23736">
            <text:p>0,023736</text:p>
          </table:table-cell>
          <table:table-cell office:value-type="float" office:value="-0.867941">
            <text:p>-0,867941</text:p>
          </table:table-cell>
          <table:table-cell table:number-columns-repeated="1019"/>
        </table:table-row>
        <table:table-row table:style-name="ro1">
          <table:table-cell office:value-type="float" office:value="52.746788">
            <text:p>52,74678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3736">
            <text:p>0,023736</text:p>
          </table:table-cell>
          <table:table-cell office:value-type="float" office:value="-0.867941">
            <text:p>-0,867941</text:p>
          </table:table-cell>
          <table:table-cell table:number-columns-repeated="1019"/>
        </table:table-row>
        <table:table-row table:style-name="ro1">
          <table:table-cell office:value-type="float" office:value="56.911011">
            <text:p>56,91101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561">
            <text:p>0,02561</text:p>
          </table:table-cell>
          <table:table-cell office:value-type="float" office:value="-0.887353">
            <text:p>-0,887353</text:p>
          </table:table-cell>
          <table:table-cell table:number-columns-repeated="1019"/>
        </table:table-row>
        <table:table-row table:style-name="ro1">
          <table:table-cell office:value-type="float" office:value="56.911011">
            <text:p>56,91101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561">
            <text:p>0,02561</text:p>
          </table:table-cell>
          <table:table-cell office:value-type="float" office:value="-0.887353">
            <text:p>-0,887353</text:p>
          </table:table-cell>
          <table:table-cell table:number-columns-repeated="1019"/>
        </table:table-row>
        <table:table-row table:style-name="ro1">
          <table:table-cell office:value-type="float" office:value="55.522934">
            <text:p>55,52293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0.909118">
            <text:p>-0,909118</text:p>
          </table:table-cell>
          <table:table-cell table:number-columns-repeated="1019"/>
        </table:table-row>
        <table:table-row table:style-name="ro1">
          <table:table-cell office:value-type="float" office:value="55.522934">
            <text:p>55,52293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0.909118">
            <text:p>-0,909118</text:p>
          </table:table-cell>
          <table:table-cell table:number-columns-repeated="1019"/>
        </table:table-row>
        <table:table-row table:style-name="ro1">
          <table:table-cell office:value-type="float" office:value="56.911011">
            <text:p>56,91101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2561">
            <text:p>0,02561</text:p>
          </table:table-cell>
          <table:table-cell office:value-type="float" office:value="-0.926471">
            <text:p>-0,926471</text:p>
          </table:table-cell>
          <table:table-cell table:number-columns-repeated="1019"/>
        </table:table-row>
        <table:table-row table:style-name="ro1">
          <table:table-cell office:value-type="float" office:value="56.911011">
            <text:p>56,91101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2561">
            <text:p>0,02561</text:p>
          </table:table-cell>
          <table:table-cell office:value-type="float" office:value="-0.926471">
            <text:p>-0,926471</text:p>
          </table:table-cell>
          <table:table-cell table:number-columns-repeated="1019"/>
        </table:table-row>
        <table:table-row table:style-name="ro1">
          <table:table-cell office:value-type="float" office:value="61.07523">
            <text:p>61,0752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27484">
            <text:p>0,027484</text:p>
          </table:table-cell>
          <table:table-cell office:value-type="float" office:value="-0.946176">
            <text:p>-0,946176</text:p>
          </table:table-cell>
          <table:table-cell table:number-columns-repeated="1019"/>
        </table:table-row>
        <table:table-row table:style-name="ro1">
          <table:table-cell office:value-type="float" office:value="61.07523">
            <text:p>61,0752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7484">
            <text:p>0,027484</text:p>
          </table:table-cell>
          <table:table-cell office:value-type="float" office:value="-0.946176">
            <text:p>-0,946176</text:p>
          </table:table-cell>
          <table:table-cell table:number-columns-repeated="1019"/>
        </table:table-row>
        <table:table-row table:style-name="ro1">
          <table:table-cell office:value-type="float" office:value="63.851376">
            <text:p>63,85137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8733">
            <text:p>0,028733</text:p>
          </table:table-cell>
          <table:table-cell office:value-type="float" office:value="-0.967353">
            <text:p>-0,967353</text:p>
          </table:table-cell>
          <table:table-cell table:number-columns-repeated="1019"/>
        </table:table-row>
        <table:table-row table:style-name="ro1">
          <table:table-cell office:value-type="float" office:value="63.851376">
            <text:p>63,85137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28733">
            <text:p>0,028733</text:p>
          </table:table-cell>
          <table:table-cell office:value-type="float" office:value="-0.967353">
            <text:p>-0,967353</text:p>
          </table:table-cell>
          <table:table-cell table:number-columns-repeated="1019"/>
        </table:table-row>
        <table:table-row table:style-name="ro1">
          <table:table-cell office:value-type="float" office:value="68.015594">
            <text:p>68,01559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30607">
            <text:p>0,030607</text:p>
          </table:table-cell>
          <table:table-cell office:value-type="float" office:value="-0.986471">
            <text:p>-0,986471</text:p>
          </table:table-cell>
          <table:table-cell table:number-columns-repeated="1019"/>
        </table:table-row>
        <table:table-row table:style-name="ro1">
          <table:table-cell office:value-type="float" office:value="68.015594">
            <text:p>68,01559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30607">
            <text:p>0,030607</text:p>
          </table:table-cell>
          <table:table-cell office:value-type="float" office:value="-0.986471">
            <text:p>-0,986471</text:p>
          </table:table-cell>
          <table:table-cell table:number-columns-repeated="1019"/>
        </table:table-row>
        <table:table-row table:style-name="ro1">
          <table:table-cell office:value-type="float" office:value="72.179817">
            <text:p>72,17981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32481">
            <text:p>0,032481</text:p>
          </table:table-cell>
          <table:table-cell office:value-type="float" office:value="-1.005588">
            <text:p>-1,005588</text:p>
          </table:table-cell>
          <table:table-cell table:number-columns-repeated="1019"/>
        </table:table-row>
        <table:table-row table:style-name="ro1">
          <table:table-cell office:value-type="float" office:value="72.179817">
            <text:p>72,17981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32481">
            <text:p>0,032481</text:p>
          </table:table-cell>
          <table:table-cell office:value-type="float" office:value="-1.005588">
            <text:p>-1,005588</text:p>
          </table:table-cell>
          <table:table-cell table:number-columns-repeated="1019"/>
        </table:table-row>
        <table:table-row table:style-name="ro1">
          <table:table-cell office:value-type="float" office:value="70.79174">
            <text:p>70,79174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31856">
            <text:p>0,031856</text:p>
          </table:table-cell>
          <table:table-cell office:value-type="float" office:value="-1.028823">
            <text:p>-1,028823</text:p>
          </table:table-cell>
          <table:table-cell table:number-columns-repeated="1019"/>
        </table:table-row>
        <table:table-row table:style-name="ro1">
          <table:table-cell office:value-type="float" office:value="70.79174">
            <text:p>70,7917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31856">
            <text:p>0,031856</text:p>
          </table:table-cell>
          <table:table-cell office:value-type="float" office:value="-1.028823">
            <text:p>-1,028823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3373">
            <text:p>0,03373</text:p>
          </table:table-cell>
          <table:table-cell office:value-type="float" office:value="-1.047941">
            <text:p>-1,047941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3373">
            <text:p>0,03373</text:p>
          </table:table-cell>
          <table:table-cell office:value-type="float" office:value="-1.047941">
            <text:p>-1,047941</text:p>
          </table:table-cell>
          <table:table-cell table:number-columns-repeated="1019"/>
        </table:table-row>
        <table:table-row table:style-name="ro1">
          <table:table-cell office:value-type="float" office:value="77.732109">
            <text:p>77,73210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34979">
            <text:p>0,034979</text:p>
          </table:table-cell>
          <table:table-cell office:value-type="float" office:value="-1.067353">
            <text:p>-1,067353</text:p>
          </table:table-cell>
          <table:table-cell table:number-columns-repeated="1019"/>
        </table:table-row>
        <table:table-row table:style-name="ro1">
          <table:table-cell office:value-type="float" office:value="77.732109">
            <text:p>77,73210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34979">
            <text:p>0,034979</text:p>
          </table:table-cell>
          <table:table-cell office:value-type="float" office:value="-1.067353">
            <text:p>-1,067353</text:p>
          </table:table-cell>
          <table:table-cell table:number-columns-repeated="1019"/>
        </table:table-row>
        <table:table-row table:style-name="ro1">
          <table:table-cell office:value-type="float" office:value="80.508255">
            <text:p>80,50825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36229">
            <text:p>0,036229</text:p>
          </table:table-cell>
          <table:table-cell office:value-type="float" office:value="-1.086765">
            <text:p>-1,086765</text:p>
          </table:table-cell>
          <table:table-cell table:number-columns-repeated="1019"/>
        </table:table-row>
        <table:table-row table:style-name="ro1">
          <table:table-cell office:value-type="float" office:value="80.508255">
            <text:p>80,50825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36229">
            <text:p>0,036229</text:p>
          </table:table-cell>
          <table:table-cell office:value-type="float" office:value="-1.086765">
            <text:p>-1,086765</text:p>
          </table:table-cell>
          <table:table-cell table:number-columns-repeated="1019"/>
        </table:table-row>
        <table:table-row table:style-name="ro1">
          <table:table-cell office:value-type="float" office:value="81.896332">
            <text:p>81,89633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36853">
            <text:p>0,036853</text:p>
          </table:table-cell>
          <table:table-cell office:value-type="float" office:value="-1.108529">
            <text:p>-1,108529</text:p>
          </table:table-cell>
          <table:table-cell table:number-columns-repeated="1019"/>
        </table:table-row>
        <table:table-row table:style-name="ro1">
          <table:table-cell office:value-type="float" office:value="81.896332">
            <text:p>81,89633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36853">
            <text:p>0,036853</text:p>
          </table:table-cell>
          <table:table-cell office:value-type="float" office:value="-1.108529">
            <text:p>-1,108529</text:p>
          </table:table-cell>
          <table:table-cell table:number-columns-repeated="1019"/>
        </table:table-row>
        <table:table-row table:style-name="ro1">
          <table:table-cell office:value-type="float" office:value="86.060547">
            <text:p>86,06054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38727">
            <text:p>0,038727</text:p>
          </table:table-cell>
          <table:table-cell office:value-type="float" office:value="-1.126471">
            <text:p>-1,126471</text:p>
          </table:table-cell>
          <table:table-cell table:number-columns-repeated="1019"/>
        </table:table-row>
        <table:table-row table:style-name="ro1">
          <table:table-cell office:value-type="float" office:value="86.060547">
            <text:p>86,06054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38727">
            <text:p>0,038727</text:p>
          </table:table-cell>
          <table:table-cell office:value-type="float" office:value="-1.126471">
            <text:p>-1,126471</text:p>
          </table:table-cell>
          <table:table-cell table:number-columns-repeated="1019"/>
        </table:table-row>
        <table:table-row table:style-name="ro1">
          <table:table-cell office:value-type="float" office:value="87.448624">
            <text:p>87,44862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9352">
            <text:p>0,039352</text:p>
          </table:table-cell>
          <table:table-cell office:value-type="float" office:value="-1.145882">
            <text:p>-1,145882</text:p>
          </table:table-cell>
          <table:table-cell table:number-columns-repeated="1019"/>
        </table:table-row>
        <table:table-row table:style-name="ro1">
          <table:table-cell office:value-type="float" office:value="87.448624">
            <text:p>87,4486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9352">
            <text:p>0,039352</text:p>
          </table:table-cell>
          <table:table-cell office:value-type="float" office:value="-1.145882">
            <text:p>-1,145882</text:p>
          </table:table-cell>
          <table:table-cell table:number-columns-repeated="1019"/>
        </table:table-row>
        <table:table-row table:style-name="ro1">
          <table:table-cell office:value-type="float" office:value="94.388992">
            <text:p>94,38899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2475">
            <text:p>0,042475</text:p>
          </table:table-cell>
          <table:table-cell office:value-type="float" office:value="-1.165588">
            <text:p>-1,165588</text:p>
          </table:table-cell>
          <table:table-cell table:number-columns-repeated="1019"/>
        </table:table-row>
        <table:table-row table:style-name="ro1">
          <table:table-cell office:value-type="float" office:value="94.388992">
            <text:p>94,3889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2475">
            <text:p>0,042475</text:p>
          </table:table-cell>
          <table:table-cell office:value-type="float" office:value="-1.165588">
            <text:p>-1,165588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0601">
            <text:p>0,040601</text:p>
          </table:table-cell>
          <table:table-cell office:value-type="float" office:value="-1.189118">
            <text:p>-1,189118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0601">
            <text:p>0,040601</text:p>
          </table:table-cell>
          <table:table-cell office:value-type="float" office:value="-1.189118">
            <text:p>-1,189118</text:p>
          </table:table-cell>
          <table:table-cell table:number-columns-repeated="1019"/>
        </table:table-row>
        <table:table-row table:style-name="ro1">
          <table:table-cell office:value-type="float" office:value="95.777061">
            <text:p>95,77706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31">
            <text:p>0,0431</text:p>
          </table:table-cell>
          <table:table-cell office:value-type="float" office:value="-1.203824">
            <text:p>-1,203824</text:p>
          </table:table-cell>
          <table:table-cell table:number-columns-repeated="1019"/>
        </table:table-row>
        <table:table-row table:style-name="ro1">
          <table:table-cell office:value-type="float" office:value="95.777061">
            <text:p>95,77706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31">
            <text:p>0,0431</text:p>
          </table:table-cell>
          <table:table-cell office:value-type="float" office:value="-1.222647">
            <text:p>-1,222647</text:p>
          </table:table-cell>
          <table:table-cell table:number-columns-repeated="1019"/>
        </table:table-row>
        <table:table-row table:style-name="ro1">
          <table:table-cell office:value-type="float" office:value="99.941284">
            <text:p>99,94128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4974">
            <text:p>0,044974</text:p>
          </table:table-cell>
          <table:table-cell office:value-type="float" office:value="-1.222647">
            <text:p>-1,222647</text:p>
          </table:table-cell>
          <table:table-cell table:number-columns-repeated="1019"/>
        </table:table-row>
        <table:table-row table:style-name="ro1">
          <table:table-cell office:value-type="float" office:value="99.941284">
            <text:p>99,94128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4974">
            <text:p>0,044974</text:p>
          </table:table-cell>
          <table:table-cell office:value-type="float" office:value="-1.242353">
            <text:p>-1,242353</text:p>
          </table:table-cell>
          <table:table-cell table:number-columns-repeated="1019"/>
        </table:table-row>
        <table:table-row table:style-name="ro1">
          <table:table-cell office:value-type="float" office:value="101.329361">
            <text:p>101,32936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45598">
            <text:p>0,045598</text:p>
          </table:table-cell>
          <table:table-cell office:value-type="float" office:value="-1.242353">
            <text:p>-1,242353</text:p>
          </table:table-cell>
          <table:table-cell table:number-columns-repeated="1019"/>
        </table:table-row>
        <table:table-row table:style-name="ro1">
          <table:table-cell office:value-type="float" office:value="101.329361">
            <text:p>101,32936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45598">
            <text:p>0,045598</text:p>
          </table:table-cell>
          <table:table-cell office:value-type="float" office:value="-1.261176">
            <text:p>-1,261176</text:p>
          </table:table-cell>
          <table:table-cell table:number-columns-repeated="1019"/>
        </table:table-row>
        <table:table-row table:style-name="ro1">
          <table:table-cell office:value-type="float" office:value="101.329361">
            <text:p>101,32936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45598">
            <text:p>0,045598</text:p>
          </table:table-cell>
          <table:table-cell office:value-type="float" office:value="-1.261176">
            <text:p>-1,261176</text:p>
          </table:table-cell>
          <table:table-cell table:number-columns-repeated="1019"/>
        </table:table-row>
        <table:table-row table:style-name="ro1">
          <table:table-cell office:value-type="float" office:value="106.881653">
            <text:p>106,88165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8097">
            <text:p>0,048097</text:p>
          </table:table-cell>
          <table:table-cell office:value-type="float" office:value="-1.280588">
            <text:p>-1,280588</text:p>
          </table:table-cell>
          <table:table-cell table:number-columns-repeated="1019"/>
        </table:table-row>
        <table:table-row table:style-name="ro1">
          <table:table-cell office:value-type="float" office:value="106.881653">
            <text:p>106,88165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8097">
            <text:p>0,048097</text:p>
          </table:table-cell>
          <table:table-cell office:value-type="float" office:value="-1.280588">
            <text:p>-1,280588</text:p>
          </table:table-cell>
          <table:table-cell table:number-columns-repeated="1019"/>
        </table:table-row>
        <table:table-row table:style-name="ro1">
          <table:table-cell office:value-type="float" office:value="108.269722">
            <text:p>108,26972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48721">
            <text:p>0,048721</text:p>
          </table:table-cell>
          <table:table-cell office:value-type="float" office:value="-1.299412">
            <text:p>-1,299412</text:p>
          </table:table-cell>
          <table:table-cell table:number-columns-repeated="1019"/>
        </table:table-row>
        <table:table-row table:style-name="ro1">
          <table:table-cell office:value-type="float" office:value="108.269722">
            <text:p>108,269722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48721">
            <text:p>0,048721</text:p>
          </table:table-cell>
          <table:table-cell office:value-type="float" office:value="-1.299412">
            <text:p>-1,299412</text:p>
          </table:table-cell>
          <table:table-cell table:number-columns-repeated="1019"/>
        </table:table-row>
        <table:table-row table:style-name="ro1">
          <table:table-cell office:value-type="float" office:value="111.045868">
            <text:p>111,04586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9971">
            <text:p>0,049971</text:p>
          </table:table-cell>
          <table:table-cell office:value-type="float" office:value="-1.319118">
            <text:p>-1,319118</text:p>
          </table:table-cell>
          <table:table-cell table:number-columns-repeated="1019"/>
        </table:table-row>
        <table:table-row table:style-name="ro1">
          <table:table-cell office:value-type="float" office:value="111.045868">
            <text:p>111,04586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49971">
            <text:p>0,049971</text:p>
          </table:table-cell>
          <table:table-cell office:value-type="float" office:value="-1.319118">
            <text:p>-1,319118</text:p>
          </table:table-cell>
          <table:table-cell table:number-columns-repeated="1019"/>
        </table:table-row>
        <table:table-row table:style-name="ro1">
          <table:table-cell office:value-type="float" office:value="113.822021">
            <text:p>113,82202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122">
            <text:p>0,05122</text:p>
          </table:table-cell>
          <table:table-cell office:value-type="float" office:value="-1.337353">
            <text:p>-1,337353</text:p>
          </table:table-cell>
          <table:table-cell table:number-columns-repeated="1019"/>
        </table:table-row>
        <table:table-row table:style-name="ro1">
          <table:table-cell office:value-type="float" office:value="113.822021">
            <text:p>113,82202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122">
            <text:p>0,05122</text:p>
          </table:table-cell>
          <table:table-cell office:value-type="float" office:value="-1.337353">
            <text:p>-1,337353</text:p>
          </table:table-cell>
          <table:table-cell table:number-columns-repeated="1019"/>
        </table:table-row>
        <table:table-row table:style-name="ro1">
          <table:table-cell office:value-type="float" office:value="113.822021">
            <text:p>113,82202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122">
            <text:p>0,05122</text:p>
          </table:table-cell>
          <table:table-cell office:value-type="float" office:value="-1.356176">
            <text:p>-1,356176</text:p>
          </table:table-cell>
          <table:table-cell table:number-columns-repeated="1019"/>
        </table:table-row>
        <table:table-row table:style-name="ro1">
          <table:table-cell office:value-type="float" office:value="113.822021">
            <text:p>113,82202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5122">
            <text:p>0,05122</text:p>
          </table:table-cell>
          <table:table-cell office:value-type="float" office:value="-1.356176">
            <text:p>-1,356176</text:p>
          </table:table-cell>
          <table:table-cell table:number-columns-repeated="1019"/>
        </table:table-row>
        <table:table-row table:style-name="ro1">
          <table:table-cell office:value-type="float" office:value="116.598167">
            <text:p>116,59816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52469">
            <text:p>0,052469</text:p>
          </table:table-cell>
          <table:table-cell office:value-type="float" office:value="-1.375588">
            <text:p>-1,375588</text:p>
          </table:table-cell>
          <table:table-cell table:number-columns-repeated="1019"/>
        </table:table-row>
        <table:table-row table:style-name="ro1">
          <table:table-cell office:value-type="float" office:value="116.598167">
            <text:p>116,59816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52469">
            <text:p>0,052469</text:p>
          </table:table-cell>
          <table:table-cell office:value-type="float" office:value="-1.375588">
            <text:p>-1,375588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1.395294">
            <text:p>-1,395294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1.395294">
            <text:p>-1,395294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1.414118">
            <text:p>-1,414118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4968">
            <text:p>0,054968</text:p>
          </table:table-cell>
          <table:table-cell office:value-type="float" office:value="-1.414118">
            <text:p>-1,414118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4968">
            <text:p>0,054968</text:p>
          </table:table-cell>
          <table:table-cell office:value-type="float" office:value="-1.433824">
            <text:p>-1,433824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1.452647">
            <text:p>-1,452647</text:p>
          </table:table-cell>
          <table:table-cell table:number-columns-repeated="1019"/>
        </table:table-row>
        <table:table-row table:style-name="ro1">
          <table:table-cell office:value-type="float" office:value="119.374313">
            <text:p>119,37431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3718">
            <text:p>0,053718</text:p>
          </table:table-cell>
          <table:table-cell office:value-type="float" office:value="-1.452647">
            <text:p>-1,452647</text:p>
          </table:table-cell>
          <table:table-cell table:number-columns-repeated="1019"/>
        </table:table-row>
        <table:table-row table:style-name="ro1">
          <table:table-cell office:value-type="float" office:value="119.374313">
            <text:p>119,37431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3718">
            <text:p>0,053718</text:p>
          </table:table-cell>
          <table:table-cell office:value-type="float" office:value="-1.472059">
            <text:p>-1,472059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1.472059">
            <text:p>-1,472059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1.490588">
            <text:p>-1,490588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54968">
            <text:p>0,054968</text:p>
          </table:table-cell>
          <table:table-cell office:value-type="float" office:value="-1.490588">
            <text:p>-1,490588</text:p>
          </table:table-cell>
          <table:table-cell table:number-columns-repeated="1019"/>
        </table:table-row>
        <table:table-row table:style-name="ro1">
          <table:table-cell office:value-type="float" office:value="123.538528">
            <text:p>123,53852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1.509706">
            <text:p>-1,509706</text:p>
          </table:table-cell>
          <table:table-cell table:number-columns-repeated="1019"/>
        </table:table-row>
        <table:table-row table:style-name="ro1">
          <table:table-cell office:value-type="float" office:value="123.538528">
            <text:p>123,53852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1.509706">
            <text:p>-1,509706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54968">
            <text:p>0,054968</text:p>
          </table:table-cell>
          <table:table-cell office:value-type="float" office:value="-1.528529">
            <text:p>-1,528529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1.528529">
            <text:p>-1,528529</text:p>
          </table:table-cell>
          <table:table-cell table:number-columns-repeated="1019"/>
        </table:table-row>
        <table:table-row table:style-name="ro1">
          <table:table-cell office:value-type="float" office:value="126.314682">
            <text:p>126,31468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6842">
            <text:p>0,056842</text:p>
          </table:table-cell>
          <table:table-cell office:value-type="float" office:value="-1.547941">
            <text:p>-1,547941</text:p>
          </table:table-cell>
          <table:table-cell table:number-columns-repeated="1019"/>
        </table:table-row>
        <table:table-row table:style-name="ro1">
          <table:table-cell office:value-type="float" office:value="126.314682">
            <text:p>126,31468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1.547941">
            <text:p>-1,547941</text:p>
          </table:table-cell>
          <table:table-cell table:number-columns-repeated="1019"/>
        </table:table-row>
        <table:table-row table:style-name="ro1">
          <table:table-cell office:value-type="float" office:value="129.09082">
            <text:p>129,0908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8091">
            <text:p>0,058091</text:p>
          </table:table-cell>
          <table:table-cell office:value-type="float" office:value="-1.567059">
            <text:p>-1,567059</text:p>
          </table:table-cell>
          <table:table-cell table:number-columns-repeated="1019"/>
        </table:table-row>
        <table:table-row table:style-name="ro1">
          <table:table-cell office:value-type="float" office:value="129.09082">
            <text:p>129,09082</text:p>
          </table:table-cell>
          <table:table-cell office:value-type="float" office:value="-0.003226">
            <text:p>-0,003226</text:p>
          </table:table-cell>
          <table:table-cell office:value-type="float" office:value="-0.003201">
            <text:p>-0,003201</text:p>
          </table:table-cell>
          <table:table-cell office:value-type="float" office:value="0.058091">
            <text:p>0,058091</text:p>
          </table:table-cell>
          <table:table-cell office:value-type="float" office:value="-1.567059">
            <text:p>-1,567059</text:p>
          </table:table-cell>
          <table:table-cell table:number-columns-repeated="1019"/>
        </table:table-row>
        <table:table-row table:style-name="ro1">
          <table:table-cell office:value-type="float" office:value="126.314682">
            <text:p>126,31468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56842">
            <text:p>0,056842</text:p>
          </table:table-cell>
          <table:table-cell office:value-type="float" office:value="-1.586177">
            <text:p>-1,586177</text:p>
          </table:table-cell>
          <table:table-cell table:number-columns-repeated="1019"/>
        </table:table-row>
        <table:table-row table:style-name="ro1">
          <table:table-cell office:value-type="float" office:value="126.314682">
            <text:p>126,31468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6842">
            <text:p>0,056842</text:p>
          </table:table-cell>
          <table:table-cell office:value-type="float" office:value="-1.586177">
            <text:p>-1,586177</text:p>
          </table:table-cell>
          <table:table-cell table:number-columns-repeated="1019"/>
        </table:table-row>
        <table:table-row table:style-name="ro1">
          <table:table-cell office:value-type="float" office:value="133.255051">
            <text:p>133,255051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0.059965">
            <text:p>0,059965</text:p>
          </table:table-cell>
          <table:table-cell office:value-type="float" office:value="-1.605588">
            <text:p>-1,605588</text:p>
          </table:table-cell>
          <table:table-cell table:number-columns-repeated="1019"/>
        </table:table-row>
        <table:table-row table:style-name="ro1">
          <table:table-cell office:value-type="float" office:value="133.255051">
            <text:p>133,255051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059965">
            <text:p>0,059965</text:p>
          </table:table-cell>
          <table:table-cell office:value-type="float" office:value="-1.605588">
            <text:p>-1,605588</text:p>
          </table:table-cell>
          <table:table-cell table:number-columns-repeated="1019"/>
        </table:table-row>
        <table:table-row table:style-name="ro1">
          <table:table-cell office:value-type="float" office:value="133.255051">
            <text:p>133,25505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9965">
            <text:p>0,059965</text:p>
          </table:table-cell>
          <table:table-cell office:value-type="float" office:value="-1.625">
            <text:p>-1,625</text:p>
          </table:table-cell>
          <table:table-cell table:number-columns-repeated="1019"/>
        </table:table-row>
        <table:table-row table:style-name="ro1">
          <table:table-cell office:value-type="float" office:value="133.255051">
            <text:p>133,255051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59965">
            <text:p>0,059965</text:p>
          </table:table-cell>
          <table:table-cell office:value-type="float" office:value="-1.625">
            <text:p>-1,625</text:p>
          </table:table-cell>
          <table:table-cell table:number-columns-repeated="1019"/>
        </table:table-row>
        <table:table-row table:style-name="ro1">
          <table:table-cell office:value-type="float" office:value="134.643112">
            <text:p>134,64311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0589">
            <text:p>0,060589</text:p>
          </table:table-cell>
          <table:table-cell office:value-type="float" office:value="-1.645294">
            <text:p>-1,645294</text:p>
          </table:table-cell>
          <table:table-cell table:number-columns-repeated="1019"/>
        </table:table-row>
        <table:table-row table:style-name="ro1">
          <table:table-cell office:value-type="float" office:value="134.643112">
            <text:p>134,64311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60589">
            <text:p>0,060589</text:p>
          </table:table-cell>
          <table:table-cell office:value-type="float" office:value="-1.645294">
            <text:p>-1,645294</text:p>
          </table:table-cell>
          <table:table-cell table:number-columns-repeated="1019"/>
        </table:table-row>
        <table:table-row table:style-name="ro1">
          <table:table-cell office:value-type="float" office:value="140.195419">
            <text:p>140,19541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63088">
            <text:p>0,063088</text:p>
          </table:table-cell>
          <table:table-cell office:value-type="float" office:value="-1.663529">
            <text:p>-1,663529</text:p>
          </table:table-cell>
          <table:table-cell table:number-columns-repeated="1019"/>
        </table:table-row>
        <table:table-row table:style-name="ro1">
          <table:table-cell office:value-type="float" office:value="140.195419">
            <text:p>140,19541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63088">
            <text:p>0,063088</text:p>
          </table:table-cell>
          <table:table-cell office:value-type="float" office:value="-1.682059">
            <text:p>-1,682059</text:p>
          </table:table-cell>
          <table:table-cell table:number-columns-repeated="1019"/>
        </table:table-row>
        <table:table-row table:style-name="ro1">
          <table:table-cell office:value-type="float" office:value="138.807343">
            <text:p>138,80734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62463">
            <text:p>0,062463</text:p>
          </table:table-cell>
          <table:table-cell office:value-type="float" office:value="-1.682059">
            <text:p>-1,682059</text:p>
          </table:table-cell>
          <table:table-cell table:number-columns-repeated="1019"/>
        </table:table-row>
        <table:table-row table:style-name="ro1">
          <table:table-cell office:value-type="float" office:value="138.807343">
            <text:p>138,8073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62463">
            <text:p>0,062463</text:p>
          </table:table-cell>
          <table:table-cell office:value-type="float" office:value="-1.701765">
            <text:p>-1,701765</text:p>
          </table:table-cell>
          <table:table-cell table:number-columns-repeated="1019"/>
        </table:table-row>
        <table:table-row table:style-name="ro1">
          <table:table-cell office:value-type="float" office:value="142.971558">
            <text:p>142,97155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64337">
            <text:p>0,064337</text:p>
          </table:table-cell>
          <table:table-cell office:value-type="float" office:value="-1.701765">
            <text:p>-1,701765</text:p>
          </table:table-cell>
          <table:table-cell table:number-columns-repeated="1019"/>
        </table:table-row>
        <table:table-row table:style-name="ro1">
          <table:table-cell office:value-type="float" office:value="142.971558">
            <text:p>142,97155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64337">
            <text:p>0,064337</text:p>
          </table:table-cell>
          <table:table-cell office:value-type="float" office:value="-1.720588">
            <text:p>-1,720588</text:p>
          </table:table-cell>
          <table:table-cell table:number-columns-repeated="1019"/>
        </table:table-row>
        <table:table-row table:style-name="ro1">
          <table:table-cell office:value-type="float" office:value="142.971558">
            <text:p>142,97155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4337">
            <text:p>0,064337</text:p>
          </table:table-cell>
          <table:table-cell office:value-type="float" office:value="-1.720588">
            <text:p>-1,720588</text:p>
          </table:table-cell>
          <table:table-cell table:number-columns-repeated="1019"/>
        </table:table-row>
        <table:table-row table:style-name="ro1">
          <table:table-cell office:value-type="float" office:value="148.523849">
            <text:p>148,52384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1.740294">
            <text:p>-1,740294</text:p>
          </table:table-cell>
          <table:table-cell table:number-columns-repeated="1019"/>
        </table:table-row>
        <table:table-row table:style-name="ro1">
          <table:table-cell office:value-type="float" office:value="148.523849">
            <text:p>148,52384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66836">
            <text:p>0,066836</text:p>
          </table:table-cell>
          <table:table-cell office:value-type="float" office:value="-1.740294">
            <text:p>-1,740294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6746">
            <text:p>0,06746</text:p>
          </table:table-cell>
          <table:table-cell office:value-type="float" office:value="-1.759118">
            <text:p>-1,759118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6746">
            <text:p>0,06746</text:p>
          </table:table-cell>
          <table:table-cell office:value-type="float" office:value="-1.759118">
            <text:p>-1,759118</text:p>
          </table:table-cell>
          <table:table-cell table:number-columns-repeated="1019"/>
        </table:table-row>
        <table:table-row table:style-name="ro1">
          <table:table-cell office:value-type="float" office:value="152.68808">
            <text:p>152,6880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6871">
            <text:p>0,06871</text:p>
          </table:table-cell>
          <table:table-cell office:value-type="float" office:value="-1.778529">
            <text:p>-1,778529</text:p>
          </table:table-cell>
          <table:table-cell table:number-columns-repeated="1019"/>
        </table:table-row>
        <table:table-row table:style-name="ro1">
          <table:table-cell office:value-type="float" office:value="152.68808">
            <text:p>152,6880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6871">
            <text:p>0,06871</text:p>
          </table:table-cell>
          <table:table-cell office:value-type="float" office:value="-1.778529">
            <text:p>-1,778529</text:p>
          </table:table-cell>
          <table:table-cell table:number-columns-repeated="1019"/>
        </table:table-row>
        <table:table-row table:style-name="ro1">
          <table:table-cell office:value-type="float" office:value="154.076141">
            <text:p>154,07614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69334">
            <text:p>0,069334</text:p>
          </table:table-cell>
          <table:table-cell office:value-type="float" office:value="-1.797941">
            <text:p>-1,797941</text:p>
          </table:table-cell>
          <table:table-cell table:number-columns-repeated="1019"/>
        </table:table-row>
        <table:table-row table:style-name="ro1">
          <table:table-cell office:value-type="float" office:value="154.076141">
            <text:p>154,07614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69334">
            <text:p>0,069334</text:p>
          </table:table-cell>
          <table:table-cell office:value-type="float" office:value="-1.797941">
            <text:p>-1,797941</text:p>
          </table:table-cell>
          <table:table-cell table:number-columns-repeated="1019"/>
        </table:table-row>
        <table:table-row table:style-name="ro1">
          <table:table-cell office:value-type="float" office:value="156.852295">
            <text:p>156,852295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70584">
            <text:p>0,070584</text:p>
          </table:table-cell>
          <table:table-cell office:value-type="float" office:value="-1.817059">
            <text:p>-1,817059</text:p>
          </table:table-cell>
          <table:table-cell table:number-columns-repeated="1019"/>
        </table:table-row>
        <table:table-row table:style-name="ro1">
          <table:table-cell office:value-type="float" office:value="156.852295">
            <text:p>156,85229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0584">
            <text:p>0,070584</text:p>
          </table:table-cell>
          <table:table-cell office:value-type="float" office:value="-1.817059">
            <text:p>-1,817059</text:p>
          </table:table-cell>
          <table:table-cell table:number-columns-repeated="1019"/>
        </table:table-row>
        <table:table-row table:style-name="ro1">
          <table:table-cell office:value-type="float" office:value="158.240372">
            <text:p>158,24037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71208">
            <text:p>0,071208</text:p>
          </table:table-cell>
          <table:table-cell office:value-type="float" office:value="-1.836177">
            <text:p>-1,836177</text:p>
          </table:table-cell>
          <table:table-cell table:number-columns-repeated="1019"/>
        </table:table-row>
        <table:table-row table:style-name="ro1">
          <table:table-cell office:value-type="float" office:value="158.240372">
            <text:p>158,24037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1208">
            <text:p>0,071208</text:p>
          </table:table-cell>
          <table:table-cell office:value-type="float" office:value="-1.836177">
            <text:p>-1,836177</text:p>
          </table:table-cell>
          <table:table-cell table:number-columns-repeated="1019"/>
        </table:table-row>
        <table:table-row table:style-name="ro1">
          <table:table-cell office:value-type="float" office:value="159.628433">
            <text:p>159,62843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1833">
            <text:p>0,071833</text:p>
          </table:table-cell>
          <table:table-cell office:value-type="float" office:value="-1.855588">
            <text:p>-1,855588</text:p>
          </table:table-cell>
          <table:table-cell table:number-columns-repeated="1019"/>
        </table:table-row>
        <table:table-row table:style-name="ro1">
          <table:table-cell office:value-type="float" office:value="159.628433">
            <text:p>159,62843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1833">
            <text:p>0,071833</text:p>
          </table:table-cell>
          <table:table-cell office:value-type="float" office:value="-1.855588">
            <text:p>-1,855588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2457">
            <text:p>0,072457</text:p>
          </table:table-cell>
          <table:table-cell office:value-type="float" office:value="-1.875">
            <text:p>-1,875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72457">
            <text:p>0,072457</text:p>
          </table:table-cell>
          <table:table-cell office:value-type="float" office:value="-1.875">
            <text:p>-1,875</text:p>
          </table:table-cell>
          <table:table-cell table:number-columns-repeated="1019"/>
        </table:table-row>
        <table:table-row table:style-name="ro1">
          <table:table-cell office:value-type="float" office:value="163.792664">
            <text:p>163,79266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73707">
            <text:p>0,073707</text:p>
          </table:table-cell>
          <table:table-cell office:value-type="float" office:value="-1.895882">
            <text:p>-1,895882</text:p>
          </table:table-cell>
          <table:table-cell table:number-columns-repeated="1019"/>
        </table:table-row>
        <table:table-row table:style-name="ro1">
          <table:table-cell office:value-type="float" office:value="163.792664">
            <text:p>163,79266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73707">
            <text:p>0,073707</text:p>
          </table:table-cell>
          <table:table-cell office:value-type="float" office:value="-1.895882">
            <text:p>-1,895882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74956">
            <text:p>0,074956</text:p>
          </table:table-cell>
          <table:table-cell office:value-type="float" office:value="-1.913529">
            <text:p>-1,913529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74956">
            <text:p>0,074956</text:p>
          </table:table-cell>
          <table:table-cell office:value-type="float" office:value="-1.932647">
            <text:p>-1,932647</text:p>
          </table:table-cell>
          <table:table-cell table:number-columns-repeated="1019"/>
        </table:table-row>
        <table:table-row table:style-name="ro1">
          <table:table-cell office:value-type="float" office:value="165.18074">
            <text:p>165,1807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4331">
            <text:p>0,074331</text:p>
          </table:table-cell>
          <table:table-cell office:value-type="float" office:value="-1.932647">
            <text:p>-1,932647</text:p>
          </table:table-cell>
          <table:table-cell table:number-columns-repeated="1019"/>
        </table:table-row>
        <table:table-row table:style-name="ro1">
          <table:table-cell office:value-type="float" office:value="165.18074">
            <text:p>165,1807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74331">
            <text:p>0,074331</text:p>
          </table:table-cell>
          <table:table-cell office:value-type="float" office:value="-1.952059">
            <text:p>-1,952059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76205">
            <text:p>0,076205</text:p>
          </table:table-cell>
          <table:table-cell office:value-type="float" office:value="-1.952059">
            <text:p>-1,952059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76205">
            <text:p>0,076205</text:p>
          </table:table-cell>
          <table:table-cell office:value-type="float" office:value="-1.970882">
            <text:p>-1,970882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76205">
            <text:p>0,076205</text:p>
          </table:table-cell>
          <table:table-cell office:value-type="float" office:value="-1.970882">
            <text:p>-1,970882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78704">
            <text:p>0,078704</text:p>
          </table:table-cell>
          <table:table-cell office:value-type="float" office:value="-1.990294">
            <text:p>-1,990294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78704">
            <text:p>0,078704</text:p>
          </table:table-cell>
          <table:table-cell office:value-type="float" office:value="-1.990294">
            <text:p>-1,990294</text:p>
          </table:table-cell>
          <table:table-cell table:number-columns-repeated="1019"/>
        </table:table-row>
        <table:table-row table:style-name="ro1">
          <table:table-cell office:value-type="float" office:value="176.285324">
            <text:p>176,285324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079328">
            <text:p>0,079328</text:p>
          </table:table-cell>
          <table:table-cell office:value-type="float" office:value="-2.009118">
            <text:p>-2,009118</text:p>
          </table:table-cell>
          <table:table-cell table:number-columns-repeated="1019"/>
        </table:table-row>
        <table:table-row table:style-name="ro1">
          <table:table-cell office:value-type="float" office:value="176.285324">
            <text:p>176,28532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79328">
            <text:p>0,079328</text:p>
          </table:table-cell>
          <table:table-cell office:value-type="float" office:value="-2.009118">
            <text:p>-2,009118</text:p>
          </table:table-cell>
          <table:table-cell table:number-columns-repeated="1019"/>
        </table:table-row>
        <table:table-row table:style-name="ro1">
          <table:table-cell office:value-type="float" office:value="179.061462">
            <text:p>179,06146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80578">
            <text:p>0,080578</text:p>
          </table:table-cell>
          <table:table-cell office:value-type="float" office:value="-2.028529">
            <text:p>-2,028529</text:p>
          </table:table-cell>
          <table:table-cell table:number-columns-repeated="1019"/>
        </table:table-row>
        <table:table-row table:style-name="ro1">
          <table:table-cell office:value-type="float" office:value="179.061462">
            <text:p>179,06146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80578">
            <text:p>0,080578</text:p>
          </table:table-cell>
          <table:table-cell office:value-type="float" office:value="-2.028529">
            <text:p>-2,028529</text:p>
          </table:table-cell>
          <table:table-cell table:number-columns-repeated="1019"/>
        </table:table-row>
        <table:table-row table:style-name="ro1">
          <table:table-cell office:value-type="float" office:value="180.449539">
            <text:p>180,449539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081202">
            <text:p>0,081202</text:p>
          </table:table-cell>
          <table:table-cell office:value-type="float" office:value="-2.047647">
            <text:p>-2,047647</text:p>
          </table:table-cell>
          <table:table-cell table:number-columns-repeated="1019"/>
        </table:table-row>
        <table:table-row table:style-name="ro1">
          <table:table-cell office:value-type="float" office:value="180.449539">
            <text:p>180,44953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1202">
            <text:p>0,081202</text:p>
          </table:table-cell>
          <table:table-cell office:value-type="float" office:value="-2.047647">
            <text:p>-2,047647</text:p>
          </table:table-cell>
          <table:table-cell table:number-columns-repeated="1019"/>
        </table:table-row>
        <table:table-row table:style-name="ro1">
          <table:table-cell office:value-type="float" office:value="184.613754">
            <text:p>184,61375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83076">
            <text:p>0,083076</text:p>
          </table:table-cell>
          <table:table-cell office:value-type="float" office:value="-2.067353">
            <text:p>-2,067353</text:p>
          </table:table-cell>
          <table:table-cell table:number-columns-repeated="1019"/>
        </table:table-row>
        <table:table-row table:style-name="ro1">
          <table:table-cell office:value-type="float" office:value="184.613754">
            <text:p>184,61375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83076">
            <text:p>0,083076</text:p>
          </table:table-cell>
          <table:table-cell office:value-type="float" office:value="-2.067353">
            <text:p>-2,067353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1827">
            <text:p>0,081827</text:p>
          </table:table-cell>
          <table:table-cell office:value-type="float" office:value="-2.086176">
            <text:p>-2,086176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1827">
            <text:p>0,081827</text:p>
          </table:table-cell>
          <table:table-cell office:value-type="float" office:value="-2.086176">
            <text:p>-2,086176</text:p>
          </table:table-cell>
          <table:table-cell table:number-columns-repeated="1019"/>
        </table:table-row>
        <table:table-row table:style-name="ro1">
          <table:table-cell office:value-type="float" office:value="190.166061">
            <text:p>190,16606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85575">
            <text:p>0,085575</text:p>
          </table:table-cell>
          <table:table-cell office:value-type="float" office:value="-2.105588">
            <text:p>-2,105588</text:p>
          </table:table-cell>
          <table:table-cell table:number-columns-repeated="1019"/>
        </table:table-row>
        <table:table-row table:style-name="ro1">
          <table:table-cell office:value-type="float" office:value="190.166061">
            <text:p>190,16606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85575">
            <text:p>0,085575</text:p>
          </table:table-cell>
          <table:table-cell office:value-type="float" office:value="-2.105588">
            <text:p>-2,105588</text:p>
          </table:table-cell>
          <table:table-cell table:number-columns-repeated="1019"/>
        </table:table-row>
        <table:table-row table:style-name="ro1">
          <table:table-cell office:value-type="float" office:value="188.777985">
            <text:p>188,77798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495">
            <text:p>0,08495</text:p>
          </table:table-cell>
          <table:table-cell office:value-type="float" office:value="-2.125">
            <text:p>-2,125</text:p>
          </table:table-cell>
          <table:table-cell table:number-columns-repeated="1019"/>
        </table:table-row>
        <table:table-row table:style-name="ro1">
          <table:table-cell office:value-type="float" office:value="188.777985">
            <text:p>188,77798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495">
            <text:p>0,08495</text:p>
          </table:table-cell>
          <table:table-cell office:value-type="float" office:value="-2.125">
            <text:p>-2,125</text:p>
          </table:table-cell>
          <table:table-cell table:number-columns-repeated="1019"/>
        </table:table-row>
        <table:table-row table:style-name="ro1">
          <table:table-cell office:value-type="float" office:value="191.554123">
            <text:p>191,55412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86199">
            <text:p>0,086199</text:p>
          </table:table-cell>
          <table:table-cell office:value-type="float" office:value="-2.145">
            <text:p>-2,145</text:p>
          </table:table-cell>
          <table:table-cell table:number-columns-repeated="1019"/>
        </table:table-row>
        <table:table-row table:style-name="ro1">
          <table:table-cell office:value-type="float" office:value="191.554123">
            <text:p>191,55412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86199">
            <text:p>0,086199</text:p>
          </table:table-cell>
          <table:table-cell office:value-type="float" office:value="-2.145">
            <text:p>-2,145</text:p>
          </table:table-cell>
          <table:table-cell table:number-columns-repeated="1019"/>
        </table:table-row>
        <table:table-row table:style-name="ro1">
          <table:table-cell office:value-type="float" office:value="192.9422">
            <text:p>192,942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6824">
            <text:p>0,086824</text:p>
          </table:table-cell>
          <table:table-cell office:value-type="float" office:value="-2.163529">
            <text:p>-2,163529</text:p>
          </table:table-cell>
          <table:table-cell table:number-columns-repeated="1019"/>
        </table:table-row>
        <table:table-row table:style-name="ro1">
          <table:table-cell office:value-type="float" office:value="192.9422">
            <text:p>192,942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86824">
            <text:p>0,086824</text:p>
          </table:table-cell>
          <table:table-cell office:value-type="float" office:value="-2.182059">
            <text:p>-2,182059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87449">
            <text:p>0,087449</text:p>
          </table:table-cell>
          <table:table-cell office:value-type="float" office:value="-2.182059">
            <text:p>-2,182059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7449">
            <text:p>0,087449</text:p>
          </table:table-cell>
          <table:table-cell office:value-type="float" office:value="-2.201471">
            <text:p>-2,201471</text:p>
          </table:table-cell>
          <table:table-cell table:number-columns-repeated="1019"/>
        </table:table-row>
        <table:table-row table:style-name="ro1">
          <table:table-cell office:value-type="float" office:value="201.270645">
            <text:p>201,270645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90572">
            <text:p>0,090572</text:p>
          </table:table-cell>
          <table:table-cell office:value-type="float" office:value="-2.201471">
            <text:p>-2,201471</text:p>
          </table:table-cell>
          <table:table-cell table:number-columns-repeated="1019"/>
        </table:table-row>
        <table:table-row table:style-name="ro1">
          <table:table-cell office:value-type="float" office:value="205.43486">
            <text:p>205,4348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2446">
            <text:p>0,092446</text:p>
          </table:table-cell>
          <table:table-cell office:value-type="float" office:value="-2.220294">
            <text:p>-2,220294</text:p>
          </table:table-cell>
          <table:table-cell table:number-columns-repeated="1019"/>
        </table:table-row>
        <table:table-row table:style-name="ro1">
          <table:table-cell office:value-type="float" office:value="205.43486">
            <text:p>205,4348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92446">
            <text:p>0,092446</text:p>
          </table:table-cell>
          <table:table-cell office:value-type="float" office:value="-2.220294">
            <text:p>-2,220294</text:p>
          </table:table-cell>
          <table:table-cell table:number-columns-repeated="1019"/>
        </table:table-row>
        <table:table-row table:style-name="ro1">
          <table:table-cell office:value-type="float" office:value="202.658722">
            <text:p>202,65872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1196">
            <text:p>0,091196</text:p>
          </table:table-cell>
          <table:table-cell office:value-type="float" office:value="-2.24">
            <text:p>-2,24</text:p>
          </table:table-cell>
          <table:table-cell table:number-columns-repeated="1019"/>
        </table:table-row>
        <table:table-row table:style-name="ro1">
          <table:table-cell office:value-type="float" office:value="202.658722">
            <text:p>202,65872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91196">
            <text:p>0,091196</text:p>
          </table:table-cell>
          <table:table-cell office:value-type="float" office:value="-2.24">
            <text:p>-2,24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93695">
            <text:p>0,093695</text:p>
          </table:table-cell>
          <table:table-cell office:value-type="float" office:value="-2.259118">
            <text:p>-2,259118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93695">
            <text:p>0,093695</text:p>
          </table:table-cell>
          <table:table-cell office:value-type="float" office:value="-2.259118">
            <text:p>-2,259118</text:p>
          </table:table-cell>
          <table:table-cell table:number-columns-repeated="1019"/>
        </table:table-row>
        <table:table-row table:style-name="ro1">
          <table:table-cell office:value-type="float" office:value="209.599075">
            <text:p>209,59907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432">
            <text:p>0,09432</text:p>
          </table:table-cell>
          <table:table-cell office:value-type="float" office:value="-2.277941">
            <text:p>-2,277941</text:p>
          </table:table-cell>
          <table:table-cell table:number-columns-repeated="1019"/>
        </table:table-row>
        <table:table-row table:style-name="ro1">
          <table:table-cell office:value-type="float" office:value="209.599075">
            <text:p>209,59907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432">
            <text:p>0,09432</text:p>
          </table:table-cell>
          <table:table-cell office:value-type="float" office:value="-2.277941">
            <text:p>-2,277941</text:p>
          </table:table-cell>
          <table:table-cell table:number-columns-repeated="1019"/>
        </table:table-row>
        <table:table-row table:style-name="ro1">
          <table:table-cell office:value-type="float" office:value="209.599075">
            <text:p>209,59907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432">
            <text:p>0,09432</text:p>
          </table:table-cell>
          <table:table-cell office:value-type="float" office:value="-2.297353">
            <text:p>-2,297353</text:p>
          </table:table-cell>
          <table:table-cell table:number-columns-repeated="1019"/>
        </table:table-row>
        <table:table-row table:style-name="ro1">
          <table:table-cell office:value-type="float" office:value="209.599075">
            <text:p>209,59907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9432">
            <text:p>0,09432</text:p>
          </table:table-cell>
          <table:table-cell office:value-type="float" office:value="-2.297353">
            <text:p>-2,297353</text:p>
          </table:table-cell>
          <table:table-cell table:number-columns-repeated="1019"/>
        </table:table-row>
        <table:table-row table:style-name="ro1">
          <table:table-cell office:value-type="float" office:value="210.987152">
            <text:p>210,98715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94944">
            <text:p>0,094944</text:p>
          </table:table-cell>
          <table:table-cell office:value-type="float" office:value="-2.316471">
            <text:p>-2,316471</text:p>
          </table:table-cell>
          <table:table-cell table:number-columns-repeated="1019"/>
        </table:table-row>
        <table:table-row table:style-name="ro1">
          <table:table-cell office:value-type="float" office:value="210.987152">
            <text:p>210,98715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94944">
            <text:p>0,094944</text:p>
          </table:table-cell>
          <table:table-cell office:value-type="float" office:value="-2.316471">
            <text:p>-2,316471</text:p>
          </table:table-cell>
          <table:table-cell table:number-columns-repeated="1019"/>
        </table:table-row>
        <table:table-row table:style-name="ro1">
          <table:table-cell office:value-type="float" office:value="213.763306">
            <text:p>213,76330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6193">
            <text:p>0,096193</text:p>
          </table:table-cell>
          <table:table-cell office:value-type="float" office:value="-2.335294">
            <text:p>-2,335294</text:p>
          </table:table-cell>
          <table:table-cell table:number-columns-repeated="1019"/>
        </table:table-row>
        <table:table-row table:style-name="ro1">
          <table:table-cell office:value-type="float" office:value="213.763306">
            <text:p>213,76330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96193">
            <text:p>0,096193</text:p>
          </table:table-cell>
          <table:table-cell office:value-type="float" office:value="-2.335294">
            <text:p>-2,335294</text:p>
          </table:table-cell>
          <table:table-cell table:number-columns-repeated="1019"/>
        </table:table-row>
        <table:table-row table:style-name="ro1">
          <table:table-cell office:value-type="float" office:value="217.927521">
            <text:p>217,92752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8067">
            <text:p>0,098067</text:p>
          </table:table-cell>
          <table:table-cell office:value-type="float" office:value="-2.354706">
            <text:p>-2,354706</text:p>
          </table:table-cell>
          <table:table-cell table:number-columns-repeated="1019"/>
        </table:table-row>
        <table:table-row table:style-name="ro1">
          <table:table-cell office:value-type="float" office:value="217.927521">
            <text:p>217,92752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98067">
            <text:p>0,098067</text:p>
          </table:table-cell>
          <table:table-cell office:value-type="float" office:value="-2.354706">
            <text:p>-2,354706</text:p>
          </table:table-cell>
          <table:table-cell table:number-columns-repeated="1019"/>
        </table:table-row>
        <table:table-row table:style-name="ro1">
          <table:table-cell office:value-type="float" office:value="220.703674">
            <text:p>220,70367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99317">
            <text:p>0,099317</text:p>
          </table:table-cell>
          <table:table-cell office:value-type="float" office:value="-2.373235">
            <text:p>-2,373235</text:p>
          </table:table-cell>
          <table:table-cell table:number-columns-repeated="1019"/>
        </table:table-row>
        <table:table-row table:style-name="ro1">
          <table:table-cell office:value-type="float" office:value="220.703674">
            <text:p>220,70367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99317">
            <text:p>0,099317</text:p>
          </table:table-cell>
          <table:table-cell office:value-type="float" office:value="-2.373235">
            <text:p>-2,373235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1191">
            <text:p>0,101191</text:p>
          </table:table-cell>
          <table:table-cell office:value-type="float" office:value="-2.392941">
            <text:p>-2,392941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01191">
            <text:p>0,101191</text:p>
          </table:table-cell>
          <table:table-cell office:value-type="float" office:value="-2.412059">
            <text:p>-2,412059</text:p>
          </table:table-cell>
          <table:table-cell table:number-columns-repeated="1019"/>
        </table:table-row>
        <table:table-row table:style-name="ro1">
          <table:table-cell office:value-type="float" office:value="226.255966">
            <text:p>226,25596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1815">
            <text:p>0,101815</text:p>
          </table:table-cell>
          <table:table-cell office:value-type="float" office:value="-2.412059">
            <text:p>-2,412059</text:p>
          </table:table-cell>
          <table:table-cell table:number-columns-repeated="1019"/>
        </table:table-row>
        <table:table-row table:style-name="ro1">
          <table:table-cell office:value-type="float" office:value="226.255966">
            <text:p>226,25596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01815">
            <text:p>0,101815</text:p>
          </table:table-cell>
          <table:table-cell office:value-type="float" office:value="-2.430882">
            <text:p>-2,430882</text:p>
          </table:table-cell>
          <table:table-cell table:number-columns-repeated="1019"/>
        </table:table-row>
        <table:table-row table:style-name="ro1">
          <table:table-cell office:value-type="float" office:value="227.644043">
            <text:p>227,6440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0244">
            <text:p>0,10244</text:p>
          </table:table-cell>
          <table:table-cell office:value-type="float" office:value="-2.430882">
            <text:p>-2,430882</text:p>
          </table:table-cell>
          <table:table-cell table:number-columns-repeated="1019"/>
        </table:table-row>
        <table:table-row table:style-name="ro1">
          <table:table-cell office:value-type="float" office:value="227.644043">
            <text:p>227,64404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0244">
            <text:p>0,10244</text:p>
          </table:table-cell>
          <table:table-cell office:value-type="float" office:value="-2.450588">
            <text:p>-2,450588</text:p>
          </table:table-cell>
          <table:table-cell table:number-columns-repeated="1019"/>
        </table:table-row>
        <table:table-row table:style-name="ro1">
          <table:table-cell office:value-type="float" office:value="230.420181">
            <text:p>230,42018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03689">
            <text:p>0,103689</text:p>
          </table:table-cell>
          <table:table-cell office:value-type="float" office:value="-2.450588">
            <text:p>-2,450588</text:p>
          </table:table-cell>
          <table:table-cell table:number-columns-repeated="1019"/>
        </table:table-row>
        <table:table-row table:style-name="ro1">
          <table:table-cell office:value-type="float" office:value="237.36055">
            <text:p>237,36055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06812">
            <text:p>0,106812</text:p>
          </table:table-cell>
          <table:table-cell office:value-type="float" office:value="-2.469706">
            <text:p>-2,469706</text:p>
          </table:table-cell>
          <table:table-cell table:number-columns-repeated="1019"/>
        </table:table-row>
        <table:table-row table:style-name="ro1">
          <table:table-cell office:value-type="float" office:value="237.36055">
            <text:p>237,3605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06812">
            <text:p>0,106812</text:p>
          </table:table-cell>
          <table:table-cell office:value-type="float" office:value="-2.469706">
            <text:p>-2,469706</text:p>
          </table:table-cell>
          <table:table-cell table:number-columns-repeated="1019"/>
        </table:table-row>
        <table:table-row table:style-name="ro1">
          <table:table-cell office:value-type="float" office:value="234.584396">
            <text:p>234,58439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05563">
            <text:p>0,105563</text:p>
          </table:table-cell>
          <table:table-cell office:value-type="float" office:value="-2.488529">
            <text:p>-2,488529</text:p>
          </table:table-cell>
          <table:table-cell table:number-columns-repeated="1019"/>
        </table:table-row>
        <table:table-row table:style-name="ro1">
          <table:table-cell office:value-type="float" office:value="234.584396">
            <text:p>234,58439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05563">
            <text:p>0,105563</text:p>
          </table:table-cell>
          <table:table-cell office:value-type="float" office:value="-2.488529">
            <text:p>-2,488529</text:p>
          </table:table-cell>
          <table:table-cell table:number-columns-repeated="1019"/>
        </table:table-row>
        <table:table-row table:style-name="ro1">
          <table:table-cell office:value-type="float" office:value="238.748627">
            <text:p>238,74862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07437">
            <text:p>0,107437</text:p>
          </table:table-cell>
          <table:table-cell office:value-type="float" office:value="-2.507647">
            <text:p>-2,507647</text:p>
          </table:table-cell>
          <table:table-cell table:number-columns-repeated="1019"/>
        </table:table-row>
        <table:table-row table:style-name="ro1">
          <table:table-cell office:value-type="float" office:value="238.748627">
            <text:p>238,74862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7437">
            <text:p>0,107437</text:p>
          </table:table-cell>
          <table:table-cell office:value-type="float" office:value="-2.507647">
            <text:p>-2,507647</text:p>
          </table:table-cell>
          <table:table-cell table:number-columns-repeated="1019"/>
        </table:table-row>
        <table:table-row table:style-name="ro1">
          <table:table-cell office:value-type="float" office:value="240.136703">
            <text:p>240,13670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2.526765">
            <text:p>-2,526765</text:p>
          </table:table-cell>
          <table:table-cell table:number-columns-repeated="1019"/>
        </table:table-row>
        <table:table-row table:style-name="ro1">
          <table:table-cell office:value-type="float" office:value="240.136703">
            <text:p>240,13670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08062">
            <text:p>0,108062</text:p>
          </table:table-cell>
          <table:table-cell office:value-type="float" office:value="-2.526765">
            <text:p>-2,526765</text:p>
          </table:table-cell>
          <table:table-cell table:number-columns-repeated="1019"/>
        </table:table-row>
        <table:table-row table:style-name="ro1">
          <table:table-cell office:value-type="float" office:value="240.136703">
            <text:p>240,13670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08062">
            <text:p>0,108062</text:p>
          </table:table-cell>
          <table:table-cell office:value-type="float" office:value="-2.545882">
            <text:p>-2,545882</text:p>
          </table:table-cell>
          <table:table-cell table:number-columns-repeated="1019"/>
        </table:table-row>
        <table:table-row table:style-name="ro1">
          <table:table-cell office:value-type="float" office:value="240.136703">
            <text:p>240,13670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08062">
            <text:p>0,108062</text:p>
          </table:table-cell>
          <table:table-cell office:value-type="float" office:value="-2.545882">
            <text:p>-2,545882</text:p>
          </table:table-cell>
          <table:table-cell table:number-columns-repeated="1019"/>
        </table:table-row>
        <table:table-row table:style-name="ro1">
          <table:table-cell office:value-type="float" office:value="241.524765">
            <text:p>241,52476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8686">
            <text:p>0,108686</text:p>
          </table:table-cell>
          <table:table-cell office:value-type="float" office:value="-2.565294">
            <text:p>-2,565294</text:p>
          </table:table-cell>
          <table:table-cell table:number-columns-repeated="1019"/>
        </table:table-row>
        <table:table-row table:style-name="ro1">
          <table:table-cell office:value-type="float" office:value="241.524765">
            <text:p>241,52476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08686">
            <text:p>0,108686</text:p>
          </table:table-cell>
          <table:table-cell office:value-type="float" office:value="-2.565294">
            <text:p>-2,565294</text:p>
          </table:table-cell>
          <table:table-cell table:number-columns-repeated="1019"/>
        </table:table-row>
        <table:table-row table:style-name="ro1">
          <table:table-cell office:value-type="float" office:value="245.688995">
            <text:p>245,68899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1056">
            <text:p>0,11056</text:p>
          </table:table-cell>
          <table:table-cell office:value-type="float" office:value="-2.584706">
            <text:p>-2,584706</text:p>
          </table:table-cell>
          <table:table-cell table:number-columns-repeated="1019"/>
        </table:table-row>
        <table:table-row table:style-name="ro1">
          <table:table-cell office:value-type="float" office:value="245.688995">
            <text:p>245,68899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056">
            <text:p>0,11056</text:p>
          </table:table-cell>
          <table:table-cell office:value-type="float" office:value="-2.584706">
            <text:p>-2,584706</text:p>
          </table:table-cell>
          <table:table-cell table:number-columns-repeated="1019"/>
        </table:table-row>
        <table:table-row table:style-name="ro1">
          <table:table-cell office:value-type="float" office:value="248.465134">
            <text:p>248,46513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11809">
            <text:p>0,111809</text:p>
          </table:table-cell>
          <table:table-cell office:value-type="float" office:value="-2.603529">
            <text:p>-2,603529</text:p>
          </table:table-cell>
          <table:table-cell table:number-columns-repeated="1019"/>
        </table:table-row>
        <table:table-row table:style-name="ro1">
          <table:table-cell office:value-type="float" office:value="248.465134">
            <text:p>248,46513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11809">
            <text:p>0,111809</text:p>
          </table:table-cell>
          <table:table-cell office:value-type="float" office:value="-2.622941">
            <text:p>-2,622941</text:p>
          </table:table-cell>
          <table:table-cell table:number-columns-repeated="1019"/>
        </table:table-row>
        <table:table-row table:style-name="ro1">
          <table:table-cell office:value-type="float" office:value="252.629364">
            <text:p>252,62936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13683">
            <text:p>0,113683</text:p>
          </table:table-cell>
          <table:table-cell office:value-type="float" office:value="-2.622941">
            <text:p>-2,622941</text:p>
          </table:table-cell>
          <table:table-cell table:number-columns-repeated="1019"/>
        </table:table-row>
        <table:table-row table:style-name="ro1">
          <table:table-cell office:value-type="float" office:value="252.629364">
            <text:p>252,62936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3683">
            <text:p>0,113683</text:p>
          </table:table-cell>
          <table:table-cell office:value-type="float" office:value="-2.642059">
            <text:p>-2,642059</text:p>
          </table:table-cell>
          <table:table-cell table:number-columns-repeated="1019"/>
        </table:table-row>
        <table:table-row table:style-name="ro1">
          <table:table-cell office:value-type="float" office:value="251.241287">
            <text:p>251,24128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13059">
            <text:p>0,113059</text:p>
          </table:table-cell>
          <table:table-cell office:value-type="float" office:value="-2.642059">
            <text:p>-2,642059</text:p>
          </table:table-cell>
          <table:table-cell table:number-columns-repeated="1019"/>
        </table:table-row>
        <table:table-row table:style-name="ro1">
          <table:table-cell office:value-type="float" office:value="251.241287">
            <text:p>251,24128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13059">
            <text:p>0,113059</text:p>
          </table:table-cell>
          <table:table-cell office:value-type="float" office:value="-2.660882">
            <text:p>-2,660882</text:p>
          </table:table-cell>
          <table:table-cell table:number-columns-repeated="1019"/>
        </table:table-row>
        <table:table-row table:style-name="ro1">
          <table:table-cell office:value-type="float" office:value="255.405502">
            <text:p>255,40550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4932">
            <text:p>0,114932</text:p>
          </table:table-cell>
          <table:table-cell office:value-type="float" office:value="-2.660882">
            <text:p>-2,660882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16806">
            <text:p>0,116806</text:p>
          </table:table-cell>
          <table:table-cell office:value-type="float" office:value="-2.680294">
            <text:p>-2,680294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16806">
            <text:p>0,116806</text:p>
          </table:table-cell>
          <table:table-cell office:value-type="float" office:value="-2.680294">
            <text:p>-2,680294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16806">
            <text:p>0,116806</text:p>
          </table:table-cell>
          <table:table-cell office:value-type="float" office:value="-2.699118">
            <text:p>-2,699118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16806">
            <text:p>0,116806</text:p>
          </table:table-cell>
          <table:table-cell office:value-type="float" office:value="-2.699118">
            <text:p>-2,699118</text:p>
          </table:table-cell>
          <table:table-cell table:number-columns-repeated="1019"/>
        </table:table-row>
        <table:table-row table:style-name="ro1">
          <table:table-cell office:value-type="float" office:value="263.733948">
            <text:p>263,73394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1868">
            <text:p>0,11868</text:p>
          </table:table-cell>
          <table:table-cell office:value-type="float" office:value="-2.717941">
            <text:p>-2,717941</text:p>
          </table:table-cell>
          <table:table-cell table:number-columns-repeated="1019"/>
        </table:table-row>
        <table:table-row table:style-name="ro1">
          <table:table-cell office:value-type="float" office:value="263.733948">
            <text:p>263,73394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1868">
            <text:p>0,11868</text:p>
          </table:table-cell>
          <table:table-cell office:value-type="float" office:value="-2.717941">
            <text:p>-2,717941</text:p>
          </table:table-cell>
          <table:table-cell table:number-columns-repeated="1019"/>
        </table:table-row>
        <table:table-row table:style-name="ro1">
          <table:table-cell office:value-type="float" office:value="265.122009">
            <text:p>265,12200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19305">
            <text:p>0,119305</text:p>
          </table:table-cell>
          <table:table-cell office:value-type="float" office:value="-2.737353">
            <text:p>-2,737353</text:p>
          </table:table-cell>
          <table:table-cell table:number-columns-repeated="1019"/>
        </table:table-row>
        <table:table-row table:style-name="ro1">
          <table:table-cell office:value-type="float" office:value="265.122009">
            <text:p>265,12200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19305">
            <text:p>0,119305</text:p>
          </table:table-cell>
          <table:table-cell office:value-type="float" office:value="-2.737353">
            <text:p>-2,737353</text:p>
          </table:table-cell>
          <table:table-cell table:number-columns-repeated="1019"/>
        </table:table-row>
        <table:table-row table:style-name="ro1">
          <table:table-cell office:value-type="float" office:value="265.122009">
            <text:p>265,12200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19305">
            <text:p>0,119305</text:p>
          </table:table-cell>
          <table:table-cell office:value-type="float" office:value="-2.757059">
            <text:p>-2,757059</text:p>
          </table:table-cell>
          <table:table-cell table:number-columns-repeated="1019"/>
        </table:table-row>
        <table:table-row table:style-name="ro1">
          <table:table-cell office:value-type="float" office:value="265.122009">
            <text:p>265,12200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9305">
            <text:p>0,119305</text:p>
          </table:table-cell>
          <table:table-cell office:value-type="float" office:value="-2.757059">
            <text:p>-2,757059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22428">
            <text:p>0,122428</text:p>
          </table:table-cell>
          <table:table-cell office:value-type="float" office:value="-2.775588">
            <text:p>-2,775588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2428">
            <text:p>0,122428</text:p>
          </table:table-cell>
          <table:table-cell office:value-type="float" office:value="-2.775588">
            <text:p>-2,775588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22428">
            <text:p>0,122428</text:p>
          </table:table-cell>
          <table:table-cell office:value-type="float" office:value="-2.795294">
            <text:p>-2,795294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22428">
            <text:p>0,122428</text:p>
          </table:table-cell>
          <table:table-cell office:value-type="float" office:value="-2.795294">
            <text:p>-2,795294</text:p>
          </table:table-cell>
          <table:table-cell table:number-columns-repeated="1019"/>
        </table:table-row>
        <table:table-row table:style-name="ro1">
          <table:table-cell office:value-type="float" office:value="273.45047">
            <text:p>273,4504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23053">
            <text:p>0,123053</text:p>
          </table:table-cell>
          <table:table-cell office:value-type="float" office:value="-2.814706">
            <text:p>-2,814706</text:p>
          </table:table-cell>
          <table:table-cell table:number-columns-repeated="1019"/>
        </table:table-row>
        <table:table-row table:style-name="ro1">
          <table:table-cell office:value-type="float" office:value="273.45047">
            <text:p>273,4504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23053">
            <text:p>0,123053</text:p>
          </table:table-cell>
          <table:table-cell office:value-type="float" office:value="-2.814706">
            <text:p>-2,814706</text:p>
          </table:table-cell>
          <table:table-cell table:number-columns-repeated="1019"/>
        </table:table-row>
        <table:table-row table:style-name="ro1">
          <table:table-cell office:value-type="float" office:value="279.002747">
            <text:p>279,002747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25551">
            <text:p>0,125551</text:p>
          </table:table-cell>
          <table:table-cell office:value-type="float" office:value="-2.835">
            <text:p>-2,835</text:p>
          </table:table-cell>
          <table:table-cell table:number-columns-repeated="1019"/>
        </table:table-row>
        <table:table-row table:style-name="ro1">
          <table:table-cell office:value-type="float" office:value="279.002747">
            <text:p>279,00274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25551">
            <text:p>0,125551</text:p>
          </table:table-cell>
          <table:table-cell office:value-type="float" office:value="-2.835">
            <text:p>-2,835</text:p>
          </table:table-cell>
          <table:table-cell table:number-columns-repeated="1019"/>
        </table:table-row>
        <table:table-row table:style-name="ro1">
          <table:table-cell office:value-type="float" office:value="280.390839">
            <text:p>280,39083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26176">
            <text:p>0,126176</text:p>
          </table:table-cell>
          <table:table-cell office:value-type="float" office:value="-2.852647">
            <text:p>-2,852647</text:p>
          </table:table-cell>
          <table:table-cell table:number-columns-repeated="1019"/>
        </table:table-row>
        <table:table-row table:style-name="ro1">
          <table:table-cell office:value-type="float" office:value="280.390839">
            <text:p>280,390839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126176">
            <text:p>0,126176</text:p>
          </table:table-cell>
          <table:table-cell office:value-type="float" office:value="-2.852647">
            <text:p>-2,852647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27425">
            <text:p>0,127425</text:p>
          </table:table-cell>
          <table:table-cell office:value-type="float" office:value="-2.871765">
            <text:p>-2,871765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7425">
            <text:p>0,127425</text:p>
          </table:table-cell>
          <table:table-cell office:value-type="float" office:value="-2.890882">
            <text:p>-2,890882</text:p>
          </table:table-cell>
          <table:table-cell table:number-columns-repeated="1019"/>
        </table:table-row>
        <table:table-row table:style-name="ro1">
          <table:table-cell office:value-type="float" office:value="281.7789">
            <text:p>281,778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6801">
            <text:p>0,126801</text:p>
          </table:table-cell>
          <table:table-cell office:value-type="float" office:value="-2.890882">
            <text:p>-2,890882</text:p>
          </table:table-cell>
          <table:table-cell table:number-columns-repeated="1019"/>
        </table:table-row>
        <table:table-row table:style-name="ro1">
          <table:table-cell office:value-type="float" office:value="288.719269">
            <text:p>288,71926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9924">
            <text:p>0,129924</text:p>
          </table:table-cell>
          <table:table-cell office:value-type="float" office:value="-2.91">
            <text:p>-2,91</text:p>
          </table:table-cell>
          <table:table-cell table:number-columns-repeated="1019"/>
        </table:table-row>
        <table:table-row table:style-name="ro1">
          <table:table-cell office:value-type="float" office:value="288.719269">
            <text:p>288,71926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29924">
            <text:p>0,129924</text:p>
          </table:table-cell>
          <table:table-cell office:value-type="float" office:value="-2.91">
            <text:p>-2,91</text:p>
          </table:table-cell>
          <table:table-cell table:number-columns-repeated="1019"/>
        </table:table-row>
        <table:table-row table:style-name="ro1">
          <table:table-cell office:value-type="float" office:value="285.943115">
            <text:p>285,94311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28674">
            <text:p>0,128674</text:p>
          </table:table-cell>
          <table:table-cell office:value-type="float" office:value="-2.929412">
            <text:p>-2,929412</text:p>
          </table:table-cell>
          <table:table-cell table:number-columns-repeated="1019"/>
        </table:table-row>
        <table:table-row table:style-name="ro1">
          <table:table-cell office:value-type="float" office:value="285.943115">
            <text:p>285,94311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28674">
            <text:p>0,128674</text:p>
          </table:table-cell>
          <table:table-cell office:value-type="float" office:value="-2.929412">
            <text:p>-2,929412</text:p>
          </table:table-cell>
          <table:table-cell table:number-columns-repeated="1019"/>
        </table:table-row>
        <table:table-row table:style-name="ro1">
          <table:table-cell office:value-type="float" office:value="290.10733">
            <text:p>290,107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0548">
            <text:p>0,130548</text:p>
          </table:table-cell>
          <table:table-cell office:value-type="float" office:value="-2.949118">
            <text:p>-2,949118</text:p>
          </table:table-cell>
          <table:table-cell table:number-columns-repeated="1019"/>
        </table:table-row>
        <table:table-row table:style-name="ro1">
          <table:table-cell office:value-type="float" office:value="290.10733">
            <text:p>290,1073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30548">
            <text:p>0,130548</text:p>
          </table:table-cell>
          <table:table-cell office:value-type="float" office:value="-2.949118">
            <text:p>-2,949118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31173">
            <text:p>0,131173</text:p>
          </table:table-cell>
          <table:table-cell office:value-type="float" office:value="-2.967941">
            <text:p>-2,967941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31173">
            <text:p>0,131173</text:p>
          </table:table-cell>
          <table:table-cell office:value-type="float" office:value="-2.967941">
            <text:p>-2,967941</text:p>
          </table:table-cell>
          <table:table-cell table:number-columns-repeated="1019"/>
        </table:table-row>
        <table:table-row table:style-name="ro1">
          <table:table-cell office:value-type="float" office:value="292.883484">
            <text:p>292,88348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1798">
            <text:p>0,131798</text:p>
          </table:table-cell>
          <table:table-cell office:value-type="float" office:value="-2.987059">
            <text:p>-2,987059</text:p>
          </table:table-cell>
          <table:table-cell table:number-columns-repeated="1019"/>
        </table:table-row>
        <table:table-row table:style-name="ro1">
          <table:table-cell office:value-type="float" office:value="292.883484">
            <text:p>292,88348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31798">
            <text:p>0,131798</text:p>
          </table:table-cell>
          <table:table-cell office:value-type="float" office:value="-2.987059">
            <text:p>-2,987059</text:p>
          </table:table-cell>
          <table:table-cell table:number-columns-repeated="1019"/>
        </table:table-row>
        <table:table-row table:style-name="ro1">
          <table:table-cell office:value-type="float" office:value="297.047699">
            <text:p>297,04769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3671">
            <text:p>0,133671</text:p>
          </table:table-cell>
          <table:table-cell office:value-type="float" office:value="-3.006176">
            <text:p>-3,006176</text:p>
          </table:table-cell>
          <table:table-cell table:number-columns-repeated="1019"/>
        </table:table-row>
        <table:table-row table:style-name="ro1">
          <table:table-cell office:value-type="float" office:value="297.047699">
            <text:p>297,04769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33671">
            <text:p>0,133671</text:p>
          </table:table-cell>
          <table:table-cell office:value-type="float" office:value="-3.006176">
            <text:p>-3,006176</text:p>
          </table:table-cell>
          <table:table-cell table:number-columns-repeated="1019"/>
        </table:table-row>
        <table:table-row table:style-name="ro1">
          <table:table-cell office:value-type="float" office:value="297.047699">
            <text:p>297,04769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33671">
            <text:p>0,133671</text:p>
          </table:table-cell>
          <table:table-cell office:value-type="float" office:value="-3.025">
            <text:p>-3,025</text:p>
          </table:table-cell>
          <table:table-cell table:number-columns-repeated="1019"/>
        </table:table-row>
        <table:table-row table:style-name="ro1">
          <table:table-cell office:value-type="float" office:value="297.047699">
            <text:p>297,04769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3671">
            <text:p>0,133671</text:p>
          </table:table-cell>
          <table:table-cell office:value-type="float" office:value="-3.025">
            <text:p>-3,025</text:p>
          </table:table-cell>
          <table:table-cell table:number-columns-repeated="1019"/>
        </table:table-row>
        <table:table-row table:style-name="ro1">
          <table:table-cell office:value-type="float" office:value="301.211914">
            <text:p>301,21191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35545">
            <text:p>0,135545</text:p>
          </table:table-cell>
          <table:table-cell office:value-type="float" office:value="-3.044118">
            <text:p>-3,044118</text:p>
          </table:table-cell>
          <table:table-cell table:number-columns-repeated="1019"/>
        </table:table-row>
        <table:table-row table:style-name="ro1">
          <table:table-cell office:value-type="float" office:value="301.211914">
            <text:p>301,211914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35545">
            <text:p>0,135545</text:p>
          </table:table-cell>
          <table:table-cell office:value-type="float" office:value="-3.044118">
            <text:p>-3,044118</text:p>
          </table:table-cell>
          <table:table-cell table:number-columns-repeated="1019"/>
        </table:table-row>
        <table:table-row table:style-name="ro1">
          <table:table-cell office:value-type="float" office:value="303.988068">
            <text:p>303,988068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36795">
            <text:p>0,136795</text:p>
          </table:table-cell>
          <table:table-cell office:value-type="float" office:value="-3.065882">
            <text:p>-3,065882</text:p>
          </table:table-cell>
          <table:table-cell table:number-columns-repeated="1019"/>
        </table:table-row>
        <table:table-row table:style-name="ro1">
          <table:table-cell office:value-type="float" office:value="303.988068">
            <text:p>303,98806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6795">
            <text:p>0,136795</text:p>
          </table:table-cell>
          <table:table-cell office:value-type="float" office:value="-3.065882">
            <text:p>-3,065882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37419">
            <text:p>0,137419</text:p>
          </table:table-cell>
          <table:table-cell office:value-type="float" office:value="-3.085294">
            <text:p>-3,085294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37419">
            <text:p>0,137419</text:p>
          </table:table-cell>
          <table:table-cell office:value-type="float" office:value="-3.085294">
            <text:p>-3,085294</text:p>
          </table:table-cell>
          <table:table-cell table:number-columns-repeated="1019"/>
        </table:table-row>
        <table:table-row table:style-name="ro1">
          <table:table-cell office:value-type="float" office:value="308.152283">
            <text:p>308,15228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38669">
            <text:p>0,138669</text:p>
          </table:table-cell>
          <table:table-cell office:value-type="float" office:value="-3.104118">
            <text:p>-3,104118</text:p>
          </table:table-cell>
          <table:table-cell table:number-columns-repeated="1019"/>
        </table:table-row>
        <table:table-row table:style-name="ro1">
          <table:table-cell office:value-type="float" office:value="308.152283">
            <text:p>308,15228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8669">
            <text:p>0,138669</text:p>
          </table:table-cell>
          <table:table-cell office:value-type="float" office:value="-3.104118">
            <text:p>-3,104118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40542">
            <text:p>0,140542</text:p>
          </table:table-cell>
          <table:table-cell office:value-type="float" office:value="-3.123235">
            <text:p>-3,123235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40542">
            <text:p>0,140542</text:p>
          </table:table-cell>
          <table:table-cell office:value-type="float" office:value="-3.123235">
            <text:p>-3,123235</text:p>
          </table:table-cell>
          <table:table-cell table:number-columns-repeated="1019"/>
        </table:table-row>
        <table:table-row table:style-name="ro1">
          <table:table-cell office:value-type="float" office:value="310.928436">
            <text:p>310,92843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9918">
            <text:p>0,139918</text:p>
          </table:table-cell>
          <table:table-cell office:value-type="float" office:value="-3.143235">
            <text:p>-3,143235</text:p>
          </table:table-cell>
          <table:table-cell table:number-columns-repeated="1019"/>
        </table:table-row>
        <table:table-row table:style-name="ro1">
          <table:table-cell office:value-type="float" office:value="310.928436">
            <text:p>310,92843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9918">
            <text:p>0,139918</text:p>
          </table:table-cell>
          <table:table-cell office:value-type="float" office:value="-3.161765">
            <text:p>-3,161765</text:p>
          </table:table-cell>
          <table:table-cell table:number-columns-repeated="1019"/>
        </table:table-row>
        <table:table-row table:style-name="ro1">
          <table:table-cell office:value-type="float" office:value="316.480743">
            <text:p>316,48074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42416">
            <text:p>0,142416</text:p>
          </table:table-cell>
          <table:table-cell office:value-type="float" office:value="-3.161765">
            <text:p>-3,161765</text:p>
          </table:table-cell>
          <table:table-cell table:number-columns-repeated="1019"/>
        </table:table-row>
        <table:table-row table:style-name="ro1">
          <table:table-cell office:value-type="float" office:value="316.480743">
            <text:p>316,48074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2416">
            <text:p>0,142416</text:p>
          </table:table-cell>
          <table:table-cell office:value-type="float" office:value="-3.180882">
            <text:p>-3,180882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43666">
            <text:p>0,143666</text:p>
          </table:table-cell>
          <table:table-cell office:value-type="float" office:value="-3.180882">
            <text:p>-3,180882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43666">
            <text:p>0,143666</text:p>
          </table:table-cell>
          <table:table-cell office:value-type="float" office:value="-3.200294">
            <text:p>-3,200294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43666">
            <text:p>0,143666</text:p>
          </table:table-cell>
          <table:table-cell office:value-type="float" office:value="-3.200294">
            <text:p>-3,200294</text:p>
          </table:table-cell>
          <table:table-cell table:number-columns-repeated="1019"/>
        </table:table-row>
        <table:table-row table:style-name="ro1">
          <table:table-cell office:value-type="float" office:value="320.644958">
            <text:p>320,64495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429">
            <text:p>0,14429</text:p>
          </table:table-cell>
          <table:table-cell office:value-type="float" office:value="-3.219118">
            <text:p>-3,219118</text:p>
          </table:table-cell>
          <table:table-cell table:number-columns-repeated="1019"/>
        </table:table-row>
        <table:table-row table:style-name="ro1">
          <table:table-cell office:value-type="float" office:value="320.644958">
            <text:p>320,64495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4429">
            <text:p>0,14429</text:p>
          </table:table-cell>
          <table:table-cell office:value-type="float" office:value="-3.219118">
            <text:p>-3,219118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46164">
            <text:p>0,146164</text:p>
          </table:table-cell>
          <table:table-cell office:value-type="float" office:value="-3.238529">
            <text:p>-3,238529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46164">
            <text:p>0,146164</text:p>
          </table:table-cell>
          <table:table-cell office:value-type="float" office:value="-3.238529">
            <text:p>-3,238529</text:p>
          </table:table-cell>
          <table:table-cell table:number-columns-repeated="1019"/>
        </table:table-row>
        <table:table-row table:style-name="ro1">
          <table:table-cell office:value-type="float" office:value="328.973389">
            <text:p>328,97338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48038">
            <text:p>0,148038</text:p>
          </table:table-cell>
          <table:table-cell office:value-type="float" office:value="-3.257647">
            <text:p>-3,257647</text:p>
          </table:table-cell>
          <table:table-cell table:number-columns-repeated="1019"/>
        </table:table-row>
        <table:table-row table:style-name="ro1">
          <table:table-cell office:value-type="float" office:value="328.973389">
            <text:p>328,9733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48038">
            <text:p>0,148038</text:p>
          </table:table-cell>
          <table:table-cell office:value-type="float" office:value="-3.257647">
            <text:p>-3,257647</text:p>
          </table:table-cell>
          <table:table-cell table:number-columns-repeated="1019"/>
        </table:table-row>
        <table:table-row table:style-name="ro1">
          <table:table-cell office:value-type="float" office:value="331.749542">
            <text:p>331,74954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49287">
            <text:p>0,149287</text:p>
          </table:table-cell>
          <table:table-cell office:value-type="float" office:value="-3.277059">
            <text:p>-3,277059</text:p>
          </table:table-cell>
          <table:table-cell table:number-columns-repeated="1019"/>
        </table:table-row>
        <table:table-row table:style-name="ro1">
          <table:table-cell office:value-type="float" office:value="331.749542">
            <text:p>331,74954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9287">
            <text:p>0,149287</text:p>
          </table:table-cell>
          <table:table-cell office:value-type="float" office:value="-3.277059">
            <text:p>-3,277059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49912">
            <text:p>0,149912</text:p>
          </table:table-cell>
          <table:table-cell office:value-type="float" office:value="-3.296176">
            <text:p>-3,296176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49912">
            <text:p>0,149912</text:p>
          </table:table-cell>
          <table:table-cell office:value-type="float" office:value="-3.296176">
            <text:p>-3,296176</text:p>
          </table:table-cell>
          <table:table-cell table:number-columns-repeated="1019"/>
        </table:table-row>
        <table:table-row table:style-name="ro1">
          <table:table-cell office:value-type="float" office:value="335.913757">
            <text:p>335,91375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51161">
            <text:p>0,151161</text:p>
          </table:table-cell>
          <table:table-cell office:value-type="float" office:value="-3.315">
            <text:p>-3,315</text:p>
          </table:table-cell>
          <table:table-cell table:number-columns-repeated="1019"/>
        </table:table-row>
        <table:table-row table:style-name="ro1">
          <table:table-cell office:value-type="float" office:value="335.913757">
            <text:p>335,91375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51161">
            <text:p>0,151161</text:p>
          </table:table-cell>
          <table:table-cell office:value-type="float" office:value="-3.315">
            <text:p>-3,315</text:p>
          </table:table-cell>
          <table:table-cell table:number-columns-repeated="1019"/>
        </table:table-row>
        <table:table-row table:style-name="ro1">
          <table:table-cell office:value-type="float" office:value="335.913757">
            <text:p>335,91375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51161">
            <text:p>0,151161</text:p>
          </table:table-cell>
          <table:table-cell office:value-type="float" office:value="-3.334706">
            <text:p>-3,334706</text:p>
          </table:table-cell>
          <table:table-cell table:number-columns-repeated="1019"/>
        </table:table-row>
        <table:table-row table:style-name="ro1">
          <table:table-cell office:value-type="float" office:value="335.913757">
            <text:p>335,9137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1161">
            <text:p>0,151161</text:p>
          </table:table-cell>
          <table:table-cell office:value-type="float" office:value="-3.334706">
            <text:p>-3,334706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241">
            <text:p>0,15241</text:p>
          </table:table-cell>
          <table:table-cell office:value-type="float" office:value="-3.354412">
            <text:p>-3,354412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15241">
            <text:p>0,15241</text:p>
          </table:table-cell>
          <table:table-cell office:value-type="float" office:value="-3.354412">
            <text:p>-3,354412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5241">
            <text:p>0,15241</text:p>
          </table:table-cell>
          <table:table-cell office:value-type="float" office:value="-3.374412">
            <text:p>-3,374412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5241">
            <text:p>0,15241</text:p>
          </table:table-cell>
          <table:table-cell office:value-type="float" office:value="-3.374412">
            <text:p>-3,374412</text:p>
          </table:table-cell>
          <table:table-cell table:number-columns-repeated="1019"/>
        </table:table-row>
        <table:table-row table:style-name="ro1">
          <table:table-cell office:value-type="float" office:value="340.077972">
            <text:p>340,07797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53035">
            <text:p>0,153035</text:p>
          </table:table-cell>
          <table:table-cell office:value-type="float" office:value="-3.394118">
            <text:p>-3,394118</text:p>
          </table:table-cell>
          <table:table-cell table:number-columns-repeated="1019"/>
        </table:table-row>
        <table:table-row table:style-name="ro1">
          <table:table-cell office:value-type="float" office:value="340.077972">
            <text:p>340,07797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53035">
            <text:p>0,153035</text:p>
          </table:table-cell>
          <table:table-cell office:value-type="float" office:value="-3.394118">
            <text:p>-3,394118</text:p>
          </table:table-cell>
          <table:table-cell table:number-columns-repeated="1019"/>
        </table:table-row>
        <table:table-row table:style-name="ro1">
          <table:table-cell office:value-type="float" office:value="342.854126">
            <text:p>342,85412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54284">
            <text:p>0,154284</text:p>
          </table:table-cell>
          <table:table-cell office:value-type="float" office:value="-3.413824">
            <text:p>-3,413824</text:p>
          </table:table-cell>
          <table:table-cell table:number-columns-repeated="1019"/>
        </table:table-row>
        <table:table-row table:style-name="ro1">
          <table:table-cell office:value-type="float" office:value="342.854126">
            <text:p>342,85412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54284">
            <text:p>0,154284</text:p>
          </table:table-cell>
          <table:table-cell office:value-type="float" office:value="-3.413824">
            <text:p>-3,413824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56158">
            <text:p>0,156158</text:p>
          </table:table-cell>
          <table:table-cell office:value-type="float" office:value="-3.431765">
            <text:p>-3,431765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56158">
            <text:p>0,156158</text:p>
          </table:table-cell>
          <table:table-cell office:value-type="float" office:value="-3.451471">
            <text:p>-3,451471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57408">
            <text:p>0,157408</text:p>
          </table:table-cell>
          <table:table-cell office:value-type="float" office:value="-3.451471">
            <text:p>-3,451471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57408">
            <text:p>0,157408</text:p>
          </table:table-cell>
          <table:table-cell office:value-type="float" office:value="-3.470588">
            <text:p>-3,470588</text:p>
          </table:table-cell>
          <table:table-cell table:number-columns-repeated="1019"/>
        </table:table-row>
        <table:table-row table:style-name="ro1">
          <table:table-cell office:value-type="float" office:value="351.182556">
            <text:p>351,18255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58032">
            <text:p>0,158032</text:p>
          </table:table-cell>
          <table:table-cell office:value-type="float" office:value="-3.470588">
            <text:p>-3,470588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59906">
            <text:p>0,159906</text:p>
          </table:table-cell>
          <table:table-cell office:value-type="float" office:value="-3.489412">
            <text:p>-3,489412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59906">
            <text:p>0,159906</text:p>
          </table:table-cell>
          <table:table-cell office:value-type="float" office:value="-3.489412">
            <text:p>-3,489412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59906">
            <text:p>0,159906</text:p>
          </table:table-cell>
          <table:table-cell office:value-type="float" office:value="-3.508529">
            <text:p>-3,508529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9906">
            <text:p>0,159906</text:p>
          </table:table-cell>
          <table:table-cell office:value-type="float" office:value="-3.508529">
            <text:p>-3,508529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63029">
            <text:p>0,163029</text:p>
          </table:table-cell>
          <table:table-cell office:value-type="float" office:value="-3.527353">
            <text:p>-3,527353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163029">
            <text:p>0,163029</text:p>
          </table:table-cell>
          <table:table-cell office:value-type="float" office:value="-3.527353">
            <text:p>-3,527353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63029">
            <text:p>0,163029</text:p>
          </table:table-cell>
          <table:table-cell office:value-type="float" office:value="-3.546471">
            <text:p>-3,546471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63029">
            <text:p>0,163029</text:p>
          </table:table-cell>
          <table:table-cell office:value-type="float" office:value="-3.546471">
            <text:p>-3,546471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64278">
            <text:p>0,164278</text:p>
          </table:table-cell>
          <table:table-cell office:value-type="float" office:value="-3.565588">
            <text:p>-3,565588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64278">
            <text:p>0,164278</text:p>
          </table:table-cell>
          <table:table-cell office:value-type="float" office:value="-3.565588">
            <text:p>-3,565588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64278">
            <text:p>0,164278</text:p>
          </table:table-cell>
          <table:table-cell office:value-type="float" office:value="-3.585">
            <text:p>-3,585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64278">
            <text:p>0,164278</text:p>
          </table:table-cell>
          <table:table-cell office:value-type="float" office:value="-3.585">
            <text:p>-3,585</text:p>
          </table:table-cell>
          <table:table-cell table:number-columns-repeated="1019"/>
        </table:table-row>
        <table:table-row table:style-name="ro1">
          <table:table-cell office:value-type="float" office:value="367.839447">
            <text:p>367,83944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65528">
            <text:p>0,165528</text:p>
          </table:table-cell>
          <table:table-cell office:value-type="float" office:value="-3.604412">
            <text:p>-3,604412</text:p>
          </table:table-cell>
          <table:table-cell table:number-columns-repeated="1019"/>
        </table:table-row>
        <table:table-row table:style-name="ro1">
          <table:table-cell office:value-type="float" office:value="367.839447">
            <text:p>367,83944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65528">
            <text:p>0,165528</text:p>
          </table:table-cell>
          <table:table-cell office:value-type="float" office:value="-3.604412">
            <text:p>-3,604412</text:p>
          </table:table-cell>
          <table:table-cell table:number-columns-repeated="1019"/>
        </table:table-row>
        <table:table-row table:style-name="ro1">
          <table:table-cell office:value-type="float" office:value="372.003662">
            <text:p>372,00366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67402">
            <text:p>0,167402</text:p>
          </table:table-cell>
          <table:table-cell office:value-type="float" office:value="-3.625">
            <text:p>-3,625</text:p>
          </table:table-cell>
          <table:table-cell table:number-columns-repeated="1019"/>
        </table:table-row>
        <table:table-row table:style-name="ro1">
          <table:table-cell office:value-type="float" office:value="372.003662">
            <text:p>372,00366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67402">
            <text:p>0,167402</text:p>
          </table:table-cell>
          <table:table-cell office:value-type="float" office:value="-3.625">
            <text:p>-3,625</text:p>
          </table:table-cell>
          <table:table-cell table:number-columns-repeated="1019"/>
        </table:table-row>
        <table:table-row table:style-name="ro1">
          <table:table-cell office:value-type="float" office:value="372.003662">
            <text:p>372,003662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67402">
            <text:p>0,167402</text:p>
          </table:table-cell>
          <table:table-cell office:value-type="float" office:value="-3.642941">
            <text:p>-3,642941</text:p>
          </table:table-cell>
          <table:table-cell table:number-columns-repeated="1019"/>
        </table:table-row>
        <table:table-row table:style-name="ro1">
          <table:table-cell office:value-type="float" office:value="372.003662">
            <text:p>372,00366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67402">
            <text:p>0,167402</text:p>
          </table:table-cell>
          <table:table-cell office:value-type="float" office:value="-3.661765">
            <text:p>-3,661765</text:p>
          </table:table-cell>
          <table:table-cell table:number-columns-repeated="1019"/>
        </table:table-row>
        <table:table-row table:style-name="ro1">
          <table:table-cell office:value-type="float" office:value="373.391754">
            <text:p>373,39175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68026">
            <text:p>0,168026</text:p>
          </table:table-cell>
          <table:table-cell office:value-type="float" office:value="-3.661765">
            <text:p>-3,661765</text:p>
          </table:table-cell>
          <table:table-cell table:number-columns-repeated="1019"/>
        </table:table-row>
        <table:table-row table:style-name="ro1">
          <table:table-cell office:value-type="float" office:value="373.391754">
            <text:p>373,39175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68026">
            <text:p>0,168026</text:p>
          </table:table-cell>
          <table:table-cell office:value-type="float" office:value="-3.680882">
            <text:p>-3,680882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699">
            <text:p>0,1699</text:p>
          </table:table-cell>
          <table:table-cell office:value-type="float" office:value="-3.680882">
            <text:p>-3,680882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699">
            <text:p>0,1699</text:p>
          </table:table-cell>
          <table:table-cell office:value-type="float" office:value="-3.700294">
            <text:p>-3,700294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699">
            <text:p>0,1699</text:p>
          </table:table-cell>
          <table:table-cell office:value-type="float" office:value="-3.700294">
            <text:p>-3,700294</text:p>
          </table:table-cell>
          <table:table-cell table:number-columns-repeated="1019"/>
        </table:table-row>
        <table:table-row table:style-name="ro1">
          <table:table-cell office:value-type="float" office:value="381.720184">
            <text:p>381,72018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71774">
            <text:p>0,171774</text:p>
          </table:table-cell>
          <table:table-cell office:value-type="float" office:value="-3.718823">
            <text:p>-3,718823</text:p>
          </table:table-cell>
          <table:table-cell table:number-columns-repeated="1019"/>
        </table:table-row>
        <table:table-row table:style-name="ro1">
          <table:table-cell office:value-type="float" office:value="381.720184">
            <text:p>381,720184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71774">
            <text:p>0,171774</text:p>
          </table:table-cell>
          <table:table-cell office:value-type="float" office:value="-3.718823">
            <text:p>-3,718823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73648">
            <text:p>0,173648</text:p>
          </table:table-cell>
          <table:table-cell office:value-type="float" office:value="-3.738235">
            <text:p>-3,738235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173648">
            <text:p>0,173648</text:p>
          </table:table-cell>
          <table:table-cell office:value-type="float" office:value="-3.738235">
            <text:p>-3,738235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73648">
            <text:p>0,173648</text:p>
          </table:table-cell>
          <table:table-cell office:value-type="float" office:value="-3.757647">
            <text:p>-3,757647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73648">
            <text:p>0,173648</text:p>
          </table:table-cell>
          <table:table-cell office:value-type="float" office:value="-3.757647">
            <text:p>-3,757647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75522">
            <text:p>0,175522</text:p>
          </table:table-cell>
          <table:table-cell office:value-type="float" office:value="-3.776471">
            <text:p>-3,776471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75522">
            <text:p>0,175522</text:p>
          </table:table-cell>
          <table:table-cell office:value-type="float" office:value="-3.776471">
            <text:p>-3,776471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76147">
            <text:p>0,176147</text:p>
          </table:table-cell>
          <table:table-cell office:value-type="float" office:value="-3.795882">
            <text:p>-3,795882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6147">
            <text:p>0,176147</text:p>
          </table:table-cell>
          <table:table-cell office:value-type="float" office:value="-3.795882">
            <text:p>-3,795882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77396">
            <text:p>0,177396</text:p>
          </table:table-cell>
          <table:table-cell office:value-type="float" office:value="-3.814706">
            <text:p>-3,814706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77396">
            <text:p>0,177396</text:p>
          </table:table-cell>
          <table:table-cell office:value-type="float" office:value="-3.814706">
            <text:p>-3,814706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78645">
            <text:p>0,178645</text:p>
          </table:table-cell>
          <table:table-cell office:value-type="float" office:value="-3.834412">
            <text:p>-3,834412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78645">
            <text:p>0,178645</text:p>
          </table:table-cell>
          <table:table-cell office:value-type="float" office:value="-3.834412">
            <text:p>-3,834412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79894">
            <text:p>0,179894</text:p>
          </table:table-cell>
          <table:table-cell office:value-type="float" office:value="-3.854118">
            <text:p>-3,854118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79894">
            <text:p>0,179894</text:p>
          </table:table-cell>
          <table:table-cell office:value-type="float" office:value="-3.854118">
            <text:p>-3,854118</text:p>
          </table:table-cell>
          <table:table-cell table:number-columns-repeated="1019"/>
        </table:table-row>
        <table:table-row table:style-name="ro1">
          <table:table-cell office:value-type="float" office:value="401.153198">
            <text:p>401,15319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80519">
            <text:p>0,180519</text:p>
          </table:table-cell>
          <table:table-cell office:value-type="float" office:value="-3.873235">
            <text:p>-3,873235</text:p>
          </table:table-cell>
          <table:table-cell table:number-columns-repeated="1019"/>
        </table:table-row>
        <table:table-row table:style-name="ro1">
          <table:table-cell office:value-type="float" office:value="401.153198">
            <text:p>401,15319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80519">
            <text:p>0,180519</text:p>
          </table:table-cell>
          <table:table-cell office:value-type="float" office:value="-3.873235">
            <text:p>-3,873235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81144">
            <text:p>0,181144</text:p>
          </table:table-cell>
          <table:table-cell office:value-type="float" office:value="-3.895294">
            <text:p>-3,895294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81144">
            <text:p>0,181144</text:p>
          </table:table-cell>
          <table:table-cell office:value-type="float" office:value="-3.895294">
            <text:p>-3,895294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81144">
            <text:p>0,181144</text:p>
          </table:table-cell>
          <table:table-cell office:value-type="float" office:value="-3.912059">
            <text:p>-3,912059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81144">
            <text:p>0,181144</text:p>
          </table:table-cell>
          <table:table-cell office:value-type="float" office:value="-3.931176">
            <text:p>-3,931176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82393">
            <text:p>0,182393</text:p>
          </table:table-cell>
          <table:table-cell office:value-type="float" office:value="-3.931176">
            <text:p>-3,931176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2393">
            <text:p>0,182393</text:p>
          </table:table-cell>
          <table:table-cell office:value-type="float" office:value="-3.950588">
            <text:p>-3,950588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81768">
            <text:p>0,181768</text:p>
          </table:table-cell>
          <table:table-cell office:value-type="float" office:value="-3.950588">
            <text:p>-3,950588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84891">
            <text:p>0,184891</text:p>
          </table:table-cell>
          <table:table-cell office:value-type="float" office:value="-3.969706">
            <text:p>-3,969706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84891">
            <text:p>0,184891</text:p>
          </table:table-cell>
          <table:table-cell office:value-type="float" office:value="-3.969706">
            <text:p>-3,969706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85516">
            <text:p>0,185516</text:p>
          </table:table-cell>
          <table:table-cell office:value-type="float" office:value="-3.988529">
            <text:p>-3,988529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185516">
            <text:p>0,185516</text:p>
          </table:table-cell>
          <table:table-cell office:value-type="float" office:value="-3.988529">
            <text:p>-3,988529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86141">
            <text:p>0,186141</text:p>
          </table:table-cell>
          <table:table-cell office:value-type="float" office:value="-4.007353">
            <text:p>-4,007353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86141">
            <text:p>0,186141</text:p>
          </table:table-cell>
          <table:table-cell office:value-type="float" office:value="-4.007353">
            <text:p>-4,007353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8739">
            <text:p>0,18739</text:p>
          </table:table-cell>
          <table:table-cell office:value-type="float" office:value="-4.027059">
            <text:p>-4,027059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18739">
            <text:p>0,18739</text:p>
          </table:table-cell>
          <table:table-cell office:value-type="float" office:value="-4.027059">
            <text:p>-4,027059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189264">
            <text:p>0,189264</text:p>
          </table:table-cell>
          <table:table-cell office:value-type="float" office:value="-4.046176">
            <text:p>-4,046176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89264">
            <text:p>0,189264</text:p>
          </table:table-cell>
          <table:table-cell office:value-type="float" office:value="-4.046176">
            <text:p>-4,046176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89264">
            <text:p>0,189264</text:p>
          </table:table-cell>
          <table:table-cell office:value-type="float" office:value="-4.065">
            <text:p>-4,065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89264">
            <text:p>0,189264</text:p>
          </table:table-cell>
          <table:table-cell office:value-type="float" office:value="-4.065">
            <text:p>-4,065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189888">
            <text:p>0,189888</text:p>
          </table:table-cell>
          <table:table-cell office:value-type="float" office:value="-4.084117">
            <text:p>-4,084117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9888">
            <text:p>0,189888</text:p>
          </table:table-cell>
          <table:table-cell office:value-type="float" office:value="-4.084117">
            <text:p>-4,084117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1762">
            <text:p>0,191762</text:p>
          </table:table-cell>
          <table:table-cell office:value-type="float" office:value="-4.103824">
            <text:p>-4,103824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1762">
            <text:p>0,191762</text:p>
          </table:table-cell>
          <table:table-cell office:value-type="float" office:value="-4.103824">
            <text:p>-4,103824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91762">
            <text:p>0,191762</text:p>
          </table:table-cell>
          <table:table-cell office:value-type="float" office:value="-4.122941">
            <text:p>-4,122941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91762">
            <text:p>0,191762</text:p>
          </table:table-cell>
          <table:table-cell office:value-type="float" office:value="-4.122941">
            <text:p>-4,122941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93636">
            <text:p>0,193636</text:p>
          </table:table-cell>
          <table:table-cell office:value-type="float" office:value="-4.142353">
            <text:p>-4,142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93636">
            <text:p>0,193636</text:p>
          </table:table-cell>
          <table:table-cell office:value-type="float" office:value="-4.16147">
            <text:p>-4,1614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93636">
            <text:p>0,193636</text:p>
          </table:table-cell>
          <table:table-cell office:value-type="float" office:value="-4.16147">
            <text:p>-4,1614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93636">
            <text:p>0,193636</text:p>
          </table:table-cell>
          <table:table-cell office:value-type="float" office:value="-4.180588">
            <text:p>-4,180588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96135">
            <text:p>0,196135</text:p>
          </table:table-cell>
          <table:table-cell office:value-type="float" office:value="-4.180588">
            <text:p>-4,180588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96135">
            <text:p>0,196135</text:p>
          </table:table-cell>
          <table:table-cell office:value-type="float" office:value="-4.199412">
            <text:p>-4,199412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96135">
            <text:p>0,196135</text:p>
          </table:table-cell>
          <table:table-cell office:value-type="float" office:value="-4.199412">
            <text:p>-4,199412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96135">
            <text:p>0,196135</text:p>
          </table:table-cell>
          <table:table-cell office:value-type="float" office:value="-4.218235">
            <text:p>-4,218235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96135">
            <text:p>0,196135</text:p>
          </table:table-cell>
          <table:table-cell office:value-type="float" office:value="-4.218235">
            <text:p>-4,218235</text:p>
          </table:table-cell>
          <table:table-cell table:number-columns-repeated="1019"/>
        </table:table-row>
        <table:table-row table:style-name="ro1">
          <table:table-cell office:value-type="float" office:value="442.79541">
            <text:p>442,7954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99258">
            <text:p>0,199258</text:p>
          </table:table-cell>
          <table:table-cell office:value-type="float" office:value="-4.237647">
            <text:p>-4,237647</text:p>
          </table:table-cell>
          <table:table-cell table:number-columns-repeated="1019"/>
        </table:table-row>
        <table:table-row table:style-name="ro1">
          <table:table-cell office:value-type="float" office:value="442.79541">
            <text:p>442,7954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99258">
            <text:p>0,199258</text:p>
          </table:table-cell>
          <table:table-cell office:value-type="float" office:value="-4.237647">
            <text:p>-4,237647</text:p>
          </table:table-cell>
          <table:table-cell table:number-columns-repeated="1019"/>
        </table:table-row>
        <table:table-row table:style-name="ro1">
          <table:table-cell office:value-type="float" office:value="441.407349">
            <text:p>441,40734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98633">
            <text:p>0,198633</text:p>
          </table:table-cell>
          <table:table-cell office:value-type="float" office:value="-4.256765">
            <text:p>-4,256765</text:p>
          </table:table-cell>
          <table:table-cell table:number-columns-repeated="1019"/>
        </table:table-row>
        <table:table-row table:style-name="ro1">
          <table:table-cell office:value-type="float" office:value="441.407349">
            <text:p>441,407349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198633">
            <text:p>0,198633</text:p>
          </table:table-cell>
          <table:table-cell office:value-type="float" office:value="-4.256765">
            <text:p>-4,256765</text:p>
          </table:table-cell>
          <table:table-cell table:number-columns-repeated="1019"/>
        </table:table-row>
        <table:table-row table:style-name="ro1">
          <table:table-cell office:value-type="float" office:value="444.183472">
            <text:p>444,18347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99883">
            <text:p>0,199883</text:p>
          </table:table-cell>
          <table:table-cell office:value-type="float" office:value="-4.276176">
            <text:p>-4,276176</text:p>
          </table:table-cell>
          <table:table-cell table:number-columns-repeated="1019"/>
        </table:table-row>
        <table:table-row table:style-name="ro1">
          <table:table-cell office:value-type="float" office:value="444.183472">
            <text:p>444,18347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99883">
            <text:p>0,199883</text:p>
          </table:table-cell>
          <table:table-cell office:value-type="float" office:value="-4.276176">
            <text:p>-4,276176</text:p>
          </table:table-cell>
          <table:table-cell table:number-columns-repeated="1019"/>
        </table:table-row>
        <table:table-row table:style-name="ro1">
          <table:table-cell office:value-type="float" office:value="441.407349">
            <text:p>441,40734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98633">
            <text:p>0,198633</text:p>
          </table:table-cell>
          <table:table-cell office:value-type="float" office:value="-4.295294">
            <text:p>-4,295294</text:p>
          </table:table-cell>
          <table:table-cell table:number-columns-repeated="1019"/>
        </table:table-row>
        <table:table-row table:style-name="ro1">
          <table:table-cell office:value-type="float" office:value="441.407349">
            <text:p>441,40734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98633">
            <text:p>0,198633</text:p>
          </table:table-cell>
          <table:table-cell office:value-type="float" office:value="-4.295294">
            <text:p>-4,295294</text:p>
          </table:table-cell>
          <table:table-cell table:number-columns-repeated="1019"/>
        </table:table-row>
        <table:table-row table:style-name="ro1">
          <table:table-cell office:value-type="float" office:value="445.571564">
            <text:p>445,57156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00507">
            <text:p>0,200507</text:p>
          </table:table-cell>
          <table:table-cell office:value-type="float" office:value="-4.314706">
            <text:p>-4,314706</text:p>
          </table:table-cell>
          <table:table-cell table:number-columns-repeated="1019"/>
        </table:table-row>
        <table:table-row table:style-name="ro1">
          <table:table-cell office:value-type="float" office:value="445.571564">
            <text:p>445,57156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00507">
            <text:p>0,200507</text:p>
          </table:table-cell>
          <table:table-cell office:value-type="float" office:value="-4.314706">
            <text:p>-4,314706</text:p>
          </table:table-cell>
          <table:table-cell table:number-columns-repeated="1019"/>
        </table:table-row>
        <table:table-row table:style-name="ro1">
          <table:table-cell office:value-type="float" office:value="448.347717">
            <text:p>448,34771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01756">
            <text:p>0,201756</text:p>
          </table:table-cell>
          <table:table-cell office:value-type="float" office:value="-4.333824">
            <text:p>-4,333824</text:p>
          </table:table-cell>
          <table:table-cell table:number-columns-repeated="1019"/>
        </table:table-row>
        <table:table-row table:style-name="ro1">
          <table:table-cell office:value-type="float" office:value="448.347717">
            <text:p>448,34771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01756">
            <text:p>0,201756</text:p>
          </table:table-cell>
          <table:table-cell office:value-type="float" office:value="-4.333824">
            <text:p>-4,333824</text:p>
          </table:table-cell>
          <table:table-cell table:number-columns-repeated="1019"/>
        </table:table-row>
        <table:table-row table:style-name="ro1">
          <table:table-cell office:value-type="float" office:value="452.511932">
            <text:p>452,51193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0363">
            <text:p>0,20363</text:p>
          </table:table-cell>
          <table:table-cell office:value-type="float" office:value="-4.352941">
            <text:p>-4,352941</text:p>
          </table:table-cell>
          <table:table-cell table:number-columns-repeated="1019"/>
        </table:table-row>
        <table:table-row table:style-name="ro1">
          <table:table-cell office:value-type="float" office:value="452.511932">
            <text:p>452,511932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0363">
            <text:p>0,20363</text:p>
          </table:table-cell>
          <table:table-cell office:value-type="float" office:value="-4.352941">
            <text:p>-4,352941</text:p>
          </table:table-cell>
          <table:table-cell table:number-columns-repeated="1019"/>
        </table:table-row>
        <table:table-row table:style-name="ro1">
          <table:table-cell office:value-type="float" office:value="456.676147">
            <text:p>456,67614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05504">
            <text:p>0,205504</text:p>
          </table:table-cell>
          <table:table-cell office:value-type="float" office:value="-4.372059">
            <text:p>-4,372059</text:p>
          </table:table-cell>
          <table:table-cell table:number-columns-repeated="1019"/>
        </table:table-row>
        <table:table-row table:style-name="ro1">
          <table:table-cell office:value-type="float" office:value="456.676147">
            <text:p>456,676147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05504">
            <text:p>0,205504</text:p>
          </table:table-cell>
          <table:table-cell office:value-type="float" office:value="-4.390588">
            <text:p>-4,390588</text:p>
          </table:table-cell>
          <table:table-cell table:number-columns-repeated="1019"/>
        </table:table-row>
        <table:table-row table:style-name="ro1">
          <table:table-cell office:value-type="float" office:value="458.064209">
            <text:p>458,06420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06129">
            <text:p>0,206129</text:p>
          </table:table-cell>
          <table:table-cell office:value-type="float" office:value="-4.390588">
            <text:p>-4,390588</text:p>
          </table:table-cell>
          <table:table-cell table:number-columns-repeated="1019"/>
        </table:table-row>
        <table:table-row table:style-name="ro1">
          <table:table-cell office:value-type="float" office:value="458.064209">
            <text:p>458,06420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06129">
            <text:p>0,206129</text:p>
          </table:table-cell>
          <table:table-cell office:value-type="float" office:value="-4.41">
            <text:p>-4,41</text:p>
          </table:table-cell>
          <table:table-cell table:number-columns-repeated="1019"/>
        </table:table-row>
        <table:table-row table:style-name="ro1">
          <table:table-cell office:value-type="float" office:value="460.840363">
            <text:p>460,84036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7378">
            <text:p>0,207378</text:p>
          </table:table-cell>
          <table:table-cell office:value-type="float" office:value="-4.41">
            <text:p>-4,41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08003">
            <text:p>0,208003</text:p>
          </table:table-cell>
          <table:table-cell office:value-type="float" office:value="-4.429118">
            <text:p>-4,429118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08003">
            <text:p>0,208003</text:p>
          </table:table-cell>
          <table:table-cell office:value-type="float" office:value="-4.429118">
            <text:p>-4,429118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08003">
            <text:p>0,208003</text:p>
          </table:table-cell>
          <table:table-cell office:value-type="float" office:value="-4.448529">
            <text:p>-4,448529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8003">
            <text:p>0,208003</text:p>
          </table:table-cell>
          <table:table-cell office:value-type="float" office:value="-4.448529">
            <text:p>-4,448529</text:p>
          </table:table-cell>
          <table:table-cell table:number-columns-repeated="1019"/>
        </table:table-row>
        <table:table-row table:style-name="ro1">
          <table:table-cell office:value-type="float" office:value="466.39267">
            <text:p>466,3926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09877">
            <text:p>0,209877</text:p>
          </table:table-cell>
          <table:table-cell office:value-type="float" office:value="-4.467353">
            <text:p>-4,467353</text:p>
          </table:table-cell>
          <table:table-cell table:number-columns-repeated="1019"/>
        </table:table-row>
        <table:table-row table:style-name="ro1">
          <table:table-cell office:value-type="float" office:value="466.39267">
            <text:p>466,3926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09877">
            <text:p>0,209877</text:p>
          </table:table-cell>
          <table:table-cell office:value-type="float" office:value="-4.467353">
            <text:p>-4,467353</text:p>
          </table:table-cell>
          <table:table-cell table:number-columns-repeated="1019"/>
        </table:table-row>
        <table:table-row table:style-name="ro1">
          <table:table-cell office:value-type="float" office:value="467.780731">
            <text:p>467,78073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10501">
            <text:p>0,210501</text:p>
          </table:table-cell>
          <table:table-cell office:value-type="float" office:value="-4.486765">
            <text:p>-4,486765</text:p>
          </table:table-cell>
          <table:table-cell table:number-columns-repeated="1019"/>
        </table:table-row>
        <table:table-row table:style-name="ro1">
          <table:table-cell office:value-type="float" office:value="467.780731">
            <text:p>467,78073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10501">
            <text:p>0,210501</text:p>
          </table:table-cell>
          <table:table-cell office:value-type="float" office:value="-4.486765">
            <text:p>-4,486765</text:p>
          </table:table-cell>
          <table:table-cell table:number-columns-repeated="1019"/>
        </table:table-row>
        <table:table-row table:style-name="ro1">
          <table:table-cell office:value-type="float" office:value="469.168793">
            <text:p>469,16879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11126">
            <text:p>0,211126</text:p>
          </table:table-cell>
          <table:table-cell office:value-type="float" office:value="-4.505882">
            <text:p>-4,505882</text:p>
          </table:table-cell>
          <table:table-cell table:number-columns-repeated="1019"/>
        </table:table-row>
        <table:table-row table:style-name="ro1">
          <table:table-cell office:value-type="float" office:value="469.168793">
            <text:p>469,16879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1126">
            <text:p>0,211126</text:p>
          </table:table-cell>
          <table:table-cell office:value-type="float" office:value="-4.505882">
            <text:p>-4,505882</text:p>
          </table:table-cell>
          <table:table-cell table:number-columns-repeated="1019"/>
        </table:table-row>
        <table:table-row table:style-name="ro1">
          <table:table-cell office:value-type="float" office:value="476.109161">
            <text:p>476,10916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14249">
            <text:p>0,214249</text:p>
          </table:table-cell>
          <table:table-cell office:value-type="float" office:value="-4.525">
            <text:p>-4,525</text:p>
          </table:table-cell>
          <table:table-cell table:number-columns-repeated="1019"/>
        </table:table-row>
        <table:table-row table:style-name="ro1">
          <table:table-cell office:value-type="float" office:value="476.109161">
            <text:p>476,10916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4249">
            <text:p>0,214249</text:p>
          </table:table-cell>
          <table:table-cell office:value-type="float" office:value="-4.525">
            <text:p>-4,525</text:p>
          </table:table-cell>
          <table:table-cell table:number-columns-repeated="1019"/>
        </table:table-row>
        <table:table-row table:style-name="ro1">
          <table:table-cell office:value-type="float" office:value="473.333038">
            <text:p>473,33303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13">
            <text:p>0,213</text:p>
          </table:table-cell>
          <table:table-cell office:value-type="float" office:value="-4.54353">
            <text:p>-4,54353</text:p>
          </table:table-cell>
          <table:table-cell table:number-columns-repeated="1019"/>
        </table:table-row>
        <table:table-row table:style-name="ro1">
          <table:table-cell office:value-type="float" office:value="473.333038">
            <text:p>473,33303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3">
            <text:p>0,213</text:p>
          </table:table-cell>
          <table:table-cell office:value-type="float" office:value="-4.54353">
            <text:p>-4,54353</text:p>
          </table:table-cell>
          <table:table-cell table:number-columns-repeated="1019"/>
        </table:table-row>
        <table:table-row table:style-name="ro1">
          <table:table-cell office:value-type="float" office:value="474.7211">
            <text:p>474,721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13624">
            <text:p>0,213624</text:p>
          </table:table-cell>
          <table:table-cell office:value-type="float" office:value="-4.563235">
            <text:p>-4,563235</text:p>
          </table:table-cell>
          <table:table-cell table:number-columns-repeated="1019"/>
        </table:table-row>
        <table:table-row table:style-name="ro1">
          <table:table-cell office:value-type="float" office:value="474.7211">
            <text:p>474,721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13624">
            <text:p>0,213624</text:p>
          </table:table-cell>
          <table:table-cell office:value-type="float" office:value="-4.563235">
            <text:p>-4,563235</text:p>
          </table:table-cell>
          <table:table-cell table:number-columns-repeated="1019"/>
        </table:table-row>
        <table:table-row table:style-name="ro1">
          <table:table-cell office:value-type="float" office:value="477.497253">
            <text:p>477,497253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14874">
            <text:p>0,214874</text:p>
          </table:table-cell>
          <table:table-cell office:value-type="float" office:value="-4.583235">
            <text:p>-4,583235</text:p>
          </table:table-cell>
          <table:table-cell table:number-columns-repeated="1019"/>
        </table:table-row>
        <table:table-row table:style-name="ro1">
          <table:table-cell office:value-type="float" office:value="477.497253">
            <text:p>477,49725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14874">
            <text:p>0,214874</text:p>
          </table:table-cell>
          <table:table-cell office:value-type="float" office:value="-4.583235">
            <text:p>-4,583235</text:p>
          </table:table-cell>
          <table:table-cell table:number-columns-repeated="1019"/>
        </table:table-row>
        <table:table-row table:style-name="ro1">
          <table:table-cell office:value-type="float" office:value="477.497253">
            <text:p>477,49725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4874">
            <text:p>0,214874</text:p>
          </table:table-cell>
          <table:table-cell office:value-type="float" office:value="-4.603235">
            <text:p>-4,603235</text:p>
          </table:table-cell>
          <table:table-cell table:number-columns-repeated="1019"/>
        </table:table-row>
        <table:table-row table:style-name="ro1">
          <table:table-cell office:value-type="float" office:value="477.497253">
            <text:p>477,49725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14874">
            <text:p>0,214874</text:p>
          </table:table-cell>
          <table:table-cell office:value-type="float" office:value="-4.603235">
            <text:p>-4,603235</text:p>
          </table:table-cell>
          <table:table-cell table:number-columns-repeated="1019"/>
        </table:table-row>
        <table:table-row table:style-name="ro1">
          <table:table-cell office:value-type="float" office:value="481.661469">
            <text:p>481,66146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6748">
            <text:p>0,216748</text:p>
          </table:table-cell>
          <table:table-cell office:value-type="float" office:value="-4.621765">
            <text:p>-4,621765</text:p>
          </table:table-cell>
          <table:table-cell table:number-columns-repeated="1019"/>
        </table:table-row>
        <table:table-row table:style-name="ro1">
          <table:table-cell office:value-type="float" office:value="481.661469">
            <text:p>481,66146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16748">
            <text:p>0,216748</text:p>
          </table:table-cell>
          <table:table-cell office:value-type="float" office:value="-4.640588">
            <text:p>-4,640588</text:p>
          </table:table-cell>
          <table:table-cell table:number-columns-repeated="1019"/>
        </table:table-row>
        <table:table-row table:style-name="ro1">
          <table:table-cell office:value-type="float" office:value="483.04953">
            <text:p>483,0495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7372">
            <text:p>0,217372</text:p>
          </table:table-cell>
          <table:table-cell office:value-type="float" office:value="-4.640588">
            <text:p>-4,640588</text:p>
          </table:table-cell>
          <table:table-cell table:number-columns-repeated="1019"/>
        </table:table-row>
        <table:table-row table:style-name="ro1">
          <table:table-cell office:value-type="float" office:value="483.04953">
            <text:p>483,0495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17372">
            <text:p>0,217372</text:p>
          </table:table-cell>
          <table:table-cell office:value-type="float" office:value="-4.659706">
            <text:p>-4,659706</text:p>
          </table:table-cell>
          <table:table-cell table:number-columns-repeated="1019"/>
        </table:table-row>
        <table:table-row table:style-name="ro1">
          <table:table-cell office:value-type="float" office:value="481.661469">
            <text:p>481,66146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16748">
            <text:p>0,216748</text:p>
          </table:table-cell>
          <table:table-cell office:value-type="float" office:value="-4.659706">
            <text:p>-4,659706</text:p>
          </table:table-cell>
          <table:table-cell table:number-columns-repeated="1019"/>
        </table:table-row>
        <table:table-row table:style-name="ro1">
          <table:table-cell office:value-type="float" office:value="485.825684">
            <text:p>485,82568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18622">
            <text:p>0,218622</text:p>
          </table:table-cell>
          <table:table-cell office:value-type="float" office:value="-4.678823">
            <text:p>-4,678823</text:p>
          </table:table-cell>
          <table:table-cell table:number-columns-repeated="1019"/>
        </table:table-row>
        <table:table-row table:style-name="ro1">
          <table:table-cell office:value-type="float" office:value="485.825684">
            <text:p>485,82568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8622">
            <text:p>0,218622</text:p>
          </table:table-cell>
          <table:table-cell office:value-type="float" office:value="-4.678823">
            <text:p>-4,678823</text:p>
          </table:table-cell>
          <table:table-cell table:number-columns-repeated="1019"/>
        </table:table-row>
        <table:table-row table:style-name="ro1">
          <table:table-cell office:value-type="float" office:value="489.989899">
            <text:p>489,98989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20495">
            <text:p>0,220495</text:p>
          </table:table-cell>
          <table:table-cell office:value-type="float" office:value="-4.697941">
            <text:p>-4,697941</text:p>
          </table:table-cell>
          <table:table-cell table:number-columns-repeated="1019"/>
        </table:table-row>
        <table:table-row table:style-name="ro1">
          <table:table-cell office:value-type="float" office:value="489.989899">
            <text:p>489,98989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20495">
            <text:p>0,220495</text:p>
          </table:table-cell>
          <table:table-cell office:value-type="float" office:value="-4.697941">
            <text:p>-4,697941</text:p>
          </table:table-cell>
          <table:table-cell table:number-columns-repeated="1019"/>
        </table:table-row>
        <table:table-row table:style-name="ro1">
          <table:table-cell office:value-type="float" office:value="489.989899">
            <text:p>489,98989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20495">
            <text:p>0,220495</text:p>
          </table:table-cell>
          <table:table-cell office:value-type="float" office:value="-4.716765">
            <text:p>-4,716765</text:p>
          </table:table-cell>
          <table:table-cell table:number-columns-repeated="1019"/>
        </table:table-row>
        <table:table-row table:style-name="ro1">
          <table:table-cell office:value-type="float" office:value="489.989899">
            <text:p>489,98989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20495">
            <text:p>0,220495</text:p>
          </table:table-cell>
          <table:table-cell office:value-type="float" office:value="-4.716765">
            <text:p>-4,716765</text:p>
          </table:table-cell>
          <table:table-cell table:number-columns-repeated="1019"/>
        </table:table-row>
        <table:table-row table:style-name="ro1">
          <table:table-cell office:value-type="float" office:value="491.377991">
            <text:p>491,37799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2112">
            <text:p>0,22112</text:p>
          </table:table-cell>
          <table:table-cell office:value-type="float" office:value="-4.736176">
            <text:p>-4,736176</text:p>
          </table:table-cell>
          <table:table-cell table:number-columns-repeated="1019"/>
        </table:table-row>
        <table:table-row table:style-name="ro1">
          <table:table-cell office:value-type="float" office:value="491.377991">
            <text:p>491,37799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2112">
            <text:p>0,22112</text:p>
          </table:table-cell>
          <table:table-cell office:value-type="float" office:value="-4.736176">
            <text:p>-4,736176</text:p>
          </table:table-cell>
          <table:table-cell table:number-columns-repeated="1019"/>
        </table:table-row>
        <table:table-row table:style-name="ro1">
          <table:table-cell office:value-type="float" office:value="494.154114">
            <text:p>494,15411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22369">
            <text:p>0,222369</text:p>
          </table:table-cell>
          <table:table-cell office:value-type="float" office:value="-4.755588">
            <text:p>-4,755588</text:p>
          </table:table-cell>
          <table:table-cell table:number-columns-repeated="1019"/>
        </table:table-row>
        <table:table-row table:style-name="ro1">
          <table:table-cell office:value-type="float" office:value="494.154114">
            <text:p>494,15411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22369">
            <text:p>0,222369</text:p>
          </table:table-cell>
          <table:table-cell office:value-type="float" office:value="-4.755588">
            <text:p>-4,755588</text:p>
          </table:table-cell>
          <table:table-cell table:number-columns-repeated="1019"/>
        </table:table-row>
        <table:table-row table:style-name="ro1">
          <table:table-cell office:value-type="float" office:value="496.930267">
            <text:p>496,93026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23619">
            <text:p>0,223619</text:p>
          </table:table-cell>
          <table:table-cell office:value-type="float" office:value="-4.774412">
            <text:p>-4,774412</text:p>
          </table:table-cell>
          <table:table-cell table:number-columns-repeated="1019"/>
        </table:table-row>
        <table:table-row table:style-name="ro1">
          <table:table-cell office:value-type="float" office:value="496.930267">
            <text:p>496,93026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23619">
            <text:p>0,223619</text:p>
          </table:table-cell>
          <table:table-cell office:value-type="float" office:value="-4.774412">
            <text:p>-4,774412</text:p>
          </table:table-cell>
          <table:table-cell table:number-columns-repeated="1019"/>
        </table:table-row>
        <table:table-row table:style-name="ro1">
          <table:table-cell office:value-type="float" office:value="496.930267">
            <text:p>496,9302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23619">
            <text:p>0,223619</text:p>
          </table:table-cell>
          <table:table-cell office:value-type="float" office:value="-4.79353">
            <text:p>-4,79353</text:p>
          </table:table-cell>
          <table:table-cell table:number-columns-repeated="1019"/>
        </table:table-row>
        <table:table-row table:style-name="ro1">
          <table:table-cell office:value-type="float" office:value="496.930267">
            <text:p>496,93026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23619">
            <text:p>0,223619</text:p>
          </table:table-cell>
          <table:table-cell office:value-type="float" office:value="-4.79353">
            <text:p>-4,79353</text:p>
          </table:table-cell>
          <table:table-cell table:number-columns-repeated="1019"/>
        </table:table-row>
        <table:table-row table:style-name="ro1">
          <table:table-cell office:value-type="float" office:value="501.094482">
            <text:p>501,09448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225493">
            <text:p>0,225493</text:p>
          </table:table-cell>
          <table:table-cell office:value-type="float" office:value="-4.813824">
            <text:p>-4,813824</text:p>
          </table:table-cell>
          <table:table-cell table:number-columns-repeated="1019"/>
        </table:table-row>
        <table:table-row table:style-name="ro1">
          <table:table-cell office:value-type="float" office:value="501.094482">
            <text:p>501,09448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25493">
            <text:p>0,225493</text:p>
          </table:table-cell>
          <table:table-cell office:value-type="float" office:value="-4.813824">
            <text:p>-4,813824</text:p>
          </table:table-cell>
          <table:table-cell table:number-columns-repeated="1019"/>
        </table:table-row>
        <table:table-row table:style-name="ro1">
          <table:table-cell office:value-type="float" office:value="502.482574">
            <text:p>502,48257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26117">
            <text:p>0,226117</text:p>
          </table:table-cell>
          <table:table-cell office:value-type="float" office:value="-4.836765">
            <text:p>-4,836765</text:p>
          </table:table-cell>
          <table:table-cell table:number-columns-repeated="1019"/>
        </table:table-row>
        <table:table-row table:style-name="ro1">
          <table:table-cell office:value-type="float" office:value="502.482574">
            <text:p>502,48257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26117">
            <text:p>0,226117</text:p>
          </table:table-cell>
          <table:table-cell office:value-type="float" office:value="-4.836765">
            <text:p>-4,836765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24868">
            <text:p>0,224868</text:p>
          </table:table-cell>
          <table:table-cell office:value-type="float" office:value="-4.855882">
            <text:p>-4,855882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24868">
            <text:p>0,224868</text:p>
          </table:table-cell>
          <table:table-cell office:value-type="float" office:value="-4.855882">
            <text:p>-4,855882</text:p>
          </table:table-cell>
          <table:table-cell table:number-columns-repeated="1019"/>
        </table:table-row>
        <table:table-row table:style-name="ro1">
          <table:table-cell office:value-type="float" office:value="505.258728">
            <text:p>505,25872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27366">
            <text:p>0,227366</text:p>
          </table:table-cell>
          <table:table-cell office:value-type="float" office:value="-4.875">
            <text:p>-4,875</text:p>
          </table:table-cell>
          <table:table-cell table:number-columns-repeated="1019"/>
        </table:table-row>
        <table:table-row table:style-name="ro1">
          <table:table-cell office:value-type="float" office:value="505.258728">
            <text:p>505,258728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27366">
            <text:p>0,227366</text:p>
          </table:table-cell>
          <table:table-cell office:value-type="float" office:value="-4.875">
            <text:p>-4,875</text:p>
          </table:table-cell>
          <table:table-cell table:number-columns-repeated="1019"/>
        </table:table-row>
        <table:table-row table:style-name="ro1">
          <table:table-cell office:value-type="float" office:value="509.422943">
            <text:p>509,422943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2924">
            <text:p>0,22924</text:p>
          </table:table-cell>
          <table:table-cell office:value-type="float" office:value="-4.894118">
            <text:p>-4,894118</text:p>
          </table:table-cell>
          <table:table-cell table:number-columns-repeated="1019"/>
        </table:table-row>
        <table:table-row table:style-name="ro1">
          <table:table-cell office:value-type="float" office:value="509.422943">
            <text:p>509,422943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2924">
            <text:p>0,22924</text:p>
          </table:table-cell>
          <table:table-cell office:value-type="float" office:value="-4.894118">
            <text:p>-4,894118</text:p>
          </table:table-cell>
          <table:table-cell table:number-columns-repeated="1019"/>
        </table:table-row>
        <table:table-row table:style-name="ro1">
          <table:table-cell office:value-type="float" office:value="510.811005">
            <text:p>510,81100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29865">
            <text:p>0,229865</text:p>
          </table:table-cell>
          <table:table-cell office:value-type="float" office:value="-4.913235">
            <text:p>-4,913235</text:p>
          </table:table-cell>
          <table:table-cell table:number-columns-repeated="1019"/>
        </table:table-row>
        <table:table-row table:style-name="ro1">
          <table:table-cell office:value-type="float" office:value="510.811005">
            <text:p>510,811005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29865">
            <text:p>0,229865</text:p>
          </table:table-cell>
          <table:table-cell office:value-type="float" office:value="-4.913235">
            <text:p>-4,913235</text:p>
          </table:table-cell>
          <table:table-cell table:number-columns-repeated="1019"/>
        </table:table-row>
        <table:table-row table:style-name="ro1">
          <table:table-cell office:value-type="float" office:value="510.811005">
            <text:p>510,811005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29865">
            <text:p>0,229865</text:p>
          </table:table-cell>
          <table:table-cell office:value-type="float" office:value="-4.934118">
            <text:p>-4,934118</text:p>
          </table:table-cell>
          <table:table-cell table:number-columns-repeated="1019"/>
        </table:table-row>
        <table:table-row table:style-name="ro1">
          <table:table-cell office:value-type="float" office:value="510.811005">
            <text:p>510,81100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29865">
            <text:p>0,229865</text:p>
          </table:table-cell>
          <table:table-cell office:value-type="float" office:value="-4.934118">
            <text:p>-4,934118</text:p>
          </table:table-cell>
          <table:table-cell table:number-columns-repeated="1019"/>
        </table:table-row>
        <table:table-row table:style-name="ro1">
          <table:table-cell office:value-type="float" office:value="513.587158">
            <text:p>513,58715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31114">
            <text:p>0,231114</text:p>
          </table:table-cell>
          <table:table-cell office:value-type="float" office:value="-4.953235">
            <text:p>-4,953235</text:p>
          </table:table-cell>
          <table:table-cell table:number-columns-repeated="1019"/>
        </table:table-row>
        <table:table-row table:style-name="ro1">
          <table:table-cell office:value-type="float" office:value="513.587158">
            <text:p>513,587158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31114">
            <text:p>0,231114</text:p>
          </table:table-cell>
          <table:table-cell office:value-type="float" office:value="-4.953235">
            <text:p>-4,953235</text:p>
          </table:table-cell>
          <table:table-cell table:number-columns-repeated="1019"/>
        </table:table-row>
        <table:table-row table:style-name="ro1">
          <table:table-cell office:value-type="float" office:value="517.751404">
            <text:p>517,75140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2988">
            <text:p>0,232988</text:p>
          </table:table-cell>
          <table:table-cell office:value-type="float" office:value="-4.972059">
            <text:p>-4,972059</text:p>
          </table:table-cell>
          <table:table-cell table:number-columns-repeated="1019"/>
        </table:table-row>
        <table:table-row table:style-name="ro1">
          <table:table-cell office:value-type="float" office:value="517.751404">
            <text:p>517,75140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32988">
            <text:p>0,232988</text:p>
          </table:table-cell>
          <table:table-cell office:value-type="float" office:value="-4.972059">
            <text:p>-4,972059</text:p>
          </table:table-cell>
          <table:table-cell table:number-columns-repeated="1019"/>
        </table:table-row>
        <table:table-row table:style-name="ro1">
          <table:table-cell office:value-type="float" office:value="516.363281">
            <text:p>516,36328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32363">
            <text:p>0,232363</text:p>
          </table:table-cell>
          <table:table-cell office:value-type="float" office:value="-4.991765">
            <text:p>-4,991765</text:p>
          </table:table-cell>
          <table:table-cell table:number-columns-repeated="1019"/>
        </table:table-row>
        <table:table-row table:style-name="ro1">
          <table:table-cell office:value-type="float" office:value="516.363281">
            <text:p>516,363281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232363">
            <text:p>0,232363</text:p>
          </table:table-cell>
          <table:table-cell office:value-type="float" office:value="-5.010588">
            <text:p>-5,010588</text:p>
          </table:table-cell>
          <table:table-cell table:number-columns-repeated="1019"/>
        </table:table-row>
        <table:table-row table:style-name="ro1">
          <table:table-cell office:value-type="float" office:value="519.139465">
            <text:p>519,139465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233613">
            <text:p>0,233613</text:p>
          </table:table-cell>
          <table:table-cell office:value-type="float" office:value="-5.010588">
            <text:p>-5,010588</text:p>
          </table:table-cell>
          <table:table-cell table:number-columns-repeated="1019"/>
        </table:table-row>
        <table:table-row table:style-name="ro1">
          <table:table-cell office:value-type="float" office:value="519.139465">
            <text:p>519,13946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33613">
            <text:p>0,233613</text:p>
          </table:table-cell>
          <table:table-cell office:value-type="float" office:value="-5.029706">
            <text:p>-5,029706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234237">
            <text:p>0,234237</text:p>
          </table:table-cell>
          <table:table-cell office:value-type="float" office:value="-5.029706">
            <text:p>-5,029706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234237">
            <text:p>0,234237</text:p>
          </table:table-cell>
          <table:table-cell office:value-type="float" office:value="-5.04853">
            <text:p>-5,04853</text:p>
          </table:table-cell>
          <table:table-cell table:number-columns-repeated="1019"/>
        </table:table-row>
        <table:table-row table:style-name="ro1">
          <table:table-cell office:value-type="float" office:value="524.691772">
            <text:p>524,69177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6111">
            <text:p>0,236111</text:p>
          </table:table-cell>
          <table:table-cell office:value-type="float" office:value="-5.04853">
            <text:p>-5,04853</text:p>
          </table:table-cell>
          <table:table-cell table:number-columns-repeated="1019"/>
        </table:table-row>
        <table:table-row table:style-name="ro1">
          <table:table-cell office:value-type="float" office:value="523.30365">
            <text:p>523,3036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5487">
            <text:p>0,235487</text:p>
          </table:table-cell>
          <table:table-cell office:value-type="float" office:value="-5.067941">
            <text:p>-5,067941</text:p>
          </table:table-cell>
          <table:table-cell table:number-columns-repeated="1019"/>
        </table:table-row>
        <table:table-row table:style-name="ro1">
          <table:table-cell office:value-type="float" office:value="523.30365">
            <text:p>523,3036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35487">
            <text:p>0,235487</text:p>
          </table:table-cell>
          <table:table-cell office:value-type="float" office:value="-5.067941">
            <text:p>-5,067941</text:p>
          </table:table-cell>
          <table:table-cell table:number-columns-repeated="1019"/>
        </table:table-row>
        <table:table-row table:style-name="ro1">
          <table:table-cell office:value-type="float" office:value="524.691772">
            <text:p>524,69177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36111">
            <text:p>0,236111</text:p>
          </table:table-cell>
          <table:table-cell office:value-type="float" office:value="-5.087353">
            <text:p>-5,087353</text:p>
          </table:table-cell>
          <table:table-cell table:number-columns-repeated="1019"/>
        </table:table-row>
        <table:table-row table:style-name="ro1">
          <table:table-cell office:value-type="float" office:value="524.691772">
            <text:p>524,69177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36111">
            <text:p>0,236111</text:p>
          </table:table-cell>
          <table:table-cell office:value-type="float" office:value="-5.087353">
            <text:p>-5,087353</text:p>
          </table:table-cell>
          <table:table-cell table:number-columns-repeated="1019"/>
        </table:table-row>
        <table:table-row table:style-name="ro1">
          <table:table-cell office:value-type="float" office:value="528.855957">
            <text:p>528,85595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37985">
            <text:p>0,237985</text:p>
          </table:table-cell>
          <table:table-cell office:value-type="float" office:value="-5.106176">
            <text:p>-5,106176</text:p>
          </table:table-cell>
          <table:table-cell table:number-columns-repeated="1019"/>
        </table:table-row>
        <table:table-row table:style-name="ro1">
          <table:table-cell office:value-type="float" office:value="528.855957">
            <text:p>528,85595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37985">
            <text:p>0,237985</text:p>
          </table:table-cell>
          <table:table-cell office:value-type="float" office:value="-5.106176">
            <text:p>-5,106176</text:p>
          </table:table-cell>
          <table:table-cell table:number-columns-repeated="1019"/>
        </table:table-row>
        <table:table-row table:style-name="ro1">
          <table:table-cell office:value-type="float" office:value="531.63208">
            <text:p>531,6320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39234">
            <text:p>0,239234</text:p>
          </table:table-cell>
          <table:table-cell office:value-type="float" office:value="-5.125882">
            <text:p>-5,125882</text:p>
          </table:table-cell>
          <table:table-cell table:number-columns-repeated="1019"/>
        </table:table-row>
        <table:table-row table:style-name="ro1">
          <table:table-cell office:value-type="float" office:value="531.63208">
            <text:p>531,6320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9234">
            <text:p>0,239234</text:p>
          </table:table-cell>
          <table:table-cell office:value-type="float" office:value="-5.125882">
            <text:p>-5,125882</text:p>
          </table:table-cell>
          <table:table-cell table:number-columns-repeated="1019"/>
        </table:table-row>
        <table:table-row table:style-name="ro1">
          <table:table-cell office:value-type="float" office:value="531.63208">
            <text:p>531,6320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9234">
            <text:p>0,239234</text:p>
          </table:table-cell>
          <table:table-cell office:value-type="float" office:value="-5.144706">
            <text:p>-5,144706</text:p>
          </table:table-cell>
          <table:table-cell table:number-columns-repeated="1019"/>
        </table:table-row>
        <table:table-row table:style-name="ro1">
          <table:table-cell office:value-type="float" office:value="531.63208">
            <text:p>531,6320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39234">
            <text:p>0,239234</text:p>
          </table:table-cell>
          <table:table-cell office:value-type="float" office:value="-5.144706">
            <text:p>-5,144706</text:p>
          </table:table-cell>
          <table:table-cell table:number-columns-repeated="1019"/>
        </table:table-row>
        <table:table-row table:style-name="ro1">
          <table:table-cell office:value-type="float" office:value="534.408264">
            <text:p>534,40826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40484">
            <text:p>0,240484</text:p>
          </table:table-cell>
          <table:table-cell office:value-type="float" office:value="-5.163824">
            <text:p>-5,163824</text:p>
          </table:table-cell>
          <table:table-cell table:number-columns-repeated="1019"/>
        </table:table-row>
        <table:table-row table:style-name="ro1">
          <table:table-cell office:value-type="float" office:value="534.408264">
            <text:p>534,40826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0484">
            <text:p>0,240484</text:p>
          </table:table-cell>
          <table:table-cell office:value-type="float" office:value="-5.163824">
            <text:p>-5,163824</text:p>
          </table:table-cell>
          <table:table-cell table:number-columns-repeated="1019"/>
        </table:table-row>
        <table:table-row table:style-name="ro1">
          <table:table-cell office:value-type="float" office:value="534.408264">
            <text:p>534,40826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40484">
            <text:p>0,240484</text:p>
          </table:table-cell>
          <table:table-cell office:value-type="float" office:value="-5.182647">
            <text:p>-5,182647</text:p>
          </table:table-cell>
          <table:table-cell table:number-columns-repeated="1019"/>
        </table:table-row>
        <table:table-row table:style-name="ro1">
          <table:table-cell office:value-type="float" office:value="534.408264">
            <text:p>534,40826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0484">
            <text:p>0,240484</text:p>
          </table:table-cell>
          <table:table-cell office:value-type="float" office:value="-5.182647">
            <text:p>-5,182647</text:p>
          </table:table-cell>
          <table:table-cell table:number-columns-repeated="1019"/>
        </table:table-row>
        <table:table-row table:style-name="ro1">
          <table:table-cell office:value-type="float" office:value="535.796326">
            <text:p>535,79632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41108">
            <text:p>0,241108</text:p>
          </table:table-cell>
          <table:table-cell office:value-type="float" office:value="-5.202647">
            <text:p>-5,202647</text:p>
          </table:table-cell>
          <table:table-cell table:number-columns-repeated="1019"/>
        </table:table-row>
        <table:table-row table:style-name="ro1">
          <table:table-cell office:value-type="float" office:value="535.796326">
            <text:p>535,79632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41108">
            <text:p>0,241108</text:p>
          </table:table-cell>
          <table:table-cell office:value-type="float" office:value="-5.202647">
            <text:p>-5,202647</text:p>
          </table:table-cell>
          <table:table-cell table:number-columns-repeated="1019"/>
        </table:table-row>
        <table:table-row table:style-name="ro1">
          <table:table-cell office:value-type="float" office:value="539.960571">
            <text:p>539,96057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2982">
            <text:p>0,242982</text:p>
          </table:table-cell>
          <table:table-cell office:value-type="float" office:value="-5.221765">
            <text:p>-5,221765</text:p>
          </table:table-cell>
          <table:table-cell table:number-columns-repeated="1019"/>
        </table:table-row>
        <table:table-row table:style-name="ro1">
          <table:table-cell office:value-type="float" office:value="539.960571">
            <text:p>539,96057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2982">
            <text:p>0,242982</text:p>
          </table:table-cell>
          <table:table-cell office:value-type="float" office:value="-5.221765">
            <text:p>-5,221765</text:p>
          </table:table-cell>
          <table:table-cell table:number-columns-repeated="1019"/>
        </table:table-row>
        <table:table-row table:style-name="ro1">
          <table:table-cell office:value-type="float" office:value="539.960571">
            <text:p>539,960571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42982">
            <text:p>0,242982</text:p>
          </table:table-cell>
          <table:table-cell office:value-type="float" office:value="-5.241177">
            <text:p>-5,241177</text:p>
          </table:table-cell>
          <table:table-cell table:number-columns-repeated="1019"/>
        </table:table-row>
        <table:table-row table:style-name="ro1">
          <table:table-cell office:value-type="float" office:value="539.960571">
            <text:p>539,96057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2982">
            <text:p>0,242982</text:p>
          </table:table-cell>
          <table:table-cell office:value-type="float" office:value="-5.260294">
            <text:p>-5,260294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3607">
            <text:p>0,243607</text:p>
          </table:table-cell>
          <table:table-cell office:value-type="float" office:value="-5.260294">
            <text:p>-5,260294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43607">
            <text:p>0,243607</text:p>
          </table:table-cell>
          <table:table-cell office:value-type="float" office:value="-5.279706">
            <text:p>-5,279706</text:p>
          </table:table-cell>
          <table:table-cell table:number-columns-repeated="1019"/>
        </table:table-row>
        <table:table-row table:style-name="ro1">
          <table:table-cell office:value-type="float" office:value="544.124756">
            <text:p>544,12475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44856">
            <text:p>0,244856</text:p>
          </table:table-cell>
          <table:table-cell office:value-type="float" office:value="-5.279706">
            <text:p>-5,279706</text:p>
          </table:table-cell>
          <table:table-cell table:number-columns-repeated="1019"/>
        </table:table-row>
        <table:table-row table:style-name="ro1">
          <table:table-cell office:value-type="float" office:value="544.124756">
            <text:p>544,12475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44856">
            <text:p>0,244856</text:p>
          </table:table-cell>
          <table:table-cell office:value-type="float" office:value="-5.298823">
            <text:p>-5,298823</text:p>
          </table:table-cell>
          <table:table-cell table:number-columns-repeated="1019"/>
        </table:table-row>
        <table:table-row table:style-name="ro1">
          <table:table-cell office:value-type="float" office:value="548.289001">
            <text:p>548,28900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4673">
            <text:p>0,24673</text:p>
          </table:table-cell>
          <table:table-cell office:value-type="float" office:value="-5.298823">
            <text:p>-5,298823</text:p>
          </table:table-cell>
          <table:table-cell table:number-columns-repeated="1019"/>
        </table:table-row>
        <table:table-row table:style-name="ro1">
          <table:table-cell office:value-type="float" office:value="545.512817">
            <text:p>545,51281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45481">
            <text:p>0,245481</text:p>
          </table:table-cell>
          <table:table-cell office:value-type="float" office:value="-5.317647">
            <text:p>-5,317647</text:p>
          </table:table-cell>
          <table:table-cell table:number-columns-repeated="1019"/>
        </table:table-row>
        <table:table-row table:style-name="ro1">
          <table:table-cell office:value-type="float" office:value="545.512817">
            <text:p>545,51281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45481">
            <text:p>0,245481</text:p>
          </table:table-cell>
          <table:table-cell office:value-type="float" office:value="-5.317647">
            <text:p>-5,317647</text:p>
          </table:table-cell>
          <table:table-cell table:number-columns-repeated="1019"/>
        </table:table-row>
        <table:table-row table:style-name="ro1">
          <table:table-cell office:value-type="float" office:value="546.90094">
            <text:p>546,9009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6105">
            <text:p>0,246105</text:p>
          </table:table-cell>
          <table:table-cell office:value-type="float" office:value="-5.336765">
            <text:p>-5,336765</text:p>
          </table:table-cell>
          <table:table-cell table:number-columns-repeated="1019"/>
        </table:table-row>
        <table:table-row table:style-name="ro1">
          <table:table-cell office:value-type="float" office:value="546.90094">
            <text:p>546,9009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6105">
            <text:p>0,246105</text:p>
          </table:table-cell>
          <table:table-cell office:value-type="float" office:value="-5.336765">
            <text:p>-5,336765</text:p>
          </table:table-cell>
          <table:table-cell table:number-columns-repeated="1019"/>
        </table:table-row>
        <table:table-row table:style-name="ro1">
          <table:table-cell office:value-type="float" office:value="549.677063">
            <text:p>549,67706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47355">
            <text:p>0,247355</text:p>
          </table:table-cell>
          <table:table-cell office:value-type="float" office:value="-5.355882">
            <text:p>-5,355882</text:p>
          </table:table-cell>
          <table:table-cell table:number-columns-repeated="1019"/>
        </table:table-row>
        <table:table-row table:style-name="ro1">
          <table:table-cell office:value-type="float" office:value="549.677063">
            <text:p>549,67706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7355">
            <text:p>0,247355</text:p>
          </table:table-cell>
          <table:table-cell office:value-type="float" office:value="-5.355882">
            <text:p>-5,355882</text:p>
          </table:table-cell>
          <table:table-cell table:number-columns-repeated="1019"/>
        </table:table-row>
        <table:table-row table:style-name="ro1">
          <table:table-cell office:value-type="float" office:value="552.453186">
            <text:p>552,45318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8604">
            <text:p>0,248604</text:p>
          </table:table-cell>
          <table:table-cell office:value-type="float" office:value="-5.374706">
            <text:p>-5,374706</text:p>
          </table:table-cell>
          <table:table-cell table:number-columns-repeated="1019"/>
        </table:table-row>
        <table:table-row table:style-name="ro1">
          <table:table-cell office:value-type="float" office:value="552.453186">
            <text:p>552,45318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8604">
            <text:p>0,248604</text:p>
          </table:table-cell>
          <table:table-cell office:value-type="float" office:value="-5.374706">
            <text:p>-5,374706</text:p>
          </table:table-cell>
          <table:table-cell table:number-columns-repeated="1019"/>
        </table:table-row>
        <table:table-row table:style-name="ro1">
          <table:table-cell office:value-type="float" office:value="553.841309">
            <text:p>553,84130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49229">
            <text:p>0,249229</text:p>
          </table:table-cell>
          <table:table-cell office:value-type="float" office:value="-5.393824">
            <text:p>-5,393824</text:p>
          </table:table-cell>
          <table:table-cell table:number-columns-repeated="1019"/>
        </table:table-row>
        <table:table-row table:style-name="ro1">
          <table:table-cell office:value-type="float" office:value="553.841309">
            <text:p>553,84130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49229">
            <text:p>0,249229</text:p>
          </table:table-cell>
          <table:table-cell office:value-type="float" office:value="-5.393824">
            <text:p>-5,393824</text:p>
          </table:table-cell>
          <table:table-cell table:number-columns-repeated="1019"/>
        </table:table-row>
        <table:table-row table:style-name="ro1">
          <table:table-cell office:value-type="float" office:value="556.617432">
            <text:p>556,61743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50478">
            <text:p>0,250478</text:p>
          </table:table-cell>
          <table:table-cell office:value-type="float" office:value="-5.412941">
            <text:p>-5,412941</text:p>
          </table:table-cell>
          <table:table-cell table:number-columns-repeated="1019"/>
        </table:table-row>
        <table:table-row table:style-name="ro1">
          <table:table-cell office:value-type="float" office:value="556.617432">
            <text:p>556,61743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0478">
            <text:p>0,250478</text:p>
          </table:table-cell>
          <table:table-cell office:value-type="float" office:value="-5.412941">
            <text:p>-5,412941</text:p>
          </table:table-cell>
          <table:table-cell table:number-columns-repeated="1019"/>
        </table:table-row>
        <table:table-row table:style-name="ro1">
          <table:table-cell office:value-type="float" office:value="556.617432">
            <text:p>556,617432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0478">
            <text:p>0,250478</text:p>
          </table:table-cell>
          <table:table-cell office:value-type="float" office:value="-5.432647">
            <text:p>-5,432647</text:p>
          </table:table-cell>
          <table:table-cell table:number-columns-repeated="1019"/>
        </table:table-row>
        <table:table-row table:style-name="ro1">
          <table:table-cell office:value-type="float" office:value="556.617432">
            <text:p>556,61743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50478">
            <text:p>0,250478</text:p>
          </table:table-cell>
          <table:table-cell office:value-type="float" office:value="-5.432647">
            <text:p>-5,432647</text:p>
          </table:table-cell>
          <table:table-cell table:number-columns-repeated="1019"/>
        </table:table-row>
        <table:table-row table:style-name="ro1">
          <table:table-cell office:value-type="float" office:value="555.22937">
            <text:p>555,2293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49853">
            <text:p>0,249853</text:p>
          </table:table-cell>
          <table:table-cell office:value-type="float" office:value="-5.45147">
            <text:p>-5,45147</text:p>
          </table:table-cell>
          <table:table-cell table:number-columns-repeated="1019"/>
        </table:table-row>
        <table:table-row table:style-name="ro1">
          <table:table-cell office:value-type="float" office:value="555.22937">
            <text:p>555,2293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49853">
            <text:p>0,249853</text:p>
          </table:table-cell>
          <table:table-cell office:value-type="float" office:value="-5.45147">
            <text:p>-5,45147</text:p>
          </table:table-cell>
          <table:table-cell table:number-columns-repeated="1019"/>
        </table:table-row>
        <table:table-row table:style-name="ro1">
          <table:table-cell office:value-type="float" office:value="560.781677">
            <text:p>560,78167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52352">
            <text:p>0,252352</text:p>
          </table:table-cell>
          <table:table-cell office:value-type="float" office:value="-5.470882">
            <text:p>-5,470882</text:p>
          </table:table-cell>
          <table:table-cell table:number-columns-repeated="1019"/>
        </table:table-row>
        <table:table-row table:style-name="ro1">
          <table:table-cell office:value-type="float" office:value="560.781677">
            <text:p>560,78167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2352">
            <text:p>0,252352</text:p>
          </table:table-cell>
          <table:table-cell office:value-type="float" office:value="-5.489706">
            <text:p>-5,489706</text:p>
          </table:table-cell>
          <table:table-cell table:number-columns-repeated="1019"/>
        </table:table-row>
        <table:table-row table:style-name="ro1">
          <table:table-cell office:value-type="float" office:value="563.5578">
            <text:p>563,557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3601">
            <text:p>0,253601</text:p>
          </table:table-cell>
          <table:table-cell office:value-type="float" office:value="-5.489706">
            <text:p>-5,489706</text:p>
          </table:table-cell>
          <table:table-cell table:number-columns-repeated="1019"/>
        </table:table-row>
        <table:table-row table:style-name="ro1">
          <table:table-cell office:value-type="float" office:value="563.5578">
            <text:p>563,557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53601">
            <text:p>0,253601</text:p>
          </table:table-cell>
          <table:table-cell office:value-type="float" office:value="-5.509118">
            <text:p>-5,509118</text:p>
          </table:table-cell>
          <table:table-cell table:number-columns-repeated="1019"/>
        </table:table-row>
        <table:table-row table:style-name="ro1">
          <table:table-cell office:value-type="float" office:value="566.333923">
            <text:p>566,33392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485">
            <text:p>0,25485</text:p>
          </table:table-cell>
          <table:table-cell office:value-type="float" office:value="-5.509118">
            <text:p>-5,509118</text:p>
          </table:table-cell>
          <table:table-cell table:number-columns-repeated="1019"/>
        </table:table-row>
        <table:table-row table:style-name="ro1">
          <table:table-cell office:value-type="float" office:value="563.5578">
            <text:p>563,557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3601">
            <text:p>0,253601</text:p>
          </table:table-cell>
          <table:table-cell office:value-type="float" office:value="-5.528235">
            <text:p>-5,528235</text:p>
          </table:table-cell>
          <table:table-cell table:number-columns-repeated="1019"/>
        </table:table-row>
        <table:table-row table:style-name="ro1">
          <table:table-cell office:value-type="float" office:value="563.5578">
            <text:p>563,557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3601">
            <text:p>0,253601</text:p>
          </table:table-cell>
          <table:table-cell office:value-type="float" office:value="-5.528235">
            <text:p>-5,528235</text:p>
          </table:table-cell>
          <table:table-cell table:number-columns-repeated="1019"/>
        </table:table-row>
        <table:table-row table:style-name="ro1">
          <table:table-cell office:value-type="float" office:value="566.333923">
            <text:p>566,33392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5485">
            <text:p>0,25485</text:p>
          </table:table-cell>
          <table:table-cell office:value-type="float" office:value="-5.546471">
            <text:p>-5,546471</text:p>
          </table:table-cell>
          <table:table-cell table:number-columns-repeated="1019"/>
        </table:table-row>
        <table:table-row table:style-name="ro1">
          <table:table-cell office:value-type="float" office:value="566.333923">
            <text:p>566,333923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5485">
            <text:p>0,25485</text:p>
          </table:table-cell>
          <table:table-cell office:value-type="float" office:value="-5.546471">
            <text:p>-5,546471</text:p>
          </table:table-cell>
          <table:table-cell table:number-columns-repeated="1019"/>
        </table:table-row>
        <table:table-row table:style-name="ro1">
          <table:table-cell office:value-type="float" office:value="567.722046">
            <text:p>567,72204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55475">
            <text:p>0,255475</text:p>
          </table:table-cell>
          <table:table-cell office:value-type="float" office:value="-5.566176">
            <text:p>-5,566176</text:p>
          </table:table-cell>
          <table:table-cell table:number-columns-repeated="1019"/>
        </table:table-row>
        <table:table-row table:style-name="ro1">
          <table:table-cell office:value-type="float" office:value="567.722046">
            <text:p>567,72204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55475">
            <text:p>0,255475</text:p>
          </table:table-cell>
          <table:table-cell office:value-type="float" office:value="-5.566176">
            <text:p>-5,566176</text:p>
          </table:table-cell>
          <table:table-cell table:number-columns-repeated="1019"/>
        </table:table-row>
        <table:table-row table:style-name="ro1">
          <table:table-cell office:value-type="float" office:value="567.722046">
            <text:p>567,72204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55475">
            <text:p>0,255475</text:p>
          </table:table-cell>
          <table:table-cell office:value-type="float" office:value="-5.585294">
            <text:p>-5,585294</text:p>
          </table:table-cell>
          <table:table-cell table:number-columns-repeated="1019"/>
        </table:table-row>
        <table:table-row table:style-name="ro1">
          <table:table-cell office:value-type="float" office:value="567.722046">
            <text:p>567,722046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255475">
            <text:p>0,255475</text:p>
          </table:table-cell>
          <table:table-cell office:value-type="float" office:value="-5.585294">
            <text:p>-5,585294</text:p>
          </table:table-cell>
          <table:table-cell table:number-columns-repeated="1019"/>
        </table:table-row>
        <table:table-row table:style-name="ro1">
          <table:table-cell office:value-type="float" office:value="571.88623">
            <text:p>571,8862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57349">
            <text:p>0,257349</text:p>
          </table:table-cell>
          <table:table-cell office:value-type="float" office:value="-5.604412">
            <text:p>-5,604412</text:p>
          </table:table-cell>
          <table:table-cell table:number-columns-repeated="1019"/>
        </table:table-row>
        <table:table-row table:style-name="ro1">
          <table:table-cell office:value-type="float" office:value="571.88623">
            <text:p>571,8862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7349">
            <text:p>0,257349</text:p>
          </table:table-cell>
          <table:table-cell office:value-type="float" office:value="-5.604412">
            <text:p>-5,604412</text:p>
          </table:table-cell>
          <table:table-cell table:number-columns-repeated="1019"/>
        </table:table-row>
        <table:table-row table:style-name="ro1">
          <table:table-cell office:value-type="float" office:value="573.274292">
            <text:p>573,2742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7973">
            <text:p>0,257973</text:p>
          </table:table-cell>
          <table:table-cell office:value-type="float" office:value="-5.623824">
            <text:p>-5,623824</text:p>
          </table:table-cell>
          <table:table-cell table:number-columns-repeated="1019"/>
        </table:table-row>
        <table:table-row table:style-name="ro1">
          <table:table-cell office:value-type="float" office:value="573.274292">
            <text:p>573,2742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7973">
            <text:p>0,257973</text:p>
          </table:table-cell>
          <table:table-cell office:value-type="float" office:value="-5.623824">
            <text:p>-5,623824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58598">
            <text:p>0,258598</text:p>
          </table:table-cell>
          <table:table-cell office:value-type="float" office:value="-5.642941">
            <text:p>-5,642941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8598">
            <text:p>0,258598</text:p>
          </table:table-cell>
          <table:table-cell office:value-type="float" office:value="-5.642941">
            <text:p>-5,642941</text:p>
          </table:table-cell>
          <table:table-cell table:number-columns-repeated="1019"/>
        </table:table-row>
        <table:table-row table:style-name="ro1">
          <table:table-cell office:value-type="float" office:value="576.050476">
            <text:p>576,05047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9223">
            <text:p>0,259223</text:p>
          </table:table-cell>
          <table:table-cell office:value-type="float" office:value="-5.661765">
            <text:p>-5,661765</text:p>
          </table:table-cell>
          <table:table-cell table:number-columns-repeated="1019"/>
        </table:table-row>
        <table:table-row table:style-name="ro1">
          <table:table-cell office:value-type="float" office:value="576.050476">
            <text:p>576,050476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59223">
            <text:p>0,259223</text:p>
          </table:table-cell>
          <table:table-cell office:value-type="float" office:value="-5.661765">
            <text:p>-5,661765</text:p>
          </table:table-cell>
          <table:table-cell table:number-columns-repeated="1019"/>
        </table:table-row>
        <table:table-row table:style-name="ro1">
          <table:table-cell office:value-type="float" office:value="576.050476">
            <text:p>576,05047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9223">
            <text:p>0,259223</text:p>
          </table:table-cell>
          <table:table-cell office:value-type="float" office:value="-5.681177">
            <text:p>-5,681177</text:p>
          </table:table-cell>
          <table:table-cell table:number-columns-repeated="1019"/>
        </table:table-row>
        <table:table-row table:style-name="ro1">
          <table:table-cell office:value-type="float" office:value="576.050476">
            <text:p>576,05047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9223">
            <text:p>0,259223</text:p>
          </table:table-cell>
          <table:table-cell office:value-type="float" office:value="-5.699706">
            <text:p>-5,699706</text:p>
          </table:table-cell>
          <table:table-cell table:number-columns-repeated="1019"/>
        </table:table-row>
        <table:table-row table:style-name="ro1">
          <table:table-cell office:value-type="float" office:value="578.826599">
            <text:p>578,82659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0472">
            <text:p>0,260472</text:p>
          </table:table-cell>
          <table:table-cell office:value-type="float" office:value="-5.699706">
            <text:p>-5,699706</text:p>
          </table:table-cell>
          <table:table-cell table:number-columns-repeated="1019"/>
        </table:table-row>
        <table:table-row table:style-name="ro1">
          <table:table-cell office:value-type="float" office:value="578.826599">
            <text:p>578,82659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0472">
            <text:p>0,260472</text:p>
          </table:table-cell>
          <table:table-cell office:value-type="float" office:value="-5.719118">
            <text:p>-5,719118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5.719118">
            <text:p>-5,719118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62346">
            <text:p>0,262346</text:p>
          </table:table-cell>
          <table:table-cell office:value-type="float" office:value="-5.738235">
            <text:p>-5,738235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2346">
            <text:p>0,262346</text:p>
          </table:table-cell>
          <table:table-cell office:value-type="float" office:value="-5.738235">
            <text:p>-5,738235</text:p>
          </table:table-cell>
          <table:table-cell table:number-columns-repeated="1019"/>
        </table:table-row>
        <table:table-row table:style-name="ro1">
          <table:table-cell office:value-type="float" office:value="584.378906">
            <text:p>584,37890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5.757647">
            <text:p>-5,757647</text:p>
          </table:table-cell>
          <table:table-cell table:number-columns-repeated="1019"/>
        </table:table-row>
        <table:table-row table:style-name="ro1">
          <table:table-cell office:value-type="float" office:value="584.378906">
            <text:p>584,37890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5.757647">
            <text:p>-5,757647</text:p>
          </table:table-cell>
          <table:table-cell table:number-columns-repeated="1019"/>
        </table:table-row>
        <table:table-row table:style-name="ro1">
          <table:table-cell office:value-type="float" office:value="589.931213">
            <text:p>589,93121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65469">
            <text:p>0,265469</text:p>
          </table:table-cell>
          <table:table-cell office:value-type="float" office:value="-5.776765">
            <text:p>-5,776765</text:p>
          </table:table-cell>
          <table:table-cell table:number-columns-repeated="1019"/>
        </table:table-row>
        <table:table-row table:style-name="ro1">
          <table:table-cell office:value-type="float" office:value="589.931213">
            <text:p>589,93121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5.776765">
            <text:p>-5,776765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2346">
            <text:p>0,262346</text:p>
          </table:table-cell>
          <table:table-cell office:value-type="float" office:value="-5.795882">
            <text:p>-5,795882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5.795882">
            <text:p>-5,795882</text:p>
          </table:table-cell>
          <table:table-cell table:number-columns-repeated="1019"/>
        </table:table-row>
        <table:table-row table:style-name="ro1">
          <table:table-cell office:value-type="float" office:value="589.931213">
            <text:p>589,93121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5.815294">
            <text:p>-5,815294</text:p>
          </table:table-cell>
          <table:table-cell table:number-columns-repeated="1019"/>
        </table:table-row>
        <table:table-row table:style-name="ro1">
          <table:table-cell office:value-type="float" office:value="589.931213">
            <text:p>589,931213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265469">
            <text:p>0,265469</text:p>
          </table:table-cell>
          <table:table-cell office:value-type="float" office:value="-5.815294">
            <text:p>-5,815294</text:p>
          </table:table-cell>
          <table:table-cell table:number-columns-repeated="1019"/>
        </table:table-row>
        <table:table-row table:style-name="ro1">
          <table:table-cell office:value-type="float" office:value="589.931213">
            <text:p>589,93121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5.833824">
            <text:p>-5,833824</text:p>
          </table:table-cell>
          <table:table-cell table:number-columns-repeated="1019"/>
        </table:table-row>
        <table:table-row table:style-name="ro1">
          <table:table-cell office:value-type="float" office:value="589.931213">
            <text:p>589,93121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5.833824">
            <text:p>-5,833824</text:p>
          </table:table-cell>
          <table:table-cell table:number-columns-repeated="1019"/>
        </table:table-row>
        <table:table-row table:style-name="ro1">
          <table:table-cell office:value-type="float" office:value="591.319275">
            <text:p>591,31927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66094">
            <text:p>0,266094</text:p>
          </table:table-cell>
          <table:table-cell office:value-type="float" office:value="-5.853235">
            <text:p>-5,853235</text:p>
          </table:table-cell>
          <table:table-cell table:number-columns-repeated="1019"/>
        </table:table-row>
        <table:table-row table:style-name="ro1">
          <table:table-cell office:value-type="float" office:value="591.319275">
            <text:p>591,31927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6094">
            <text:p>0,266094</text:p>
          </table:table-cell>
          <table:table-cell office:value-type="float" office:value="-5.853235">
            <text:p>-5,853235</text:p>
          </table:table-cell>
          <table:table-cell table:number-columns-repeated="1019"/>
        </table:table-row>
        <table:table-row table:style-name="ro1">
          <table:table-cell office:value-type="float" office:value="594.095398">
            <text:p>594,09539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67343">
            <text:p>0,267343</text:p>
          </table:table-cell>
          <table:table-cell office:value-type="float" office:value="-5.872353">
            <text:p>-5,872353</text:p>
          </table:table-cell>
          <table:table-cell table:number-columns-repeated="1019"/>
        </table:table-row>
        <table:table-row table:style-name="ro1">
          <table:table-cell office:value-type="float" office:value="594.095398">
            <text:p>594,09539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7343">
            <text:p>0,267343</text:p>
          </table:table-cell>
          <table:table-cell office:value-type="float" office:value="-5.872353">
            <text:p>-5,872353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67968">
            <text:p>0,267968</text:p>
          </table:table-cell>
          <table:table-cell office:value-type="float" office:value="-5.892353">
            <text:p>-5,892353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7968">
            <text:p>0,267968</text:p>
          </table:table-cell>
          <table:table-cell office:value-type="float" office:value="-5.892353">
            <text:p>-5,892353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7968">
            <text:p>0,267968</text:p>
          </table:table-cell>
          <table:table-cell office:value-type="float" office:value="-5.912353">
            <text:p>-5,912353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67968">
            <text:p>0,267968</text:p>
          </table:table-cell>
          <table:table-cell office:value-type="float" office:value="-5.912353">
            <text:p>-5,912353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7968">
            <text:p>0,267968</text:p>
          </table:table-cell>
          <table:table-cell office:value-type="float" office:value="-5.931177">
            <text:p>-5,931177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7968">
            <text:p>0,267968</text:p>
          </table:table-cell>
          <table:table-cell office:value-type="float" office:value="-5.950294">
            <text:p>-5,950294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7968">
            <text:p>0,267968</text:p>
          </table:table-cell>
          <table:table-cell office:value-type="float" office:value="-5.950294">
            <text:p>-5,950294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67968">
            <text:p>0,267968</text:p>
          </table:table-cell>
          <table:table-cell office:value-type="float" office:value="-5.969118">
            <text:p>-5,969118</text:p>
          </table:table-cell>
          <table:table-cell table:number-columns-repeated="1019"/>
        </table:table-row>
        <table:table-row table:style-name="ro1">
          <table:table-cell office:value-type="float" office:value="599.647705">
            <text:p>599,64770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69841">
            <text:p>0,269841</text:p>
          </table:table-cell>
          <table:table-cell office:value-type="float" office:value="-5.969118">
            <text:p>-5,969118</text:p>
          </table:table-cell>
          <table:table-cell table:number-columns-repeated="1019"/>
        </table:table-row>
        <table:table-row table:style-name="ro1">
          <table:table-cell office:value-type="float" office:value="599.647705">
            <text:p>599,64770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9841">
            <text:p>0,269841</text:p>
          </table:table-cell>
          <table:table-cell office:value-type="float" office:value="-5.988529">
            <text:p>-5,988529</text:p>
          </table:table-cell>
          <table:table-cell table:number-columns-repeated="1019"/>
        </table:table-row>
        <table:table-row table:style-name="ro1">
          <table:table-cell office:value-type="float" office:value="599.647705">
            <text:p>599,64770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69841">
            <text:p>0,269841</text:p>
          </table:table-cell>
          <table:table-cell office:value-type="float" office:value="-5.988529">
            <text:p>-5,988529</text:p>
          </table:table-cell>
          <table:table-cell table:number-columns-repeated="1019"/>
        </table:table-row>
        <table:table-row table:style-name="ro1">
          <table:table-cell office:value-type="float" office:value="602.423828">
            <text:p>602,4238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71091">
            <text:p>0,271091</text:p>
          </table:table-cell>
          <table:table-cell office:value-type="float" office:value="-6.007647">
            <text:p>-6,007647</text:p>
          </table:table-cell>
          <table:table-cell table:number-columns-repeated="1019"/>
        </table:table-row>
        <table:table-row table:style-name="ro1">
          <table:table-cell office:value-type="float" office:value="602.423828">
            <text:p>602,423828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271091">
            <text:p>0,271091</text:p>
          </table:table-cell>
          <table:table-cell office:value-type="float" office:value="-6.007647">
            <text:p>-6,007647</text:p>
          </table:table-cell>
          <table:table-cell table:number-columns-repeated="1019"/>
        </table:table-row>
        <table:table-row table:style-name="ro1">
          <table:table-cell office:value-type="float" office:value="602.423828">
            <text:p>602,42382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71091">
            <text:p>0,271091</text:p>
          </table:table-cell>
          <table:table-cell office:value-type="float" office:value="-6.026471">
            <text:p>-6,026471</text:p>
          </table:table-cell>
          <table:table-cell table:number-columns-repeated="1019"/>
        </table:table-row>
        <table:table-row table:style-name="ro1">
          <table:table-cell office:value-type="float" office:value="602.423828">
            <text:p>602,42382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71091">
            <text:p>0,271091</text:p>
          </table:table-cell>
          <table:table-cell office:value-type="float" office:value="-6.026471">
            <text:p>-6,026471</text:p>
          </table:table-cell>
          <table:table-cell table:number-columns-repeated="1019"/>
        </table:table-row>
        <table:table-row table:style-name="ro1">
          <table:table-cell office:value-type="float" office:value="605.200012">
            <text:p>605,2000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234">
            <text:p>0,27234</text:p>
          </table:table-cell>
          <table:table-cell office:value-type="float" office:value="-6.045882">
            <text:p>-6,045882</text:p>
          </table:table-cell>
          <table:table-cell table:number-columns-repeated="1019"/>
        </table:table-row>
        <table:table-row table:style-name="ro1">
          <table:table-cell office:value-type="float" office:value="605.200012">
            <text:p>605,20001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7234">
            <text:p>0,27234</text:p>
          </table:table-cell>
          <table:table-cell office:value-type="float" office:value="-6.045882">
            <text:p>-6,045882</text:p>
          </table:table-cell>
          <table:table-cell table:number-columns-repeated="1019"/>
        </table:table-row>
        <table:table-row table:style-name="ro1">
          <table:table-cell office:value-type="float" office:value="606.588074">
            <text:p>606,58807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72965">
            <text:p>0,272965</text:p>
          </table:table-cell>
          <table:table-cell office:value-type="float" office:value="-6.065">
            <text:p>-6,065</text:p>
          </table:table-cell>
          <table:table-cell table:number-columns-repeated="1019"/>
        </table:table-row>
        <table:table-row table:style-name="ro1">
          <table:table-cell office:value-type="float" office:value="606.588074">
            <text:p>606,58807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2965">
            <text:p>0,272965</text:p>
          </table:table-cell>
          <table:table-cell office:value-type="float" office:value="-6.065">
            <text:p>-6,065</text:p>
          </table:table-cell>
          <table:table-cell table:number-columns-repeated="1019"/>
        </table:table-row>
        <table:table-row table:style-name="ro1">
          <table:table-cell office:value-type="float" office:value="607.976135">
            <text:p>607,97613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73589">
            <text:p>0,273589</text:p>
          </table:table-cell>
          <table:table-cell office:value-type="float" office:value="-6.083824">
            <text:p>-6,083824</text:p>
          </table:table-cell>
          <table:table-cell table:number-columns-repeated="1019"/>
        </table:table-row>
        <table:table-row table:style-name="ro1">
          <table:table-cell office:value-type="float" office:value="607.976135">
            <text:p>607,97613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73589">
            <text:p>0,273589</text:p>
          </table:table-cell>
          <table:table-cell office:value-type="float" office:value="-6.083824">
            <text:p>-6,083824</text:p>
          </table:table-cell>
          <table:table-cell table:number-columns-repeated="1019"/>
        </table:table-row>
        <table:table-row table:style-name="ro1">
          <table:table-cell office:value-type="float" office:value="612.140381">
            <text:p>612,14038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75463">
            <text:p>0,275463</text:p>
          </table:table-cell>
          <table:table-cell office:value-type="float" office:value="-6.103235">
            <text:p>-6,103235</text:p>
          </table:table-cell>
          <table:table-cell table:number-columns-repeated="1019"/>
        </table:table-row>
        <table:table-row table:style-name="ro1">
          <table:table-cell office:value-type="float" office:value="612.140381">
            <text:p>612,14038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75463">
            <text:p>0,275463</text:p>
          </table:table-cell>
          <table:table-cell office:value-type="float" office:value="-6.103235">
            <text:p>-6,103235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274839">
            <text:p>0,274839</text:p>
          </table:table-cell>
          <table:table-cell office:value-type="float" office:value="-6.122353">
            <text:p>-6,122353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74839">
            <text:p>0,274839</text:p>
          </table:table-cell>
          <table:table-cell office:value-type="float" office:value="-6.122353">
            <text:p>-6,122353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274839">
            <text:p>0,274839</text:p>
          </table:table-cell>
          <table:table-cell office:value-type="float" office:value="-6.142941">
            <text:p>-6,142941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74839">
            <text:p>0,274839</text:p>
          </table:table-cell>
          <table:table-cell office:value-type="float" office:value="-6.142941">
            <text:p>-6,142941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74839">
            <text:p>0,274839</text:p>
          </table:table-cell>
          <table:table-cell office:value-type="float" office:value="-6.162353">
            <text:p>-6,162353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74839">
            <text:p>0,274839</text:p>
          </table:table-cell>
          <table:table-cell office:value-type="float" office:value="-6.162353">
            <text:p>-6,162353</text:p>
          </table:table-cell>
          <table:table-cell table:number-columns-repeated="1019"/>
        </table:table-row>
        <table:table-row table:style-name="ro1">
          <table:table-cell office:value-type="float" office:value="612.140381">
            <text:p>612,14038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75463">
            <text:p>0,275463</text:p>
          </table:table-cell>
          <table:table-cell office:value-type="float" office:value="-6.182353">
            <text:p>-6,182353</text:p>
          </table:table-cell>
          <table:table-cell table:number-columns-repeated="1019"/>
        </table:table-row>
        <table:table-row table:style-name="ro1">
          <table:table-cell office:value-type="float" office:value="612.140381">
            <text:p>612,14038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75463">
            <text:p>0,275463</text:p>
          </table:table-cell>
          <table:table-cell office:value-type="float" office:value="-6.182353">
            <text:p>-6,182353</text:p>
          </table:table-cell>
          <table:table-cell table:number-columns-repeated="1019"/>
        </table:table-row>
        <table:table-row table:style-name="ro1">
          <table:table-cell office:value-type="float" office:value="616.304565">
            <text:p>616,30456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77337">
            <text:p>0,277337</text:p>
          </table:table-cell>
          <table:table-cell office:value-type="float" office:value="-6.200588">
            <text:p>-6,200588</text:p>
          </table:table-cell>
          <table:table-cell table:number-columns-repeated="1019"/>
        </table:table-row>
        <table:table-row table:style-name="ro1">
          <table:table-cell office:value-type="float" office:value="616.304565">
            <text:p>616,30456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7337">
            <text:p>0,277337</text:p>
          </table:table-cell>
          <table:table-cell office:value-type="float" office:value="-6.219706">
            <text:p>-6,219706</text:p>
          </table:table-cell>
          <table:table-cell table:number-columns-repeated="1019"/>
        </table:table-row>
        <table:table-row table:style-name="ro1">
          <table:table-cell office:value-type="float" office:value="616.304565">
            <text:p>616,30456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77337">
            <text:p>0,277337</text:p>
          </table:table-cell>
          <table:table-cell office:value-type="float" office:value="-6.219706">
            <text:p>-6,219706</text:p>
          </table:table-cell>
          <table:table-cell table:number-columns-repeated="1019"/>
        </table:table-row>
        <table:table-row table:style-name="ro1">
          <table:table-cell office:value-type="float" office:value="616.304565">
            <text:p>616,30456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77337">
            <text:p>0,277337</text:p>
          </table:table-cell>
          <table:table-cell office:value-type="float" office:value="-6.239412">
            <text:p>-6,239412</text:p>
          </table:table-cell>
          <table:table-cell table:number-columns-repeated="1019"/>
        </table:table-row>
        <table:table-row table:style-name="ro1">
          <table:table-cell office:value-type="float" office:value="617.692688">
            <text:p>617,69268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77962">
            <text:p>0,277962</text:p>
          </table:table-cell>
          <table:table-cell office:value-type="float" office:value="-6.239412">
            <text:p>-6,239412</text:p>
          </table:table-cell>
          <table:table-cell table:number-columns-repeated="1019"/>
        </table:table-row>
        <table:table-row table:style-name="ro1">
          <table:table-cell office:value-type="float" office:value="617.692688">
            <text:p>617,69268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77962">
            <text:p>0,277962</text:p>
          </table:table-cell>
          <table:table-cell office:value-type="float" office:value="-6.258823">
            <text:p>-6,258823</text:p>
          </table:table-cell>
          <table:table-cell table:number-columns-repeated="1019"/>
        </table:table-row>
        <table:table-row table:style-name="ro1">
          <table:table-cell office:value-type="float" office:value="620.468811">
            <text:p>620,468811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79211">
            <text:p>0,279211</text:p>
          </table:table-cell>
          <table:table-cell office:value-type="float" office:value="-6.258823">
            <text:p>-6,258823</text:p>
          </table:table-cell>
          <table:table-cell table:number-columns-repeated="1019"/>
        </table:table-row>
        <table:table-row table:style-name="ro1">
          <table:table-cell office:value-type="float" office:value="620.468811">
            <text:p>620,46881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79211">
            <text:p>0,279211</text:p>
          </table:table-cell>
          <table:table-cell office:value-type="float" office:value="-6.277941">
            <text:p>-6,277941</text:p>
          </table:table-cell>
          <table:table-cell table:number-columns-repeated="1019"/>
        </table:table-row>
        <table:table-row table:style-name="ro1">
          <table:table-cell office:value-type="float" office:value="620.468811">
            <text:p>620,46881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79211">
            <text:p>0,279211</text:p>
          </table:table-cell>
          <table:table-cell office:value-type="float" office:value="-6.277941">
            <text:p>-6,277941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81085">
            <text:p>0,281085</text:p>
          </table:table-cell>
          <table:table-cell office:value-type="float" office:value="-6.297353">
            <text:p>-6,297353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1085">
            <text:p>0,281085</text:p>
          </table:table-cell>
          <table:table-cell office:value-type="float" office:value="-6.297353">
            <text:p>-6,297353</text:p>
          </table:table-cell>
          <table:table-cell table:number-columns-repeated="1019"/>
        </table:table-row>
        <table:table-row table:style-name="ro1">
          <table:table-cell office:value-type="float" office:value="623.244934">
            <text:p>623,24493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8046">
            <text:p>0,28046</text:p>
          </table:table-cell>
          <table:table-cell office:value-type="float" office:value="-6.316176">
            <text:p>-6,316176</text:p>
          </table:table-cell>
          <table:table-cell table:number-columns-repeated="1019"/>
        </table:table-row>
        <table:table-row table:style-name="ro1">
          <table:table-cell office:value-type="float" office:value="623.244934">
            <text:p>623,24493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046">
            <text:p>0,28046</text:p>
          </table:table-cell>
          <table:table-cell office:value-type="float" office:value="-6.316176">
            <text:p>-6,316176</text:p>
          </table:table-cell>
          <table:table-cell table:number-columns-repeated="1019"/>
        </table:table-row>
        <table:table-row table:style-name="ro1">
          <table:table-cell office:value-type="float" office:value="621.856873">
            <text:p>621,8568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79836">
            <text:p>0,279836</text:p>
          </table:table-cell>
          <table:table-cell office:value-type="float" office:value="-6.335">
            <text:p>-6,335</text:p>
          </table:table-cell>
          <table:table-cell table:number-columns-repeated="1019"/>
        </table:table-row>
        <table:table-row table:style-name="ro1">
          <table:table-cell office:value-type="float" office:value="621.856873">
            <text:p>621,85687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79836">
            <text:p>0,279836</text:p>
          </table:table-cell>
          <table:table-cell office:value-type="float" office:value="-6.335">
            <text:p>-6,335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2959">
            <text:p>0,282959</text:p>
          </table:table-cell>
          <table:table-cell office:value-type="float" office:value="-6.354118">
            <text:p>-6,354118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82959">
            <text:p>0,282959</text:p>
          </table:table-cell>
          <table:table-cell office:value-type="float" office:value="-6.354118">
            <text:p>-6,354118</text:p>
          </table:table-cell>
          <table:table-cell table:number-columns-repeated="1019"/>
        </table:table-row>
        <table:table-row table:style-name="ro1">
          <table:table-cell office:value-type="float" office:value="626.021118">
            <text:p>626,02111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81709">
            <text:p>0,281709</text:p>
          </table:table-cell>
          <table:table-cell office:value-type="float" office:value="-6.373529">
            <text:p>-6,373529</text:p>
          </table:table-cell>
          <table:table-cell table:number-columns-repeated="1019"/>
        </table:table-row>
        <table:table-row table:style-name="ro1">
          <table:table-cell office:value-type="float" office:value="626.021118">
            <text:p>626,02111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1709">
            <text:p>0,281709</text:p>
          </table:table-cell>
          <table:table-cell office:value-type="float" office:value="-6.373529">
            <text:p>-6,373529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82959">
            <text:p>0,282959</text:p>
          </table:table-cell>
          <table:table-cell office:value-type="float" office:value="-6.391765">
            <text:p>-6,391765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82959">
            <text:p>0,282959</text:p>
          </table:table-cell>
          <table:table-cell office:value-type="float" office:value="-6.391765">
            <text:p>-6,391765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82959">
            <text:p>0,282959</text:p>
          </table:table-cell>
          <table:table-cell office:value-type="float" office:value="-6.412059">
            <text:p>-6,412059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82959">
            <text:p>0,282959</text:p>
          </table:table-cell>
          <table:table-cell office:value-type="float" office:value="-6.412059">
            <text:p>-6,412059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82959">
            <text:p>0,282959</text:p>
          </table:table-cell>
          <table:table-cell office:value-type="float" office:value="-6.433235">
            <text:p>-6,433235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82959">
            <text:p>0,282959</text:p>
          </table:table-cell>
          <table:table-cell office:value-type="float" office:value="-6.433235">
            <text:p>-6,433235</text:p>
          </table:table-cell>
          <table:table-cell table:number-columns-repeated="1019"/>
        </table:table-row>
        <table:table-row table:style-name="ro1">
          <table:table-cell office:value-type="float" office:value="631.573425">
            <text:p>631,57342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84208">
            <text:p>0,284208</text:p>
          </table:table-cell>
          <table:table-cell office:value-type="float" office:value="-6.450294">
            <text:p>-6,450294</text:p>
          </table:table-cell>
          <table:table-cell table:number-columns-repeated="1019"/>
        </table:table-row>
        <table:table-row table:style-name="ro1">
          <table:table-cell office:value-type="float" office:value="631.573425">
            <text:p>631,57342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84208">
            <text:p>0,284208</text:p>
          </table:table-cell>
          <table:table-cell office:value-type="float" office:value="-6.47">
            <text:p>-6,47</text:p>
          </table:table-cell>
          <table:table-cell table:number-columns-repeated="1019"/>
        </table:table-row>
        <table:table-row table:style-name="ro1">
          <table:table-cell office:value-type="float" office:value="632.961487">
            <text:p>632,96148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4833">
            <text:p>0,284833</text:p>
          </table:table-cell>
          <table:table-cell office:value-type="float" office:value="-6.47">
            <text:p>-6,47</text:p>
          </table:table-cell>
          <table:table-cell table:number-columns-repeated="1019"/>
        </table:table-row>
        <table:table-row table:style-name="ro1">
          <table:table-cell office:value-type="float" office:value="632.961487">
            <text:p>632,96148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84833">
            <text:p>0,284833</text:p>
          </table:table-cell>
          <table:table-cell office:value-type="float" office:value="-6.488823">
            <text:p>-6,488823</text:p>
          </table:table-cell>
          <table:table-cell table:number-columns-repeated="1019"/>
        </table:table-row>
        <table:table-row table:style-name="ro1">
          <table:table-cell office:value-type="float" office:value="635.73761">
            <text:p>635,7376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86082">
            <text:p>0,286082</text:p>
          </table:table-cell>
          <table:table-cell office:value-type="float" office:value="-6.488823">
            <text:p>-6,488823</text:p>
          </table:table-cell>
          <table:table-cell table:number-columns-repeated="1019"/>
        </table:table-row>
        <table:table-row table:style-name="ro1">
          <table:table-cell office:value-type="float" office:value="632.961487">
            <text:p>632,96148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84833">
            <text:p>0,284833</text:p>
          </table:table-cell>
          <table:table-cell office:value-type="float" office:value="-6.507941">
            <text:p>-6,507941</text:p>
          </table:table-cell>
          <table:table-cell table:number-columns-repeated="1019"/>
        </table:table-row>
        <table:table-row table:style-name="ro1">
          <table:table-cell office:value-type="float" office:value="632.961487">
            <text:p>632,96148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84833">
            <text:p>0,284833</text:p>
          </table:table-cell>
          <table:table-cell office:value-type="float" office:value="-6.507941">
            <text:p>-6,507941</text:p>
          </table:table-cell>
          <table:table-cell table:number-columns-repeated="1019"/>
        </table:table-row>
        <table:table-row table:style-name="ro1">
          <table:table-cell office:value-type="float" office:value="634.349548">
            <text:p>634,34954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85457">
            <text:p>0,285457</text:p>
          </table:table-cell>
          <table:table-cell office:value-type="float" office:value="-6.526765">
            <text:p>-6,526765</text:p>
          </table:table-cell>
          <table:table-cell table:number-columns-repeated="1019"/>
        </table:table-row>
        <table:table-row table:style-name="ro1">
          <table:table-cell office:value-type="float" office:value="634.349548">
            <text:p>634,34954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85457">
            <text:p>0,285457</text:p>
          </table:table-cell>
          <table:table-cell office:value-type="float" office:value="-6.526765">
            <text:p>-6,526765</text:p>
          </table:table-cell>
          <table:table-cell table:number-columns-repeated="1019"/>
        </table:table-row>
        <table:table-row table:style-name="ro1">
          <table:table-cell office:value-type="float" office:value="632.961487">
            <text:p>632,96148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84833">
            <text:p>0,284833</text:p>
          </table:table-cell>
          <table:table-cell office:value-type="float" office:value="-6.545882">
            <text:p>-6,545882</text:p>
          </table:table-cell>
          <table:table-cell table:number-columns-repeated="1019"/>
        </table:table-row>
        <table:table-row table:style-name="ro1">
          <table:table-cell office:value-type="float" office:value="632.961487">
            <text:p>632,96148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84833">
            <text:p>0,284833</text:p>
          </table:table-cell>
          <table:table-cell office:value-type="float" office:value="-6.545882">
            <text:p>-6,545882</text:p>
          </table:table-cell>
          <table:table-cell table:number-columns-repeated="1019"/>
        </table:table-row>
        <table:table-row table:style-name="ro1">
          <table:table-cell office:value-type="float" office:value="637.125671">
            <text:p>637,12567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86707">
            <text:p>0,286707</text:p>
          </table:table-cell>
          <table:table-cell office:value-type="float" office:value="-6.565">
            <text:p>-6,565</text:p>
          </table:table-cell>
          <table:table-cell table:number-columns-repeated="1019"/>
        </table:table-row>
        <table:table-row table:style-name="ro1">
          <table:table-cell office:value-type="float" office:value="637.125671">
            <text:p>637,125671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0.286707">
            <text:p>0,286707</text:p>
          </table:table-cell>
          <table:table-cell office:value-type="float" office:value="-6.565">
            <text:p>-6,565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87956">
            <text:p>0,287956</text:p>
          </table:table-cell>
          <table:table-cell office:value-type="float" office:value="-6.584412">
            <text:p>-6,584412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87956">
            <text:p>0,287956</text:p>
          </table:table-cell>
          <table:table-cell office:value-type="float" office:value="-6.584412">
            <text:p>-6,584412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87956">
            <text:p>0,287956</text:p>
          </table:table-cell>
          <table:table-cell office:value-type="float" office:value="-6.603235">
            <text:p>-6,603235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87956">
            <text:p>0,287956</text:p>
          </table:table-cell>
          <table:table-cell office:value-type="float" office:value="-6.603235">
            <text:p>-6,603235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87956">
            <text:p>0,287956</text:p>
          </table:table-cell>
          <table:table-cell office:value-type="float" office:value="-6.622647">
            <text:p>-6,622647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87956">
            <text:p>0,287956</text:p>
          </table:table-cell>
          <table:table-cell office:value-type="float" office:value="-6.622647">
            <text:p>-6,622647</text:p>
          </table:table-cell>
          <table:table-cell table:number-columns-repeated="1019"/>
        </table:table-row>
        <table:table-row table:style-name="ro1">
          <table:table-cell office:value-type="float" office:value="641.289917">
            <text:p>641,28991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8858">
            <text:p>0,28858</text:p>
          </table:table-cell>
          <table:table-cell office:value-type="float" office:value="-6.642059">
            <text:p>-6,642059</text:p>
          </table:table-cell>
          <table:table-cell table:number-columns-repeated="1019"/>
        </table:table-row>
        <table:table-row table:style-name="ro1">
          <table:table-cell office:value-type="float" office:value="641.289917">
            <text:p>641,28991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8858">
            <text:p>0,28858</text:p>
          </table:table-cell>
          <table:table-cell office:value-type="float" office:value="-6.642059">
            <text:p>-6,642059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89205">
            <text:p>0,289205</text:p>
          </table:table-cell>
          <table:table-cell office:value-type="float" office:value="-6.662059">
            <text:p>-6,662059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9205">
            <text:p>0,289205</text:p>
          </table:table-cell>
          <table:table-cell office:value-type="float" office:value="-6.662059">
            <text:p>-6,662059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89205">
            <text:p>0,289205</text:p>
          </table:table-cell>
          <table:table-cell office:value-type="float" office:value="-6.680588">
            <text:p>-6,680588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89205">
            <text:p>0,289205</text:p>
          </table:table-cell>
          <table:table-cell office:value-type="float" office:value="-6.699412">
            <text:p>-6,699412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89205">
            <text:p>0,289205</text:p>
          </table:table-cell>
          <table:table-cell office:value-type="float" office:value="-6.699412">
            <text:p>-6,699412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89205">
            <text:p>0,289205</text:p>
          </table:table-cell>
          <table:table-cell office:value-type="float" office:value="-6.718235">
            <text:p>-6,718235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89205">
            <text:p>0,289205</text:p>
          </table:table-cell>
          <table:table-cell office:value-type="float" office:value="-6.718235">
            <text:p>-6,718235</text:p>
          </table:table-cell>
          <table:table-cell table:number-columns-repeated="1019"/>
        </table:table-row>
        <table:table-row table:style-name="ro1">
          <table:table-cell office:value-type="float" office:value="646.842224">
            <text:p>646,84222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91079">
            <text:p>0,291079</text:p>
          </table:table-cell>
          <table:table-cell office:value-type="float" office:value="-6.737059">
            <text:p>-6,737059</text:p>
          </table:table-cell>
          <table:table-cell table:number-columns-repeated="1019"/>
        </table:table-row>
        <table:table-row table:style-name="ro1">
          <table:table-cell office:value-type="float" office:value="646.842224">
            <text:p>646,84222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91079">
            <text:p>0,291079</text:p>
          </table:table-cell>
          <table:table-cell office:value-type="float" office:value="-6.737059">
            <text:p>-6,737059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0454">
            <text:p>0,290454</text:p>
          </table:table-cell>
          <table:table-cell office:value-type="float" office:value="-6.756765">
            <text:p>-6,756765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90454">
            <text:p>0,290454</text:p>
          </table:table-cell>
          <table:table-cell office:value-type="float" office:value="-6.756765">
            <text:p>-6,756765</text:p>
          </table:table-cell>
          <table:table-cell table:number-columns-repeated="1019"/>
        </table:table-row>
        <table:table-row table:style-name="ro1">
          <table:table-cell office:value-type="float" office:value="646.842224">
            <text:p>646,84222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1079">
            <text:p>0,291079</text:p>
          </table:table-cell>
          <table:table-cell office:value-type="float" office:value="-6.776176">
            <text:p>-6,776176</text:p>
          </table:table-cell>
          <table:table-cell table:number-columns-repeated="1019"/>
        </table:table-row>
        <table:table-row table:style-name="ro1">
          <table:table-cell office:value-type="float" office:value="646.842224">
            <text:p>646,84222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91079">
            <text:p>0,291079</text:p>
          </table:table-cell>
          <table:table-cell office:value-type="float" office:value="-6.776176">
            <text:p>-6,776176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94827">
            <text:p>0,294827</text:p>
          </table:table-cell>
          <table:table-cell office:value-type="float" office:value="-6.795">
            <text:p>-6,795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4827">
            <text:p>0,294827</text:p>
          </table:table-cell>
          <table:table-cell office:value-type="float" office:value="-6.795">
            <text:p>-6,795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2328">
            <text:p>0,292328</text:p>
          </table:table-cell>
          <table:table-cell office:value-type="float" office:value="-6.814412">
            <text:p>-6,814412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92328">
            <text:p>0,292328</text:p>
          </table:table-cell>
          <table:table-cell office:value-type="float" office:value="-6.814412">
            <text:p>-6,814412</text:p>
          </table:table-cell>
          <table:table-cell table:number-columns-repeated="1019"/>
        </table:table-row>
        <table:table-row table:style-name="ro1">
          <table:table-cell office:value-type="float" office:value="651.006409">
            <text:p>651,00640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92953">
            <text:p>0,292953</text:p>
          </table:table-cell>
          <table:table-cell office:value-type="float" office:value="-6.833235">
            <text:p>-6,833235</text:p>
          </table:table-cell>
          <table:table-cell table:number-columns-repeated="1019"/>
        </table:table-row>
        <table:table-row table:style-name="ro1">
          <table:table-cell office:value-type="float" office:value="651.006409">
            <text:p>651,00640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92953">
            <text:p>0,292953</text:p>
          </table:table-cell>
          <table:table-cell office:value-type="float" office:value="-6.833235">
            <text:p>-6,833235</text:p>
          </table:table-cell>
          <table:table-cell table:number-columns-repeated="1019"/>
        </table:table-row>
        <table:table-row table:style-name="ro1">
          <table:table-cell office:value-type="float" office:value="652.39447">
            <text:p>652,3944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93578">
            <text:p>0,293578</text:p>
          </table:table-cell>
          <table:table-cell office:value-type="float" office:value="-6.852059">
            <text:p>-6,852059</text:p>
          </table:table-cell>
          <table:table-cell table:number-columns-repeated="1019"/>
        </table:table-row>
        <table:table-row table:style-name="ro1">
          <table:table-cell office:value-type="float" office:value="652.39447">
            <text:p>652,3944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93578">
            <text:p>0,293578</text:p>
          </table:table-cell>
          <table:table-cell office:value-type="float" office:value="-6.852059">
            <text:p>-6,852059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92328">
            <text:p>0,292328</text:p>
          </table:table-cell>
          <table:table-cell office:value-type="float" office:value="-6.871765">
            <text:p>-6,871765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92328">
            <text:p>0,292328</text:p>
          </table:table-cell>
          <table:table-cell office:value-type="float" office:value="-6.871765">
            <text:p>-6,871765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294827">
            <text:p>0,294827</text:p>
          </table:table-cell>
          <table:table-cell office:value-type="float" office:value="-6.891765">
            <text:p>-6,891765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4827">
            <text:p>0,294827</text:p>
          </table:table-cell>
          <table:table-cell office:value-type="float" office:value="-6.891765">
            <text:p>-6,891765</text:p>
          </table:table-cell>
          <table:table-cell table:number-columns-repeated="1019"/>
        </table:table-row>
        <table:table-row table:style-name="ro1">
          <table:table-cell office:value-type="float" office:value="653.782593">
            <text:p>653,78259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4202">
            <text:p>0,294202</text:p>
          </table:table-cell>
          <table:table-cell office:value-type="float" office:value="-6.912059">
            <text:p>-6,912059</text:p>
          </table:table-cell>
          <table:table-cell table:number-columns-repeated="1019"/>
        </table:table-row>
        <table:table-row table:style-name="ro1">
          <table:table-cell office:value-type="float" office:value="653.782593">
            <text:p>653,78259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94202">
            <text:p>0,294202</text:p>
          </table:table-cell>
          <table:table-cell office:value-type="float" office:value="-6.912059">
            <text:p>-6,912059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95451">
            <text:p>0,295451</text:p>
          </table:table-cell>
          <table:table-cell office:value-type="float" office:value="-6.932059">
            <text:p>-6,932059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95451">
            <text:p>0,295451</text:p>
          </table:table-cell>
          <table:table-cell office:value-type="float" office:value="-6.932059">
            <text:p>-6,932059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95451">
            <text:p>0,295451</text:p>
          </table:table-cell>
          <table:table-cell office:value-type="float" office:value="-6.950294">
            <text:p>-6,950294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5451">
            <text:p>0,295451</text:p>
          </table:table-cell>
          <table:table-cell office:value-type="float" office:value="-6.969412">
            <text:p>-6,969412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94827">
            <text:p>0,294827</text:p>
          </table:table-cell>
          <table:table-cell office:value-type="float" office:value="-6.969412">
            <text:p>-6,969412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94827">
            <text:p>0,294827</text:p>
          </table:table-cell>
          <table:table-cell office:value-type="float" office:value="-6.988529">
            <text:p>-6,988529</text:p>
          </table:table-cell>
          <table:table-cell table:number-columns-repeated="1019"/>
        </table:table-row>
        <table:table-row table:style-name="ro1">
          <table:table-cell office:value-type="float" office:value="659.334839">
            <text:p>659,33483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96701">
            <text:p>0,296701</text:p>
          </table:table-cell>
          <table:table-cell office:value-type="float" office:value="-6.988529">
            <text:p>-6,988529</text:p>
          </table:table-cell>
          <table:table-cell table:number-columns-repeated="1019"/>
        </table:table-row>
        <table:table-row table:style-name="ro1">
          <table:table-cell office:value-type="float" office:value="659.334839">
            <text:p>659,33483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96701">
            <text:p>0,296701</text:p>
          </table:table-cell>
          <table:table-cell office:value-type="float" office:value="-7.007353">
            <text:p>-7,007353</text:p>
          </table:table-cell>
          <table:table-cell table:number-columns-repeated="1019"/>
        </table:table-row>
        <table:table-row table:style-name="ro1">
          <table:table-cell office:value-type="float" office:value="659.334839">
            <text:p>659,33483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96701">
            <text:p>0,296701</text:p>
          </table:table-cell>
          <table:table-cell office:value-type="float" office:value="-7.007353">
            <text:p>-7,007353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5451">
            <text:p>0,295451</text:p>
          </table:table-cell>
          <table:table-cell office:value-type="float" office:value="-7.026765">
            <text:p>-7,026765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95451">
            <text:p>0,295451</text:p>
          </table:table-cell>
          <table:table-cell office:value-type="float" office:value="-7.026765">
            <text:p>-7,026765</text:p>
          </table:table-cell>
          <table:table-cell table:number-columns-repeated="1019"/>
        </table:table-row>
        <table:table-row table:style-name="ro1">
          <table:table-cell office:value-type="float" office:value="660.722961">
            <text:p>660,72296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97325">
            <text:p>0,297325</text:p>
          </table:table-cell>
          <table:table-cell office:value-type="float" office:value="-7.045294">
            <text:p>-7,045294</text:p>
          </table:table-cell>
          <table:table-cell table:number-columns-repeated="1019"/>
        </table:table-row>
        <table:table-row table:style-name="ro1">
          <table:table-cell office:value-type="float" office:value="660.722961">
            <text:p>660,72296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97325">
            <text:p>0,297325</text:p>
          </table:table-cell>
          <table:table-cell office:value-type="float" office:value="-7.045294">
            <text:p>-7,045294</text:p>
          </table:table-cell>
          <table:table-cell table:number-columns-repeated="1019"/>
        </table:table-row>
        <table:table-row table:style-name="ro1">
          <table:table-cell office:value-type="float" office:value="663.499084">
            <text:p>663,49908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98575">
            <text:p>0,298575</text:p>
          </table:table-cell>
          <table:table-cell office:value-type="float" office:value="-7.065">
            <text:p>-7,065</text:p>
          </table:table-cell>
          <table:table-cell table:number-columns-repeated="1019"/>
        </table:table-row>
        <table:table-row table:style-name="ro1">
          <table:table-cell office:value-type="float" office:value="663.499084">
            <text:p>663,499084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8575">
            <text:p>0,298575</text:p>
          </table:table-cell>
          <table:table-cell office:value-type="float" office:value="-7.065">
            <text:p>-7,065</text:p>
          </table:table-cell>
          <table:table-cell table:number-columns-repeated="1019"/>
        </table:table-row>
        <table:table-row table:style-name="ro1">
          <table:table-cell office:value-type="float" office:value="664.887146">
            <text:p>664,88714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99199">
            <text:p>0,299199</text:p>
          </table:table-cell>
          <table:table-cell office:value-type="float" office:value="-7.084117">
            <text:p>-7,084117</text:p>
          </table:table-cell>
          <table:table-cell table:number-columns-repeated="1019"/>
        </table:table-row>
        <table:table-row table:style-name="ro1">
          <table:table-cell office:value-type="float" office:value="664.887146">
            <text:p>664,88714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99199">
            <text:p>0,299199</text:p>
          </table:table-cell>
          <table:table-cell office:value-type="float" office:value="-7.084117">
            <text:p>-7,084117</text:p>
          </table:table-cell>
          <table:table-cell table:number-columns-repeated="1019"/>
        </table:table-row>
        <table:table-row table:style-name="ro1">
          <table:table-cell office:value-type="float" office:value="664.887146">
            <text:p>664,88714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99199">
            <text:p>0,299199</text:p>
          </table:table-cell>
          <table:table-cell office:value-type="float" office:value="-7.102941">
            <text:p>-7,102941</text:p>
          </table:table-cell>
          <table:table-cell table:number-columns-repeated="1019"/>
        </table:table-row>
        <table:table-row table:style-name="ro1">
          <table:table-cell office:value-type="float" office:value="664.887146">
            <text:p>664,887146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99199">
            <text:p>0,299199</text:p>
          </table:table-cell>
          <table:table-cell office:value-type="float" office:value="-7.102941">
            <text:p>-7,102941</text:p>
          </table:table-cell>
          <table:table-cell table:number-columns-repeated="1019"/>
        </table:table-row>
        <table:table-row table:style-name="ro1">
          <table:table-cell office:value-type="float" office:value="660.722961">
            <text:p>660,7229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97325">
            <text:p>0,297325</text:p>
          </table:table-cell>
          <table:table-cell office:value-type="float" office:value="-7.122647">
            <text:p>-7,122647</text:p>
          </table:table-cell>
          <table:table-cell table:number-columns-repeated="1019"/>
        </table:table-row>
        <table:table-row table:style-name="ro1">
          <table:table-cell office:value-type="float" office:value="660.722961">
            <text:p>660,72296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97325">
            <text:p>0,297325</text:p>
          </table:table-cell>
          <table:table-cell office:value-type="float" office:value="-7.122647">
            <text:p>-7,122647</text:p>
          </table:table-cell>
          <table:table-cell table:number-columns-repeated="1019"/>
        </table:table-row>
        <table:table-row table:style-name="ro1">
          <table:table-cell office:value-type="float" office:value="667.66333">
            <text:p>667,6633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00448">
            <text:p>0,300448</text:p>
          </table:table-cell>
          <table:table-cell office:value-type="float" office:value="-7.142059">
            <text:p>-7,142059</text:p>
          </table:table-cell>
          <table:table-cell table:number-columns-repeated="1019"/>
        </table:table-row>
        <table:table-row table:style-name="ro1">
          <table:table-cell office:value-type="float" office:value="667.66333">
            <text:p>667,663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00448">
            <text:p>0,300448</text:p>
          </table:table-cell>
          <table:table-cell office:value-type="float" office:value="-7.142059">
            <text:p>-7,142059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01073">
            <text:p>0,301073</text:p>
          </table:table-cell>
          <table:table-cell office:value-type="float" office:value="-7.162059">
            <text:p>-7,162059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01073">
            <text:p>0,301073</text:p>
          </table:table-cell>
          <table:table-cell office:value-type="float" office:value="-7.162059">
            <text:p>-7,162059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99824">
            <text:p>0,299824</text:p>
          </table:table-cell>
          <table:table-cell office:value-type="float" office:value="-7.181765">
            <text:p>-7,181765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99824">
            <text:p>0,299824</text:p>
          </table:table-cell>
          <table:table-cell office:value-type="float" office:value="-7.181765">
            <text:p>-7,181765</text:p>
          </table:table-cell>
          <table:table-cell table:number-columns-repeated="1019"/>
        </table:table-row>
        <table:table-row table:style-name="ro1">
          <table:table-cell office:value-type="float" office:value="667.66333">
            <text:p>667,6633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00448">
            <text:p>0,300448</text:p>
          </table:table-cell>
          <table:table-cell office:value-type="float" office:value="-7.2">
            <text:p>-7,2</text:p>
          </table:table-cell>
          <table:table-cell table:number-columns-repeated="1019"/>
        </table:table-row>
        <table:table-row table:style-name="ro1">
          <table:table-cell office:value-type="float" office:value="667.66333">
            <text:p>667,6633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0448">
            <text:p>0,300448</text:p>
          </table:table-cell>
          <table:table-cell office:value-type="float" office:value="-7.218823">
            <text:p>-7,218823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1073">
            <text:p>0,301073</text:p>
          </table:table-cell>
          <table:table-cell office:value-type="float" office:value="-7.218823">
            <text:p>-7,218823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01073">
            <text:p>0,301073</text:p>
          </table:table-cell>
          <table:table-cell office:value-type="float" office:value="-7.238529">
            <text:p>-7,238529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01698">
            <text:p>0,301698</text:p>
          </table:table-cell>
          <table:table-cell office:value-type="float" office:value="-7.238529">
            <text:p>-7,238529</text:p>
          </table:table-cell>
          <table:table-cell table:number-columns-repeated="1019"/>
        </table:table-row>
        <table:table-row table:style-name="ro1">
          <table:table-cell office:value-type="float" office:value="671.827515">
            <text:p>671,82751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02322">
            <text:p>0,302322</text:p>
          </table:table-cell>
          <table:table-cell office:value-type="float" office:value="-7.257353">
            <text:p>-7,257353</text:p>
          </table:table-cell>
          <table:table-cell table:number-columns-repeated="1019"/>
        </table:table-row>
        <table:table-row table:style-name="ro1">
          <table:table-cell office:value-type="float" office:value="671.827515">
            <text:p>671,827515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302322">
            <text:p>0,302322</text:p>
          </table:table-cell>
          <table:table-cell office:value-type="float" office:value="-7.257353">
            <text:p>-7,257353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01698">
            <text:p>0,301698</text:p>
          </table:table-cell>
          <table:table-cell office:value-type="float" office:value="-7.276471">
            <text:p>-7,276471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301698">
            <text:p>0,301698</text:p>
          </table:table-cell>
          <table:table-cell office:value-type="float" office:value="-7.276471">
            <text:p>-7,276471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01698">
            <text:p>0,301698</text:p>
          </table:table-cell>
          <table:table-cell office:value-type="float" office:value="-7.295882">
            <text:p>-7,295882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01698">
            <text:p>0,301698</text:p>
          </table:table-cell>
          <table:table-cell office:value-type="float" office:value="-7.295882">
            <text:p>-7,295882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01698">
            <text:p>0,301698</text:p>
          </table:table-cell>
          <table:table-cell office:value-type="float" office:value="-7.314706">
            <text:p>-7,314706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1698">
            <text:p>0,301698</text:p>
          </table:table-cell>
          <table:table-cell office:value-type="float" office:value="-7.314706">
            <text:p>-7,314706</text:p>
          </table:table-cell>
          <table:table-cell table:number-columns-repeated="1019"/>
        </table:table-row>
        <table:table-row table:style-name="ro1">
          <table:table-cell office:value-type="float" office:value="673.215576">
            <text:p>673,21557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2947">
            <text:p>0,302947</text:p>
          </table:table-cell>
          <table:table-cell office:value-type="float" office:value="-7.334412">
            <text:p>-7,334412</text:p>
          </table:table-cell>
          <table:table-cell table:number-columns-repeated="1019"/>
        </table:table-row>
        <table:table-row table:style-name="ro1">
          <table:table-cell office:value-type="float" office:value="673.215576">
            <text:p>673,21557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02947">
            <text:p>0,302947</text:p>
          </table:table-cell>
          <table:table-cell office:value-type="float" office:value="-7.334412">
            <text:p>-7,334412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04196">
            <text:p>0,304196</text:p>
          </table:table-cell>
          <table:table-cell office:value-type="float" office:value="-7.353235">
            <text:p>-7,353235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04196">
            <text:p>0,304196</text:p>
          </table:table-cell>
          <table:table-cell office:value-type="float" office:value="-7.353235">
            <text:p>-7,353235</text:p>
          </table:table-cell>
          <table:table-cell table:number-columns-repeated="1019"/>
        </table:table-row>
        <table:table-row table:style-name="ro1">
          <table:table-cell office:value-type="float" office:value="673.215576">
            <text:p>673,21557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02947">
            <text:p>0,302947</text:p>
          </table:table-cell>
          <table:table-cell office:value-type="float" office:value="-7.372059">
            <text:p>-7,372059</text:p>
          </table:table-cell>
          <table:table-cell table:number-columns-repeated="1019"/>
        </table:table-row>
        <table:table-row table:style-name="ro1">
          <table:table-cell office:value-type="float" office:value="673.215576">
            <text:p>673,21557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02947">
            <text:p>0,302947</text:p>
          </table:table-cell>
          <table:table-cell office:value-type="float" office:value="-7.372059">
            <text:p>-7,372059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04196">
            <text:p>0,304196</text:p>
          </table:table-cell>
          <table:table-cell office:value-type="float" office:value="-7.391765">
            <text:p>-7,391765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4196">
            <text:p>0,304196</text:p>
          </table:table-cell>
          <table:table-cell office:value-type="float" office:value="-7.391765">
            <text:p>-7,391765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4196">
            <text:p>0,304196</text:p>
          </table:table-cell>
          <table:table-cell office:value-type="float" office:value="-7.41147">
            <text:p>-7,41147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04196">
            <text:p>0,304196</text:p>
          </table:table-cell>
          <table:table-cell office:value-type="float" office:value="-7.41147">
            <text:p>-7,41147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04196">
            <text:p>0,304196</text:p>
          </table:table-cell>
          <table:table-cell office:value-type="float" office:value="-7.43147">
            <text:p>-7,43147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04196">
            <text:p>0,304196</text:p>
          </table:table-cell>
          <table:table-cell office:value-type="float" office:value="-7.43147">
            <text:p>-7,43147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4821">
            <text:p>0,304821</text:p>
          </table:table-cell>
          <table:table-cell office:value-type="float" office:value="-7.45147">
            <text:p>-7,45147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4821">
            <text:p>0,304821</text:p>
          </table:table-cell>
          <table:table-cell office:value-type="float" office:value="-7.45147">
            <text:p>-7,45147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04821">
            <text:p>0,304821</text:p>
          </table:table-cell>
          <table:table-cell office:value-type="float" office:value="-7.470294">
            <text:p>-7,470294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04821">
            <text:p>0,304821</text:p>
          </table:table-cell>
          <table:table-cell office:value-type="float" office:value="-7.470294">
            <text:p>-7,470294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0607">
            <text:p>0,30607</text:p>
          </table:table-cell>
          <table:table-cell office:value-type="float" office:value="-7.489706">
            <text:p>-7,489706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0607">
            <text:p>0,30607</text:p>
          </table:table-cell>
          <table:table-cell office:value-type="float" office:value="-7.508235">
            <text:p>-7,508235</text:p>
          </table:table-cell>
          <table:table-cell table:number-columns-repeated="1019"/>
        </table:table-row>
        <table:table-row table:style-name="ro1">
          <table:table-cell office:value-type="float" office:value="678.767883">
            <text:p>678,76788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05446">
            <text:p>0,305446</text:p>
          </table:table-cell>
          <table:table-cell office:value-type="float" office:value="-7.508235">
            <text:p>-7,508235</text:p>
          </table:table-cell>
          <table:table-cell table:number-columns-repeated="1019"/>
        </table:table-row>
        <table:table-row table:style-name="ro1">
          <table:table-cell office:value-type="float" office:value="678.767883">
            <text:p>678,76788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05446">
            <text:p>0,305446</text:p>
          </table:table-cell>
          <table:table-cell office:value-type="float" office:value="-7.527353">
            <text:p>-7,527353</text:p>
          </table:table-cell>
          <table:table-cell table:number-columns-repeated="1019"/>
        </table:table-row>
        <table:table-row table:style-name="ro1">
          <table:table-cell office:value-type="float" office:value="678.767883">
            <text:p>678,76788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05446">
            <text:p>0,305446</text:p>
          </table:table-cell>
          <table:table-cell office:value-type="float" office:value="-7.527353">
            <text:p>-7,527353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0607">
            <text:p>0,30607</text:p>
          </table:table-cell>
          <table:table-cell office:value-type="float" office:value="-7.546176">
            <text:p>-7,546176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0607">
            <text:p>0,30607</text:p>
          </table:table-cell>
          <table:table-cell office:value-type="float" office:value="-7.546176">
            <text:p>-7,546176</text:p>
          </table:table-cell>
          <table:table-cell table:number-columns-repeated="1019"/>
        </table:table-row>
        <table:table-row table:style-name="ro1">
          <table:table-cell office:value-type="float" office:value="681.544067">
            <text:p>681,54406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06695">
            <text:p>0,306695</text:p>
          </table:table-cell>
          <table:table-cell office:value-type="float" office:value="-7.565588">
            <text:p>-7,565588</text:p>
          </table:table-cell>
          <table:table-cell table:number-columns-repeated="1019"/>
        </table:table-row>
        <table:table-row table:style-name="ro1">
          <table:table-cell office:value-type="float" office:value="681.544067">
            <text:p>681,544067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306695">
            <text:p>0,306695</text:p>
          </table:table-cell>
          <table:table-cell office:value-type="float" office:value="-7.565588">
            <text:p>-7,565588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07319">
            <text:p>0,307319</text:p>
          </table:table-cell>
          <table:table-cell office:value-type="float" office:value="-7.584706">
            <text:p>-7,584706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07319">
            <text:p>0,307319</text:p>
          </table:table-cell>
          <table:table-cell office:value-type="float" office:value="-7.584706">
            <text:p>-7,584706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07319">
            <text:p>0,307319</text:p>
          </table:table-cell>
          <table:table-cell office:value-type="float" office:value="-7.603824">
            <text:p>-7,603824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07319">
            <text:p>0,307319</text:p>
          </table:table-cell>
          <table:table-cell office:value-type="float" office:value="-7.603824">
            <text:p>-7,603824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607">
            <text:p>0,30607</text:p>
          </table:table-cell>
          <table:table-cell office:value-type="float" office:value="-7.622941">
            <text:p>-7,622941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35">
            <text:p>-0,003235</text:p>
          </table:table-cell>
          <table:table-cell office:value-type="float" office:value="-0.003195">
            <text:p>-0,003195</text:p>
          </table:table-cell>
          <table:table-cell office:value-type="float" office:value="0.30607">
            <text:p>0,30607</text:p>
          </table:table-cell>
          <table:table-cell office:value-type="float" office:value="-7.622941">
            <text:p>-7,622941</text:p>
          </table:table-cell>
          <table:table-cell table:number-columns-repeated="1019"/>
        </table:table-row>
        <table:table-row table:style-name="ro1">
          <table:table-cell office:value-type="float" office:value="684.32019">
            <text:p>684,3201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07944">
            <text:p>0,307944</text:p>
          </table:table-cell>
          <table:table-cell office:value-type="float" office:value="-7.642353">
            <text:p>-7,642353</text:p>
          </table:table-cell>
          <table:table-cell table:number-columns-repeated="1019"/>
        </table:table-row>
        <table:table-row table:style-name="ro1">
          <table:table-cell office:value-type="float" office:value="684.32019">
            <text:p>684,3201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07944">
            <text:p>0,307944</text:p>
          </table:table-cell>
          <table:table-cell office:value-type="float" office:value="-7.642353">
            <text:p>-7,642353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07319">
            <text:p>0,307319</text:p>
          </table:table-cell>
          <table:table-cell office:value-type="float" office:value="-7.661765">
            <text:p>-7,661765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7319">
            <text:p>0,307319</text:p>
          </table:table-cell>
          <table:table-cell office:value-type="float" office:value="-7.661765">
            <text:p>-7,661765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09193">
            <text:p>0,309193</text:p>
          </table:table-cell>
          <table:table-cell office:value-type="float" office:value="-7.681177">
            <text:p>-7,681177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09193">
            <text:p>0,309193</text:p>
          </table:table-cell>
          <table:table-cell office:value-type="float" office:value="-7.681177">
            <text:p>-7,681177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07319">
            <text:p>0,307319</text:p>
          </table:table-cell>
          <table:table-cell office:value-type="float" office:value="-7.700882">
            <text:p>-7,700882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07319">
            <text:p>0,307319</text:p>
          </table:table-cell>
          <table:table-cell office:value-type="float" office:value="-7.700882">
            <text:p>-7,700882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8569">
            <text:p>0,308569</text:p>
          </table:table-cell>
          <table:table-cell office:value-type="float" office:value="-7.72">
            <text:p>-7,72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08569">
            <text:p>0,308569</text:p>
          </table:table-cell>
          <table:table-cell office:value-type="float" office:value="-7.72">
            <text:p>-7,72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8569">
            <text:p>0,308569</text:p>
          </table:table-cell>
          <table:table-cell office:value-type="float" office:value="-7.739412">
            <text:p>-7,739412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08569">
            <text:p>0,308569</text:p>
          </table:table-cell>
          <table:table-cell office:value-type="float" office:value="-7.758529">
            <text:p>-7,758529</text:p>
          </table:table-cell>
          <table:table-cell table:number-columns-repeated="1019"/>
        </table:table-row>
        <table:table-row table:style-name="ro1">
          <table:table-cell office:value-type="float" office:value="684.32019">
            <text:p>684,3201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07944">
            <text:p>0,307944</text:p>
          </table:table-cell>
          <table:table-cell office:value-type="float" office:value="-7.758529">
            <text:p>-7,758529</text:p>
          </table:table-cell>
          <table:table-cell table:number-columns-repeated="1019"/>
        </table:table-row>
        <table:table-row table:style-name="ro1">
          <table:table-cell office:value-type="float" office:value="684.32019">
            <text:p>684,3201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07944">
            <text:p>0,307944</text:p>
          </table:table-cell>
          <table:table-cell office:value-type="float" office:value="-7.777353">
            <text:p>-7,777353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8569">
            <text:p>0,308569</text:p>
          </table:table-cell>
          <table:table-cell office:value-type="float" office:value="-7.777353">
            <text:p>-7,777353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09818">
            <text:p>0,309818</text:p>
          </table:table-cell>
          <table:table-cell office:value-type="float" office:value="-7.797059">
            <text:p>-7,797059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9818">
            <text:p>0,309818</text:p>
          </table:table-cell>
          <table:table-cell office:value-type="float" office:value="-7.797059">
            <text:p>-7,797059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309193">
            <text:p>0,309193</text:p>
          </table:table-cell>
          <table:table-cell office:value-type="float" office:value="-7.815882">
            <text:p>-7,815882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9193">
            <text:p>0,309193</text:p>
          </table:table-cell>
          <table:table-cell office:value-type="float" office:value="-7.815882">
            <text:p>-7,815882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09193">
            <text:p>0,309193</text:p>
          </table:table-cell>
          <table:table-cell office:value-type="float" office:value="-7.835294">
            <text:p>-7,835294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09193">
            <text:p>0,309193</text:p>
          </table:table-cell>
          <table:table-cell office:value-type="float" office:value="-7.835294">
            <text:p>-7,835294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09818">
            <text:p>0,309818</text:p>
          </table:table-cell>
          <table:table-cell office:value-type="float" office:value="-7.854118">
            <text:p>-7,854118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9818">
            <text:p>0,309818</text:p>
          </table:table-cell>
          <table:table-cell office:value-type="float" office:value="-7.854118">
            <text:p>-7,854118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0443">
            <text:p>0,310443</text:p>
          </table:table-cell>
          <table:table-cell office:value-type="float" office:value="-7.873529">
            <text:p>-7,873529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310443">
            <text:p>0,310443</text:p>
          </table:table-cell>
          <table:table-cell office:value-type="float" office:value="-7.873529">
            <text:p>-7,873529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1067">
            <text:p>0,311067</text:p>
          </table:table-cell>
          <table:table-cell office:value-type="float" office:value="-7.892353">
            <text:p>-7,892353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1067">
            <text:p>0,311067</text:p>
          </table:table-cell>
          <table:table-cell office:value-type="float" office:value="-7.892353">
            <text:p>-7,892353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10443">
            <text:p>0,310443</text:p>
          </table:table-cell>
          <table:table-cell office:value-type="float" office:value="-7.911765">
            <text:p>-7,911765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0443">
            <text:p>0,310443</text:p>
          </table:table-cell>
          <table:table-cell office:value-type="float" office:value="-7.911765">
            <text:p>-7,911765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0443">
            <text:p>0,310443</text:p>
          </table:table-cell>
          <table:table-cell office:value-type="float" office:value="-7.931177">
            <text:p>-7,931177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310443">
            <text:p>0,310443</text:p>
          </table:table-cell>
          <table:table-cell office:value-type="float" office:value="-7.931177">
            <text:p>-7,931177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1067">
            <text:p>0,311067</text:p>
          </table:table-cell>
          <table:table-cell office:value-type="float" office:value="-7.95147">
            <text:p>-7,95147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1067">
            <text:p>0,311067</text:p>
          </table:table-cell>
          <table:table-cell office:value-type="float" office:value="-7.95147">
            <text:p>-7,95147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1692">
            <text:p>0,311692</text:p>
          </table:table-cell>
          <table:table-cell office:value-type="float" office:value="-7.97147">
            <text:p>-7,97147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1692">
            <text:p>0,311692</text:p>
          </table:table-cell>
          <table:table-cell office:value-type="float" office:value="-7.97147">
            <text:p>-7,97147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11067">
            <text:p>0,311067</text:p>
          </table:table-cell>
          <table:table-cell office:value-type="float" office:value="-7.99">
            <text:p>-7,99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1067">
            <text:p>0,311067</text:p>
          </table:table-cell>
          <table:table-cell office:value-type="float" office:value="-8.00853">
            <text:p>-8,00853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2317">
            <text:p>0,312317</text:p>
          </table:table-cell>
          <table:table-cell office:value-type="float" office:value="-8.00853">
            <text:p>-8,00853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12317">
            <text:p>0,312317</text:p>
          </table:table-cell>
          <table:table-cell office:value-type="float" office:value="-8.027647">
            <text:p>-8,027647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12941">
            <text:p>0,312941</text:p>
          </table:table-cell>
          <table:table-cell office:value-type="float" office:value="-8.027647">
            <text:p>-8,027647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12941">
            <text:p>0,312941</text:p>
          </table:table-cell>
          <table:table-cell office:value-type="float" office:value="-8.046764">
            <text:p>-8,046764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2941">
            <text:p>0,312941</text:p>
          </table:table-cell>
          <table:table-cell office:value-type="float" office:value="-8.046764">
            <text:p>-8,046764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13566">
            <text:p>0,313566</text:p>
          </table:table-cell>
          <table:table-cell office:value-type="float" office:value="-8.065588">
            <text:p>-8,065588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13566">
            <text:p>0,313566</text:p>
          </table:table-cell>
          <table:table-cell office:value-type="float" office:value="-8.065588">
            <text:p>-8,065588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1692">
            <text:p>0,311692</text:p>
          </table:table-cell>
          <table:table-cell office:value-type="float" office:value="-8.085">
            <text:p>-8,085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1692">
            <text:p>0,311692</text:p>
          </table:table-cell>
          <table:table-cell office:value-type="float" office:value="-8.085">
            <text:p>-8,085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2317">
            <text:p>0,312317</text:p>
          </table:table-cell>
          <table:table-cell office:value-type="float" office:value="-8.104412">
            <text:p>-8,104412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312317">
            <text:p>0,312317</text:p>
          </table:table-cell>
          <table:table-cell office:value-type="float" office:value="-8.104412">
            <text:p>-8,104412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12317">
            <text:p>0,312317</text:p>
          </table:table-cell>
          <table:table-cell office:value-type="float" office:value="-8.123823">
            <text:p>-8,123823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2317">
            <text:p>0,312317</text:p>
          </table:table-cell>
          <table:table-cell office:value-type="float" office:value="-8.123823">
            <text:p>-8,123823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2941">
            <text:p>0,312941</text:p>
          </table:table-cell>
          <table:table-cell office:value-type="float" office:value="-8.142941">
            <text:p>-8,142941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2941">
            <text:p>0,312941</text:p>
          </table:table-cell>
          <table:table-cell office:value-type="float" office:value="-8.142941">
            <text:p>-8,142941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1419">
            <text:p>0,31419</text:p>
          </table:table-cell>
          <table:table-cell office:value-type="float" office:value="-8.162059">
            <text:p>-8,162059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19">
            <text:p>0,31419</text:p>
          </table:table-cell>
          <table:table-cell office:value-type="float" office:value="-8.162059">
            <text:p>-8,162059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2941">
            <text:p>0,312941</text:p>
          </table:table-cell>
          <table:table-cell office:value-type="float" office:value="-8.181176">
            <text:p>-8,181176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2941">
            <text:p>0,312941</text:p>
          </table:table-cell>
          <table:table-cell office:value-type="float" office:value="-8.181176">
            <text:p>-8,181176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3566">
            <text:p>0,313566</text:p>
          </table:table-cell>
          <table:table-cell office:value-type="float" office:value="-8.201177">
            <text:p>-8,201177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313566">
            <text:p>0,313566</text:p>
          </table:table-cell>
          <table:table-cell office:value-type="float" office:value="-8.201177">
            <text:p>-8,201177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3566">
            <text:p>0,313566</text:p>
          </table:table-cell>
          <table:table-cell office:value-type="float" office:value="-8.221176">
            <text:p>-8,221176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3566">
            <text:p>0,313566</text:p>
          </table:table-cell>
          <table:table-cell office:value-type="float" office:value="-8.221176">
            <text:p>-8,221176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2941">
            <text:p>0,312941</text:p>
          </table:table-cell>
          <table:table-cell office:value-type="float" office:value="-8.240588">
            <text:p>-8,240588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12941">
            <text:p>0,312941</text:p>
          </table:table-cell>
          <table:table-cell office:value-type="float" office:value="-8.240588">
            <text:p>-8,240588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14815">
            <text:p>0,314815</text:p>
          </table:table-cell>
          <table:table-cell office:value-type="float" office:value="-8.260589">
            <text:p>-8,260589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815">
            <text:p>0,314815</text:p>
          </table:table-cell>
          <table:table-cell office:value-type="float" office:value="-8.260589">
            <text:p>-8,260589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1419">
            <text:p>0,31419</text:p>
          </table:table-cell>
          <table:table-cell office:value-type="float" office:value="-8.279411">
            <text:p>-8,279411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19">
            <text:p>0,31419</text:p>
          </table:table-cell>
          <table:table-cell office:value-type="float" office:value="-8.29853">
            <text:p>-8,29853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19">
            <text:p>0,31419</text:p>
          </table:table-cell>
          <table:table-cell office:value-type="float" office:value="-8.29853">
            <text:p>-8,29853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419">
            <text:p>0,31419</text:p>
          </table:table-cell>
          <table:table-cell office:value-type="float" office:value="-8.317941">
            <text:p>-8,31794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3566">
            <text:p>0,313566</text:p>
          </table:table-cell>
          <table:table-cell office:value-type="float" office:value="-8.317941">
            <text:p>-8,31794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13566">
            <text:p>0,313566</text:p>
          </table:table-cell>
          <table:table-cell office:value-type="float" office:value="-8.337059">
            <text:p>-8,337059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3566">
            <text:p>0,313566</text:p>
          </table:table-cell>
          <table:table-cell office:value-type="float" office:value="-8.337059">
            <text:p>-8,337059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4815">
            <text:p>0,314815</text:p>
          </table:table-cell>
          <table:table-cell office:value-type="float" office:value="-8.356176">
            <text:p>-8,356176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14815">
            <text:p>0,314815</text:p>
          </table:table-cell>
          <table:table-cell office:value-type="float" office:value="-8.356176">
            <text:p>-8,356176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419">
            <text:p>0,31419</text:p>
          </table:table-cell>
          <table:table-cell office:value-type="float" office:value="-8.375">
            <text:p>-8,375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31419">
            <text:p>0,31419</text:p>
          </table:table-cell>
          <table:table-cell office:value-type="float" office:value="-8.375">
            <text:p>-8,375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31419">
            <text:p>0,31419</text:p>
          </table:table-cell>
          <table:table-cell office:value-type="float" office:value="-8.394117">
            <text:p>-8,394117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419">
            <text:p>0,31419</text:p>
          </table:table-cell>
          <table:table-cell office:value-type="float" office:value="-8.394117">
            <text:p>-8,394117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4815">
            <text:p>0,314815</text:p>
          </table:table-cell>
          <table:table-cell office:value-type="float" office:value="-8.413236">
            <text:p>-8,413236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815">
            <text:p>0,314815</text:p>
          </table:table-cell>
          <table:table-cell office:value-type="float" office:value="-8.413236">
            <text:p>-8,413236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19">
            <text:p>0,31419</text:p>
          </table:table-cell>
          <table:table-cell office:value-type="float" office:value="-8.432647">
            <text:p>-8,432647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419">
            <text:p>0,31419</text:p>
          </table:table-cell>
          <table:table-cell office:value-type="float" office:value="-8.432647">
            <text:p>-8,432647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31419">
            <text:p>0,31419</text:p>
          </table:table-cell>
          <table:table-cell office:value-type="float" office:value="-8.45147">
            <text:p>-8,45147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419">
            <text:p>0,31419</text:p>
          </table:table-cell>
          <table:table-cell office:value-type="float" office:value="-8.45147">
            <text:p>-8,45147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13566">
            <text:p>0,313566</text:p>
          </table:table-cell>
          <table:table-cell office:value-type="float" office:value="-8.471176">
            <text:p>-8,471176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3566">
            <text:p>0,313566</text:p>
          </table:table-cell>
          <table:table-cell office:value-type="float" office:value="-8.471176">
            <text:p>-8,471176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19">
            <text:p>0,31419</text:p>
          </table:table-cell>
          <table:table-cell office:value-type="float" office:value="-8.491177">
            <text:p>-8,491177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19">
            <text:p>0,31419</text:p>
          </table:table-cell>
          <table:table-cell office:value-type="float" office:value="-8.491177">
            <text:p>-8,491177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544">
            <text:p>0,31544</text:p>
          </table:table-cell>
          <table:table-cell office:value-type="float" office:value="-8.511176">
            <text:p>-8,511176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544">
            <text:p>0,31544</text:p>
          </table:table-cell>
          <table:table-cell office:value-type="float" office:value="-8.511176">
            <text:p>-8,511176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6064">
            <text:p>0,316064</text:p>
          </table:table-cell>
          <table:table-cell office:value-type="float" office:value="-8.532353">
            <text:p>-8,532353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6064">
            <text:p>0,316064</text:p>
          </table:table-cell>
          <table:table-cell office:value-type="float" office:value="-8.532353">
            <text:p>-8,532353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544">
            <text:p>0,31544</text:p>
          </table:table-cell>
          <table:table-cell office:value-type="float" office:value="-8.551764">
            <text:p>-8,551764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544">
            <text:p>0,31544</text:p>
          </table:table-cell>
          <table:table-cell office:value-type="float" office:value="-8.551764">
            <text:p>-8,551764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4815">
            <text:p>0,314815</text:p>
          </table:table-cell>
          <table:table-cell office:value-type="float" office:value="-8.570588">
            <text:p>-8,570588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4815">
            <text:p>0,314815</text:p>
          </table:table-cell>
          <table:table-cell office:value-type="float" office:value="-8.570588">
            <text:p>-8,570588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6064">
            <text:p>0,316064</text:p>
          </table:table-cell>
          <table:table-cell office:value-type="float" office:value="-8.590589">
            <text:p>-8,590589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16064">
            <text:p>0,316064</text:p>
          </table:table-cell>
          <table:table-cell office:value-type="float" office:value="-8.590589">
            <text:p>-8,590589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17938">
            <text:p>0,317938</text:p>
          </table:table-cell>
          <table:table-cell office:value-type="float" office:value="-8.609412">
            <text:p>-8,609412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7938">
            <text:p>0,317938</text:p>
          </table:table-cell>
          <table:table-cell office:value-type="float" office:value="-8.609412">
            <text:p>-8,609412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1544">
            <text:p>0,31544</text:p>
          </table:table-cell>
          <table:table-cell office:value-type="float" office:value="-8.629118">
            <text:p>-8,629118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544">
            <text:p>0,31544</text:p>
          </table:table-cell>
          <table:table-cell office:value-type="float" office:value="-8.648235">
            <text:p>-8,648235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6689">
            <text:p>0,316689</text:p>
          </table:table-cell>
          <table:table-cell office:value-type="float" office:value="-8.648235">
            <text:p>-8,648235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316689">
            <text:p>0,316689</text:p>
          </table:table-cell>
          <table:table-cell office:value-type="float" office:value="-8.667353">
            <text:p>-8,667353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314815">
            <text:p>0,314815</text:p>
          </table:table-cell>
          <table:table-cell office:value-type="float" office:value="-8.667353">
            <text:p>-8,667353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544">
            <text:p>0,31544</text:p>
          </table:table-cell>
          <table:table-cell office:value-type="float" office:value="-8.686176">
            <text:p>-8,686176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544">
            <text:p>0,31544</text:p>
          </table:table-cell>
          <table:table-cell office:value-type="float" office:value="-8.686176">
            <text:p>-8,686176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16689">
            <text:p>0,316689</text:p>
          </table:table-cell>
          <table:table-cell office:value-type="float" office:value="-8.705588">
            <text:p>-8,705588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6689">
            <text:p>0,316689</text:p>
          </table:table-cell>
          <table:table-cell office:value-type="float" office:value="-8.705588">
            <text:p>-8,705588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316064">
            <text:p>0,316064</text:p>
          </table:table-cell>
          <table:table-cell office:value-type="float" office:value="-8.725">
            <text:p>-8,725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6064">
            <text:p>0,316064</text:p>
          </table:table-cell>
          <table:table-cell office:value-type="float" office:value="-8.725">
            <text:p>-8,725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7938">
            <text:p>0,317938</text:p>
          </table:table-cell>
          <table:table-cell office:value-type="float" office:value="-8.743529">
            <text:p>-8,743529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7938">
            <text:p>0,317938</text:p>
          </table:table-cell>
          <table:table-cell office:value-type="float" office:value="-8.743529">
            <text:p>-8,743529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6689">
            <text:p>0,316689</text:p>
          </table:table-cell>
          <table:table-cell office:value-type="float" office:value="-8.762941">
            <text:p>-8,762941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6689">
            <text:p>0,316689</text:p>
          </table:table-cell>
          <table:table-cell office:value-type="float" office:value="-8.762941">
            <text:p>-8,762941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8.781765">
            <text:p>-8,781765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7314">
            <text:p>0,317314</text:p>
          </table:table-cell>
          <table:table-cell office:value-type="float" office:value="-8.781765">
            <text:p>-8,781765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16689">
            <text:p>0,316689</text:p>
          </table:table-cell>
          <table:table-cell office:value-type="float" office:value="-8.801471">
            <text:p>-8,801471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6689">
            <text:p>0,316689</text:p>
          </table:table-cell>
          <table:table-cell office:value-type="float" office:value="-8.801471">
            <text:p>-8,801471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6689">
            <text:p>0,316689</text:p>
          </table:table-cell>
          <table:table-cell office:value-type="float" office:value="-8.821177">
            <text:p>-8,821177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16689">
            <text:p>0,316689</text:p>
          </table:table-cell>
          <table:table-cell office:value-type="float" office:value="-8.821177">
            <text:p>-8,821177</text:p>
          </table:table-cell>
          <table:table-cell table:number-columns-repeated="1019"/>
        </table:table-row>
        <table:table-row table:style-name="ro1">
          <table:table-cell office:value-type="float" office:value="707.917419">
            <text:p>707,91741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8563">
            <text:p>0,318563</text:p>
          </table:table-cell>
          <table:table-cell office:value-type="float" office:value="-8.840882">
            <text:p>-8,840882</text:p>
          </table:table-cell>
          <table:table-cell table:number-columns-repeated="1019"/>
        </table:table-row>
        <table:table-row table:style-name="ro1">
          <table:table-cell office:value-type="float" office:value="707.917419">
            <text:p>707,91741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18563">
            <text:p>0,318563</text:p>
          </table:table-cell>
          <table:table-cell office:value-type="float" office:value="-8.840882">
            <text:p>-8,840882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17314">
            <text:p>0,317314</text:p>
          </table:table-cell>
          <table:table-cell office:value-type="float" office:value="-8.860588">
            <text:p>-8,860588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317314">
            <text:p>0,317314</text:p>
          </table:table-cell>
          <table:table-cell office:value-type="float" office:value="-8.860588">
            <text:p>-8,860588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16064">
            <text:p>0,316064</text:p>
          </table:table-cell>
          <table:table-cell office:value-type="float" office:value="-8.880294">
            <text:p>-8,880294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16064">
            <text:p>0,316064</text:p>
          </table:table-cell>
          <table:table-cell office:value-type="float" office:value="-8.880294">
            <text:p>-8,880294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7314">
            <text:p>0,317314</text:p>
          </table:table-cell>
          <table:table-cell office:value-type="float" office:value="-8.900588">
            <text:p>-8,900588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17314">
            <text:p>0,317314</text:p>
          </table:table-cell>
          <table:table-cell office:value-type="float" office:value="-8.900588">
            <text:p>-8,900588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6689">
            <text:p>0,316689</text:p>
          </table:table-cell>
          <table:table-cell office:value-type="float" office:value="-8.920882">
            <text:p>-8,920882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6689">
            <text:p>0,316689</text:p>
          </table:table-cell>
          <table:table-cell office:value-type="float" office:value="-8.920882">
            <text:p>-8,920882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7314">
            <text:p>0,317314</text:p>
          </table:table-cell>
          <table:table-cell office:value-type="float" office:value="-8.940294">
            <text:p>-8,940294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17314">
            <text:p>0,317314</text:p>
          </table:table-cell>
          <table:table-cell office:value-type="float" office:value="-8.940294">
            <text:p>-8,940294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16689">
            <text:p>0,316689</text:p>
          </table:table-cell>
          <table:table-cell office:value-type="float" office:value="-8.960588">
            <text:p>-8,960588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316689">
            <text:p>0,316689</text:p>
          </table:table-cell>
          <table:table-cell office:value-type="float" office:value="-8.960588">
            <text:p>-8,960588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7938">
            <text:p>0,317938</text:p>
          </table:table-cell>
          <table:table-cell office:value-type="float" office:value="-8.980588">
            <text:p>-8,980588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17938">
            <text:p>0,317938</text:p>
          </table:table-cell>
          <table:table-cell office:value-type="float" office:value="-8.980588">
            <text:p>-8,980588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316064">
            <text:p>0,316064</text:p>
          </table:table-cell>
          <table:table-cell office:value-type="float" office:value="-9.000588">
            <text:p>-9,000588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6064">
            <text:p>0,316064</text:p>
          </table:table-cell>
          <table:table-cell office:value-type="float" office:value="-9.000588">
            <text:p>-9,000588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7938">
            <text:p>0,317938</text:p>
          </table:table-cell>
          <table:table-cell office:value-type="float" office:value="-9.021176">
            <text:p>-9,021176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7938">
            <text:p>0,317938</text:p>
          </table:table-cell>
          <table:table-cell office:value-type="float" office:value="-9.038236">
            <text:p>-9,038236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317938">
            <text:p>0,317938</text:p>
          </table:table-cell>
          <table:table-cell office:value-type="float" office:value="-9.038236">
            <text:p>-9,038236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17938">
            <text:p>0,317938</text:p>
          </table:table-cell>
          <table:table-cell office:value-type="float" office:value="-9.057059">
            <text:p>-9,057059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7314">
            <text:p>0,317314</text:p>
          </table:table-cell>
          <table:table-cell office:value-type="float" office:value="-9.057059">
            <text:p>-9,057059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7314">
            <text:p>0,317314</text:p>
          </table:table-cell>
          <table:table-cell office:value-type="float" office:value="-9.07647">
            <text:p>-9,07647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316689">
            <text:p>0,316689</text:p>
          </table:table-cell>
          <table:table-cell office:value-type="float" office:value="-9.07647">
            <text:p>-9,07647</text:p>
          </table:table-cell>
          <table:table-cell table:number-columns-repeated="1019"/>
        </table:table-row>
        <table:table-row table:style-name="ro1">
          <table:table-cell office:value-type="float" office:value="707.917419">
            <text:p>707,91741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8563">
            <text:p>0,318563</text:p>
          </table:table-cell>
          <table:table-cell office:value-type="float" office:value="-9.095589">
            <text:p>-9,095589</text:p>
          </table:table-cell>
          <table:table-cell table:number-columns-repeated="1019"/>
        </table:table-row>
        <table:table-row table:style-name="ro1">
          <table:table-cell office:value-type="float" office:value="707.917419">
            <text:p>707,917419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318563">
            <text:p>0,318563</text:p>
          </table:table-cell>
          <table:table-cell office:value-type="float" office:value="-9.095589">
            <text:p>-9,095589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317938">
            <text:p>0,317938</text:p>
          </table:table-cell>
          <table:table-cell office:value-type="float" office:value="-9.114411">
            <text:p>-9,114411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7938">
            <text:p>0,317938</text:p>
          </table:table-cell>
          <table:table-cell office:value-type="float" office:value="-9.114411">
            <text:p>-9,114411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7938">
            <text:p>0,317938</text:p>
          </table:table-cell>
          <table:table-cell office:value-type="float" office:value="-9.133823">
            <text:p>-9,133823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317938">
            <text:p>0,317938</text:p>
          </table:table-cell>
          <table:table-cell office:value-type="float" office:value="-9.133823">
            <text:p>-9,133823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7938">
            <text:p>0,317938</text:p>
          </table:table-cell>
          <table:table-cell office:value-type="float" office:value="-9.153235">
            <text:p>-9,153235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317938">
            <text:p>0,317938</text:p>
          </table:table-cell>
          <table:table-cell office:value-type="float" office:value="-9.153235">
            <text:p>-9,153235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317938">
            <text:p>0,317938</text:p>
          </table:table-cell>
          <table:table-cell office:value-type="float" office:value="-9.172059">
            <text:p>-9,172059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7938">
            <text:p>0,317938</text:p>
          </table:table-cell>
          <table:table-cell office:value-type="float" office:value="-9.172059">
            <text:p>-9,172059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317938">
            <text:p>0,317938</text:p>
          </table:table-cell>
          <table:table-cell office:value-type="float" office:value="-9.191176">
            <text:p>-9,191176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7938">
            <text:p>0,317938</text:p>
          </table:table-cell>
          <table:table-cell office:value-type="float" office:value="-9.191176">
            <text:p>-9,191176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317938">
            <text:p>0,317938</text:p>
          </table:table-cell>
          <table:table-cell office:value-type="float" office:value="-9.210294">
            <text:p>-9,210294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17938">
            <text:p>0,317938</text:p>
          </table:table-cell>
          <table:table-cell office:value-type="float" office:value="-9.210294">
            <text:p>-9,210294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73648">
            <text:p>0,173648</text:p>
          </table:table-cell>
          <table:table-cell office:value-type="float" office:value="-9.230294">
            <text:p>-9,230294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3648">
            <text:p>0,173648</text:p>
          </table:table-cell>
          <table:table-cell office:value-type="float" office:value="-9.230294">
            <text:p>-9,230294</text:p>
          </table:table-cell>
          <table:table-cell table:number-columns-repeated="1019"/>
        </table:table-row>
        <table:table-row table:style-name="ro1">
          <table:table-cell office:value-type="float" office:value="44.41835">
            <text:p>44,41835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19988">
            <text:p>0,019988</text:p>
          </table:table-cell>
          <table:table-cell office:value-type="float" office:value="-9.250294">
            <text:p>-9,250294</text:p>
          </table:table-cell>
          <table:table-cell table:number-columns-repeated="1019"/>
        </table:table-row>
        <table:table-row table:style-name="ro1">
          <table:table-cell office:value-type="float" office:value="44.41835">
            <text:p>44,41835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19988">
            <text:p>0,019988</text:p>
          </table:table-cell>
          <table:table-cell office:value-type="float" office:value="-9.250294">
            <text:p>-9,250294</text:p>
          </table:table-cell>
          <table:table-cell table:number-columns-repeated="1019"/>
        </table:table-row>
        <table:table-row table:style-name="ro1">
          <table:table-cell office:value-type="float" office:value="6.940367">
            <text:p>6,9403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3123">
            <text:p>0,003123</text:p>
          </table:table-cell>
          <table:table-cell office:value-type="float" office:value="-9.269117">
            <text:p>-9,269117</text:p>
          </table:table-cell>
          <table:table-cell table:number-columns-repeated="1019"/>
        </table:table-row>
        <table:table-row table:style-name="ro1">
          <table:table-cell office:value-type="float" office:value="6.940367">
            <text:p>6,94036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03123">
            <text:p>0,003123</text:p>
          </table:table-cell>
          <table:table-cell office:value-type="float" office:value="-9.269117">
            <text:p>-9,269117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9.288529">
            <text:p>-9,28852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307941">
            <text:p>-9,30794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307941">
            <text:p>-9,30794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327353">
            <text:p>-9,32735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327353">
            <text:p>-9,32735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9.346176">
            <text:p>-9,346176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346176">
            <text:p>-9,346176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9.365294">
            <text:p>-9,36529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9.365294">
            <text:p>-9,36529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9.384118">
            <text:p>-9,384118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9.384118">
            <text:p>-9,384118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403529">
            <text:p>-9,403529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9.403529">
            <text:p>-9,403529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9.422941">
            <text:p>-9,422941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9.422941">
            <text:p>-9,42294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9.442353">
            <text:p>-9,442353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442353">
            <text:p>-9,44235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460588">
            <text:p>-9,460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9.460588">
            <text:p>-9,460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480588">
            <text:p>-9,480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9.480588">
            <text:p>-9,480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500294">
            <text:p>-9,5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500294">
            <text:p>-9,50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520588">
            <text:p>-9,520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9.520588">
            <text:p>-9,520588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540294">
            <text:p>-9,54029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540294">
            <text:p>-9,54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9.56">
            <text:p>-9,56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9.56">
            <text:p>-9,56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9.580294">
            <text:p>-9,58029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9.580294">
            <text:p>-9,58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9.600883">
            <text:p>-9,60088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600883">
            <text:p>-9,60088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9.620295">
            <text:p>-9,620295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620295">
            <text:p>-9,620295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9.640294">
            <text:p>-9,640294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9.640294">
            <text:p>-9,640294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4">
            <text:p>-0,003224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9.660295">
            <text:p>-9,660295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4">
            <text:p>-0,003224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9.660295">
            <text:p>-9,660295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9.666471">
            <text:p>-9,666471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9.666177">
            <text:p>-9,666177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666177">
            <text:p>-9,666177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666177">
            <text:p>-9,666177</text:p>
          </table:table-cell>
          <table:table-cell table:number-columns-repeated="1019"/>
        </table:table-row>
        <table:table-row table:style-name="ro1">
          <table:table-cell office:value-type="float" office:value="5.552294">
            <text:p>5,552294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9.666177">
            <text:p>-9,666177</text:p>
          </table:table-cell>
          <table:table-cell table:number-columns-repeated="1019"/>
        </table:table-row>
        <table:table-row table:style-name="ro1">
          <table:table-cell office:value-type="float" office:value="5.552294">
            <text:p>5,55229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2499">
            <text:p>0,002499</text:p>
          </table:table-cell>
          <table:table-cell office:value-type="float" office:value="-9.666177">
            <text:p>-9,666177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202">
            <text:p>-0,003202</text:p>
          </table:table-cell>
          <table:table-cell office:value-type="float" office:value="0.001249">
            <text:p>0,001249</text:p>
          </table:table-cell>
          <table:table-cell office:value-type="float" office:value="-9.666177">
            <text:p>-9,666177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9.666471">
            <text:p>-9,66647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9.666471">
            <text:p>-9,666471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9.666471">
            <text:p>-9,666471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9.666471">
            <text:p>-9,666471</text:p>
          </table:table-cell>
          <table:table-cell table:number-columns-repeated="1019"/>
        </table:table-row>
        <table:table-row table:style-name="ro1" table:number-rows-repeated="1047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33:24.53</dc:date>
    <meta:document-statistic meta:table-count="1" meta:cell-count="5086" meta:object-count="0"/>
    <meta:generator>LibreOffice/4.0.4.2$Windows_x86 LibreOffice_project/9e9821abd0ffdbc09cd8c52eaa574fa09eb08f2</meta:generator>
  </office:meta>
</office:document-meta>
</file>